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2pt solid #000000" fo:border-bottom="none" fo:border-left="thin solid #000000" fo:border-right="none" style:vertical-align="middle" style:repeat-content="false"/>
      <style:paragraph-properties fo:text-align="start" fo:margin-left="0cm"/>
    </style:style>
    <style:style style:name="ce3" style:family="table-cell" style:parent-style-name="Default" style:data-style-name="N0">
      <style:table-cell-properties fo:border-top="2pt solid #000000" fo:border-bottom="none" fo:border-left="none" fo:border-right="none" style:vertical-align="middle" style:repeat-content="false"/>
      <style:paragraph-properties fo:text-align="start" fo:margin-left="0cm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5" style:family="table-cell" style:parent-style-name="Default" style:data-style-name="N0">
      <style:table-cell-properties fo:border-top="thin solid #000000" fo:border-bottom="2pt solid #000000" fo:border-left="thin solid #000000" fo:border-right="none" style:vertical-align="middle" style:repeat-content="false"/>
      <style:paragraph-properties fo:text-align="center"/>
    </style:style>
    <style:style style:name="ce6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style:repeat-content="false"/>
      <style:paragraph-properties fo:text-align="center"/>
    </style:style>
    <style:style style:name="ce7" style:family="table-cell" style:parent-style-name="Default" style:data-style-name="N0">
      <style:table-cell-properties fo:border-top="thin solid #000000" fo:border-bottom="2pt solid #000000" fo:border-left="none" fo:border-right="none" style:vertical-align="middle" style:repeat-content="false"/>
      <style:paragraph-properties fo:text-align="center"/>
    </style:style>
    <style:style style:name="ce8" style:family="table-cell" style:parent-style-name="Default" style:data-style-name="N0">
      <style:table-cell-properties style:vertical-align="top" style:repeat-content="false"/>
      <style:paragraph-properties fo:text-align="center"/>
    </style:style>
    <style:style style:name="ce9" style:family="table-cell" style:parent-style-name="Default" style:data-style-name="N3">
      <style:table-cell-properties fo:border-top="none" fo:border-bottom="none" fo:border-left="2pt solid #000000" fo:border-right="none"/>
    </style:style>
    <style:style style:name="ce10" style:family="table-cell" style:parent-style-name="Default" style:data-style-name="N3">
      <style:table-cell-properties fo:border-top="none" fo:border-bottom="none" fo:border-left="thin solid #000000" fo:border-right="none"/>
    </style:style>
    <style:style style:name="ce11" style:family="table-cell" style:parent-style-name="Default" style:data-style-name="N3">
      <style:table-cell-properties fo:border-top="none" fo:border-bottom="none" fo:border-left="thin solid #000000" fo:border-right="thin solid #000000"/>
    </style:style>
    <style:style style:name="ce12" style:family="table-cell" style:parent-style-name="Default" style:data-style-name="N3"/>
    <style:style style:name="ce13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14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15" style:family="table-cell" style:parent-style-name="Default" style:data-style-name="N0">
      <style:table-cell-properties fo:border-top="none" fo:border-bottom="2pt solid #000000" fo:border-left="none" fo:border-right="none" style:vertical-align="automatic" style:repeat-content="false"/>
      <style:paragraph-properties fo:text-align="end" fo:margin-right="0cm"/>
    </style:style>
    <style:style style:name="ce16" style:family="table-cell" style:parent-style-name="Default" style:data-style-name="N3">
      <style:table-cell-properties fo:border-top="none" fo:border-bottom="2pt solid #000000" fo:border-left="2pt solid #000000" fo:border-right="none"/>
    </style:style>
    <style:style style:name="ce17" style:family="table-cell" style:parent-style-name="Default" style:data-style-name="N3">
      <style:table-cell-properties fo:border-top="none" fo:border-bottom="2pt solid #000000" fo:border-left="thin solid #000000" fo:border-right="none"/>
    </style:style>
    <style:style style:name="ce18" style:family="table-cell" style:parent-style-name="Default" style:data-style-name="N3">
      <style:table-cell-properties fo:border-top="none" fo:border-bottom="2pt solid #000000" fo:border-left="thin solid #000000" fo:border-right="thin solid #000000"/>
    </style:style>
    <style:style style:name="ce19" style:family="table-cell" style:parent-style-name="Default" style:data-style-name="N3">
      <style:table-cell-properties fo:border-top="none" fo:border-bottom="2pt solid #000000" fo:border-left="none" fo:border-right="none"/>
    </style:style>
    <style:style style:name="ce20" style:family="table-cell" style:parent-style-name="Default" style:data-style-name="N0">
      <style:table-cell-properties fo:border-top="2pt solid #000000" fo:border-bottom="none" fo:border-left="thin solid #000000" fo:border-right="none" style:vertical-align="automatic" style:repeat-content="false"/>
      <style:paragraph-properties fo:text-align="start" fo:margin-left="0cm"/>
    </style:style>
    <style:style style:name="ce21" style:family="table-cell" style:parent-style-name="Default" style:data-style-name="N0">
      <style:table-cell-properties fo:border-top="2pt solid #000000" fo:border-bottom="none" fo:border-left="none" fo:border-right="none" style:vertical-align="automatic" style:repeat-content="false"/>
      <style:paragraph-properties fo:text-align="start" fo:margin-left="0cm"/>
    </style:style>
    <style:style style:name="ce22" style:family="table-cell" style:parent-style-name="Default" style:data-style-name="N0">
      <style:table-cell-properties fo:border-top="2pt solid #000000" fo:border-bottom="none" fo:border-left="none" fo:border-right="none"/>
    </style:style>
    <style:style style:name="ce23" style:family="table-cell" style:parent-style-name="Default" style:data-style-name="N3"/>
    <style:style style:name="ce24" style:family="table-cell" style:parent-style-name="Default" style:data-style-name="N0">
      <style:table-cell-properties fo:border-top="none" fo:border-bottom="2pt solid #000000" fo:border-left="none" fo:border-right="none" style:vertical-align="automatic" style:repeat-content="false"/>
      <style:paragraph-properties fo:text-align="end" fo:margin-right="0cm"/>
    </style:style>
    <style:style style:name="ce25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Times New Roman" style:font-name-asian="Times New Roman" style:font-name-complex="Times New Roman" fo:font-size="14pt" style:font-size-asian="14pt" style:font-size-complex="14pt"/>
    </style:style>
    <style:style style:name="ce26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27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28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29" style:family="table-cell" style:parent-style-name="Default" style:data-style-name="N0">
      <style:table-cell-properties fo:border-top="none" fo:border-bottom="2pt solid #000000" fo:border-left="none" fo:border-right="none" style:vertical-align="automatic" style:repeat-content="false"/>
      <style:paragraph-properties fo:text-align="center"/>
    </style:style>
    <style:style style:name="ce30" style:family="table-cell" style:parent-style-name="Default" style:data-style-name="N48"/>
    <style:style style:name="ce31" style:family="table-cell" style:parent-style-name="Default" style:data-style-name="N48">
      <style:table-cell-properties fo:border-top="2pt solid #000000" fo:border-bottom="none" fo:border-left="thin solid #000000" fo:border-right="none" style:vertical-align="middle" style:repeat-content="false"/>
      <style:paragraph-properties fo:text-align="start" fo:margin-left="0cm"/>
    </style:style>
    <style:style style:name="ce32" style:family="table-cell" style:parent-style-name="Default" style:data-style-name="N48">
      <style:table-cell-properties fo:border-top="2pt solid #000000" fo:border-bottom="none" fo:border-left="none" fo:border-right="none" style:vertical-align="middle" style:repeat-content="false"/>
      <style:paragraph-properties fo:text-align="start" fo:margin-left="0cm"/>
    </style:style>
    <style:style style:name="ce33" style:family="table-cell" style:parent-style-name="Default" style:data-style-name="N48">
      <style:table-cell-properties fo:border-top="thin solid #000000" fo:border-bottom="2pt solid #000000" fo:border-left="thin solid #000000" fo:border-right="none" style:vertical-align="middle" style:repeat-content="false"/>
      <style:paragraph-properties fo:text-align="center"/>
    </style:style>
    <style:style style:name="ce34" style:family="table-cell" style:parent-style-name="Default" style:data-style-name="N48">
      <style:table-cell-properties fo:border-top="thin solid #000000" fo:border-bottom="2pt solid #000000" fo:border-left="thin solid #000000" fo:border-right="thin solid #000000" style:vertical-align="middle" style:repeat-content="false"/>
      <style:paragraph-properties fo:text-align="center"/>
    </style:style>
    <style:style style:name="ce35" style:family="table-cell" style:parent-style-name="Default" style:data-style-name="N48">
      <style:table-cell-properties fo:border-top="thin solid #000000" fo:border-bottom="2pt solid #000000" fo:border-left="none" fo:border-right="none" style:vertical-align="middle" style:repeat-content="false"/>
      <style:paragraph-properties fo:text-align="center"/>
    </style:style>
    <style:style style:name="ce36" style:family="table-cell" style:parent-style-name="Default" style:data-style-name="N48">
      <style:table-cell-properties fo:border-top="none" fo:border-bottom="none" fo:border-left="2pt solid #000000" fo:border-right="none"/>
    </style:style>
    <style:style style:name="ce37" style:family="table-cell" style:parent-style-name="Default" style:data-style-name="N48">
      <style:table-cell-properties fo:border-top="none" fo:border-bottom="none" fo:border-left="thin solid #000000" fo:border-right="none"/>
    </style:style>
    <style:style style:name="ce38" style:family="table-cell" style:parent-style-name="Default" style:data-style-name="N48">
      <style:table-cell-properties fo:border-top="none" fo:border-bottom="2pt solid #000000" fo:border-left="2pt solid #000000" fo:border-right="none"/>
    </style:style>
    <style:style style:name="ce39" style:family="table-cell" style:parent-style-name="Default" style:data-style-name="N48">
      <style:table-cell-properties fo:border-top="none" fo:border-bottom="2pt solid #000000" fo:border-left="thin solid #000000" fo:border-right="none"/>
    </style:style>
    <style:style style:name="ce40" style:family="table-cell" style:parent-style-name="Default" style:data-style-name="N0">
      <style:table-cell-properties fo:border-top="none" fo:border-bottom="none" fo:border-left="none" fo:border-right="2pt solid #000000" style:vertical-align="automatic" style:repeat-content="false"/>
      <style:paragraph-properties fo:text-align="end" fo:margin-right="0cm"/>
    </style:style>
    <style:style style:name="ce41" style:family="table-cell" style:parent-style-name="Default" style:data-style-name="N0">
      <style:table-cell-properties fo:border-top="none" fo:border-bottom="none" fo:border-left="none" fo:border-right="2pt solid #000000" style:vertical-align="automatic" style:repeat-content="false"/>
      <style:paragraph-properties fo:text-align="end" fo:margin-right="0cm"/>
    </style:style>
    <style:style style:name="ce42" style:family="table-cell" style:parent-style-name="Default" style:data-style-name="N0">
      <style:table-cell-properties fo:border-top="none" fo:border-bottom="2pt solid #000000" fo:border-left="none" fo:border-right="2pt solid #000000" style:vertical-align="automatic" style:repeat-content="false"/>
      <style:paragraph-properties fo:text-align="end" fo:margin-right="0cm"/>
    </style:style>
    <style:style style:name="ce43" style:family="table-cell" style:parent-style-name="Default" style:data-style-name="N0"/>
    <style:style style:name="ce44" style:family="table-cell" style:parent-style-name="Default" style:data-style-name="N0">
      <style:table-cell-properties fo:border-top="2pt solid #000000" fo:border-bottom="none" fo:border-left="thin solid #000000" fo:border-right="none" style:vertical-align="automatic" style:repeat-content="false"/>
      <style:paragraph-properties fo:text-align="start" fo:margin-left="0cm"/>
    </style:style>
    <style:style style:name="ce45" style:family="table-cell" style:parent-style-name="Default" style:data-style-name="N0">
      <style:table-cell-properties fo:border-top="2pt solid #000000" fo:border-bottom="none" fo:border-left="none" fo:border-right="none" style:vertical-align="automatic" style:repeat-content="false"/>
      <style:paragraph-properties fo:text-align="start" fo:margin-left="0cm"/>
    </style:style>
    <style:style style:name="ce46" style:family="table-cell" style:parent-style-name="Default" style:data-style-name="N0">
      <style:table-cell-properties fo:border-top="thin solid #000000" fo:border-bottom="2pt solid #000000" fo:border-left="thin solid #000000" fo:border-right="none" style:vertical-align="middle" style:repeat-content="false"/>
      <style:paragraph-properties fo:text-align="center"/>
    </style:style>
    <style:style style:name="ce47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style:repeat-content="false"/>
      <style:paragraph-properties fo:text-align="center"/>
    </style:style>
    <style:style style:name="ce48" style:family="table-cell" style:parent-style-name="Default" style:data-style-name="N0">
      <style:table-cell-properties fo:border-top="thin solid #000000" fo:border-bottom="2pt solid #000000" fo:border-left="none" fo:border-right="none" style:vertical-align="middle" style:repeat-content="false"/>
      <style:paragraph-properties fo:text-align="center"/>
    </style:style>
    <style:style style:name="ce49" style:family="table-cell" style:parent-style-name="Default" style:data-style-name="N3">
      <style:table-cell-properties fo:border-top="none" fo:border-bottom="none" fo:border-left="thin solid #000000" fo:border-right="thin solid #000000"/>
    </style:style>
    <style:style style:name="ce50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51" style:family="table-cell" style:parent-style-name="Default" style:data-style-name="N3">
      <style:table-cell-properties fo:border-top="none" fo:border-bottom="2pt solid #000000" fo:border-left="thin solid #000000" fo:border-right="thin solid #000000"/>
    </style:style>
    <style:style style:name="ce52" style:family="table-cell" style:parent-style-name="Default" style:data-style-name="N3">
      <style:table-cell-properties fo:border-top="none" fo:border-bottom="none" fo:border-left="2pt solid #000000" fo:border-right="thin solid #000000"/>
    </style:style>
    <style:style style:name="ce53" style:family="table-cell" style:parent-style-name="Default" style:data-style-name="N3">
      <style:table-cell-properties fo:border-top="none" fo:border-bottom="2pt solid #000000" fo:border-left="2pt solid #000000" fo:border-right="thin solid #000000"/>
    </style:style>
    <style:style style:name="ce54" style:family="table-cell" style:parent-style-name="Default" style:data-style-name="N3">
      <style:table-cell-properties fo:background-color="transparent"/>
    </style:style>
    <style:style style:name="ce55" style:family="table-cell" style:parent-style-name="Default" style:data-style-name="N48">
      <style:table-cell-properties fo:border-top="none" fo:border-bottom="none" fo:border-left="thin solid #000000" fo:border-right="thin solid #000000"/>
    </style:style>
    <style:style style:name="ce56" style:family="table-cell" style:parent-style-name="Default" style:data-style-name="N0"/>
    <style:style style:name="ce57" style:family="table-cell" style:parent-style-name="Default" style:data-style-name="N48">
      <style:table-cell-properties fo:border-top="none" fo:border-bottom="none" fo:border-left="2pt solid #000000" fo:border-right="none"/>
      <style:text-properties fo:font-weight="bold" style:font-weight-asian="bold" style:font-weight-complex="bold"/>
    </style:style>
    <style:style style:name="ce58" style:family="table-cell" style:parent-style-name="Default" style:data-style-name="N48">
      <style:table-cell-properties fo:border-top="2pt solid #000000" fo:border-bottom="none" fo:border-left="thin solid #000000" fo:border-right="thin solid #000000"/>
      <style:text-properties fo:font-weight="bold" style:font-weight-asian="bold" style:font-weight-complex="bold"/>
    </style:style>
    <style:style style:name="ce59" style:family="table-cell" style:parent-style-name="Default" style:data-style-name="N48">
      <style:text-properties fo:font-weight="bold" style:font-weight-asian="bold" style:font-weight-complex="bold"/>
    </style:style>
    <style:style style:name="ce60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61" style:family="table-cell" style:parent-style-name="Default" style:data-style-name="N48">
      <style:table-cell-properties fo:border-top="none" fo:border-bottom="none" fo:border-left="thin solid #000000" fo:border-right="none"/>
      <style:text-properties fo:font-weight="bold" style:font-weight-asian="bold" style:font-weight-complex="bold"/>
    </style:style>
    <style:style style:name="ce62" style:family="table-cell" style:parent-style-name="Default" style:data-style-name="N48">
      <style:table-cell-properties fo:border-top="none" fo:border-bottom="none" fo:border-left="thin solid #000000" fo:border-right="thin solid #000000"/>
      <style:text-properties fo:font-weight="bold" style:font-weight-asian="bold" style:font-weight-complex="bold"/>
    </style:style>
    <style:style style:name="ce63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64" style:family="table-cell" style:parent-style-name="Default" style:data-style-name="N0">
      <style:table-cell-properties fo:border-top="none" fo:border-bottom="none" fo:border-left="none" fo:border-right="2pt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65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66" style:family="table-cell" style:parent-style-name="Default" style:data-style-name="N0">
      <style:table-cell-properties style:vertical-align="automatic" fo:background-color="transparent" style:repeat-content="false"/>
      <style:paragraph-properties fo:text-align="end" fo:margin-right="0cm"/>
    </style:style>
    <style:style style:name="ce67" style:family="table-cell" style:parent-style-name="Default" style:data-style-name="N0">
      <style:table-cell-properties style:vertical-align="automatic" fo:background-color="transparent" style:repeat-content="false"/>
      <style:paragraph-properties fo:text-align="end" fo:margin-right="0cm"/>
    </style:style>
    <style:style style:name="ce68" style:family="table-cell" style:parent-style-name="Default" style:data-style-name="N0">
      <style:table-cell-properties fo:border-top="none" fo:border-bottom="2pt solid #000000" fo:border-left="none" fo:border-right="2pt solid #000000" style:vertical-align="automatic" fo:background-color="transparent" style:repeat-content="false"/>
      <style:paragraph-properties fo:text-align="end" fo:margin-right="0cm"/>
    </style:style>
    <style:style style:name="ce69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70" style:family="table-cell" style:parent-style-name="Default" style:data-style-name="N0">
      <style:table-cell-properties fo:border-top="2pt solid #000000" fo:border-bottom="none" fo:border-left="none" fo:border-right="none"/>
      <style:text-properties fo:font-weight="bold" style:font-weight-asian="bold" style:font-weight-complex="bold"/>
    </style:style>
    <style:style style:name="ce71" style:family="table-cell" style:parent-style-name="Default" style:data-style-name="N3">
      <style:table-cell-properties fo:border-top="2pt solid #000000" fo:border-bottom="none" fo:border-left="2pt solid #000000" fo:border-right="thin solid #000000"/>
      <style:text-properties fo:font-weight="bold" style:font-weight-asian="bold" style:font-weight-complex="bold"/>
    </style:style>
    <style:style style:name="ce72" style:family="table-cell" style:parent-style-name="Default" style:data-style-name="N3">
      <style:text-properties fo:font-weight="bold" style:font-weight-asian="bold" style:font-weight-complex="bold"/>
    </style:style>
    <style:style style:name="ce73" style:family="table-cell" style:parent-style-name="Default" style:data-style-name="N3">
      <style:table-cell-properties fo:border-top="2pt solid #000000" fo:border-bottom="none" fo:border-left="thin solid #000000" fo:border-right="none"/>
      <style:text-properties fo:font-weight="bold" style:font-weight-asian="bold" style:font-weight-complex="bold"/>
    </style:style>
    <style:style style:name="ce74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75" style:family="table-cell" style:parent-style-name="Default" style:data-style-name="N3">
      <style:table-cell-properties fo:border-top="none" fo:border-bottom="none" fo:border-left="2pt solid #000000" fo:border-right="none"/>
      <style:text-properties fo:font-weight="bold" style:font-weight-asian="bold" style:font-weight-complex="bold"/>
    </style:style>
    <style:style style:name="ce76" style:family="table-cell" style:parent-style-name="Default" style:data-style-name="N0">
      <style:table-cell-properties fo:border-top="none" fo:border-bottom="none" fo:border-left="none" fo:border-right="2pt solid #000000"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77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78" style:family="table-cell" style:parent-style-name="Default" style:data-style-name="N0">
      <style:text-properties fo:font-weight="bold" style:font-weight-asian="bold" style:font-weight-complex="bold"/>
    </style:style>
    <style:style style:name="ce79" style:family="table-cell" style:parent-style-name="Default" style:data-style-name="N3">
      <style:table-cell-properties fo:border-top="2pt solid #000000" fo:border-bottom="none" fo:border-left="thin solid #000000" fo:border-right="thin solid #000000"/>
      <style:text-properties fo:font-weight="bold" style:font-weight-asian="bold" style:font-weight-complex="bold"/>
    </style:style>
    <style:style style:name="ce80" style:family="table-cell" style:parent-style-name="Default" style:data-style-name="N3">
      <style:table-cell-properties fo:border-top="2pt solid #000000" fo:border-bottom="none" fo:border-left="none" fo:border-right="thin solid #000000"/>
      <style:text-properties fo:font-weight="bold" style:font-weight-asian="bold" style:font-weight-complex="bold"/>
    </style:style>
    <style:style style:name="ce81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82" style:family="table-cell" style:parent-style-name="Default" style:data-style-name="N3">
      <style:table-cell-properties fo:border-top="2pt solid #000000" fo:border-bottom="none" fo:border-left="2pt solid #000000" fo:border-right="none"/>
      <style:text-properties fo:font-weight="bold" style:font-weight-asian="bold" style:font-weight-complex="bold"/>
    </style:style>
    <style:style style:name="ce83" style:family="table-cell" style:parent-style-name="Default" style:data-style-name="N3">
      <style:table-cell-properties fo:border-top="2pt solid #000000" fo:border-bottom="none" fo:border-left="none" fo:border-right="none"/>
      <style:text-properties fo:font-weight="bold" style:font-weight-asian="bold" style:font-weight-complex="bold"/>
    </style:style>
    <style:style style:name="ce84" style:family="table-cell" style:parent-style-name="Default" style:data-style-name="N0">
      <style:table-cell-properties style:vertical-align="automatic"/>
    </style:style>
    <style:style style:name="ce85" style:family="table-cell" style:parent-style-name="Default" style:data-style-name="N0">
      <style:table-cell-properties style:vertical-align="middle" style:repeat-content="false"/>
      <style:paragraph-properties fo:text-align="end" fo:margin-right="0cm"/>
    </style:style>
    <style:style style:name="ce86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87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</style:style>
    <style:style style:name="ce88" style:family="table-cell" style:parent-style-name="Default" style:data-style-name="N0">
      <style:table-cell-properties style:vertical-align="middle"/>
    </style:style>
    <style:style style:name="ce89" style:family="table-cell" style:parent-style-name="Default" style:data-style-name="N0">
      <style:text-properties fo:color="#FF0000"/>
    </style:style>
    <style:style style:name="ce90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91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92" style:family="table-cell" style:parent-style-name="Default" style:data-style-name="N0">
      <style:table-cell-properties fo:border-top="none" fo:border-bottom="2pt solid #000000" fo:border-left="none" fo:border-right="none" style:vertical-align="automatic" style:repeat-content="false"/>
      <style:paragraph-properties fo:text-align="end" fo:margin-right="0cm"/>
    </style:style>
    <style:style style:name="ce93" style:family="table-cell" style:parent-style-name="Default" style:data-style-name="N0">
      <style:table-cell-properties fo:border-top="2pt solid #000000" fo:border-bottom="none" fo:border-left="none" fo:border-right="none" style:vertical-align="automatic" fo:background-color="transparent" style:repeat-content="false"/>
      <style:paragraph-properties fo:text-align="start" fo:margin-left="0cm"/>
    </style:style>
    <style:style style:name="ce94" style:family="table-cell" style:parent-style-name="Default" style:data-style-name="N0">
      <style:table-cell-properties style:vertical-align="middle" style:repeat-content="false"/>
      <style:paragraph-properties fo:text-align="end" fo:margin-right="0cm"/>
    </style:style>
    <style:style style:name="ce95" style:family="table-cell" style:parent-style-name="Default" style:data-style-name="N0">
      <style:table-cell-properties fo:border-top="2pt solid #000000" fo:border-bottom="none" fo:border-left="none" fo:border-right="2pt solid #000000" style:vertical-align="middle" style:repeat-content="false"/>
      <style:paragraph-properties fo:text-align="center"/>
    </style:style>
    <style:style style:name="ce96" style:family="table-cell" style:parent-style-name="Default" style:data-style-name="N0">
      <style:table-cell-properties fo:border-top="none" fo:border-bottom="2pt solid #000000" fo:border-left="none" fo:border-right="2pt solid #000000" style:vertical-align="middle" style:repeat-content="false"/>
      <style:paragraph-properties fo:text-align="center"/>
    </style:style>
    <style:style style:name="ce97" style:family="table-cell" style:parent-style-name="Default" style:data-style-name="N48">
      <style:table-cell-properties fo:border-top="2pt solid #000000" fo:border-bottom="none" fo:border-left="2pt solid #000000" fo:border-right="thin solid #000000" style:vertical-align="middle" style:repeat-content="false"/>
      <style:paragraph-properties fo:text-align="center"/>
    </style:style>
    <style:style style:name="ce98" style:family="table-cell" style:parent-style-name="Default" style:data-style-name="N0">
      <style:table-cell-properties fo:border-top="none" fo:border-bottom="2pt solid #000000" fo:border-left="2pt solid #000000" fo:border-right="thin solid #000000" style:vertical-align="middle" style:repeat-content="false"/>
      <style:paragraph-properties fo:text-align="center"/>
    </style:style>
    <style:style style:name="ce99" style:family="table-cell" style:parent-style-name="Default" style:data-style-name="N0">
      <style:table-cell-properties fo:border-top="2pt solid #000000" fo:border-bottom="none" fo:border-left="none" fo:border-right="2pt solid #000000" style:vertical-align="middle" style:repeat-content="false"/>
      <style:paragraph-properties fo:text-align="center"/>
    </style:style>
    <style:style style:name="ce100" style:family="table-cell" style:parent-style-name="Default" style:data-style-name="N0">
      <style:table-cell-properties fo:border-top="2pt solid #000000" fo:border-bottom="none" fo:border-left="2pt solid #000000" fo:border-right="thin solid #000000" style:vertical-align="middle" style:repeat-content="false"/>
      <style:paragraph-properties fo:text-align="center"/>
    </style:style>
    <style:style style:name="ce101" style:family="table-cell" style:parent-style-name="Default" style:data-style-name="N0">
      <style:table-cell-properties fo:border-top="none" fo:border-bottom="2pt solid #000000" fo:border-left="none" fo:border-right="2pt solid #000000" style:vertical-align="middle" style:repeat-content="false"/>
      <style:paragraph-properties fo:text-align="center"/>
    </style:style>
    <style:style style:name="ce102" style:family="table-cell" style:parent-style-name="Default" style:data-style-name="N0">
      <style:table-cell-properties fo:border-top="2pt solid #000000" fo:border-bottom="none" fo:border-left="2pt solid #000000" fo:border-right="thin solid #000000" style:vertical-align="middle" style:repeat-content="false"/>
      <style:paragraph-properties fo:text-align="center"/>
    </style:style>
    <style:style style:name="ce103" style:family="table-cell" style:parent-style-name="Default" style:data-style-name="N0">
      <style:table-cell-properties fo:border-top="none" fo:border-bottom="2pt solid #000000" fo:border-left="2pt solid #000000" fo:border-right="thin solid #000000" style:vertical-align="middle" style:repeat-content="false"/>
      <style:paragraph-properties fo:text-align="center"/>
    </style:style>
    <style:style style:name="ce104" style:family="table-cell" style:parent-style-name="Default" style:data-style-name="N0">
      <style:table-cell-properties fo:border-top="2pt solid #000000" fo:border-bottom="none" fo:border-left="thin solid #000000" fo:border-right="none" style:vertical-align="automatic" style:repeat-content="false"/>
      <style:paragraph-properties fo:text-align="center"/>
    </style:style>
    <style:style style:name="ce105" style:family="table-cell" style:parent-style-name="Default" style:data-style-name="N0">
      <style:table-cell-properties fo:border-top="2pt solid #000000" fo:border-bottom="none" fo:border-left="none" fo:border-right="none" style:vertical-align="automatic" style:repeat-content="false"/>
      <style:paragraph-properties fo:text-align="center"/>
    </style:style>
    <style:style style:name="ce106" style:family="table-cell" style:parent-style-name="Default" style:data-style-name="N0">
      <style:table-cell-properties fo:border-top="2pt solid #000000" fo:border-bottom="2pt solid #000000" fo:border-left="none" fo:border-right="2pt solid #000000" style:vertical-align="middle" style:repeat-content="false"/>
      <style:paragraph-properties fo:text-align="center"/>
    </style:style>
    <style:style style:name="ce107" style:family="table-cell" style:parent-style-name="Default" style:data-style-name="N48">
      <style:table-cell-properties fo:border-top="2pt solid #000000" fo:border-bottom="2pt solid #000000" fo:border-left="2pt solid #000000" fo:border-right="thin solid #000000" style:vertical-align="middle" style:repeat-content="false"/>
      <style:paragraph-properties fo:text-align="center"/>
    </style:style>
    <style:style style:name="ce108" style:family="table-cell" style:parent-style-name="Default" style:data-style-name="N0">
      <style:table-cell-properties fo:border-top="2pt solid #000000" fo:border-bottom="2pt solid #000000" fo:border-left="none" fo:border-right="2pt solid #000000" style:vertical-align="middle" style:repeat-content="false"/>
      <style:paragraph-properties fo:text-align="center"/>
    </style:style>
    <style:style style:name="ce109" style:family="table-cell" style:parent-style-name="Default" style:data-style-name="N0">
      <style:table-cell-properties fo:border-top="2pt solid #000000" fo:border-bottom="2pt solid #000000" fo:border-left="2pt solid #000000" fo:border-right="thin solid #000000" style:vertical-align="middle" style:repeat-content="false"/>
      <style:paragraph-properties fo:text-align="center"/>
    </style:style>
    <style:style style:name="ce110" style:family="table-cell" style:parent-style-name="Default" style:data-style-name="N0">
      <style:table-cell-properties fo:border-top="2pt solid #000000" fo:border-bottom="2pt solid #000000" fo:border-left="2pt solid #000000" fo:border-right="thin solid #000000" style:vertical-align="middle" style:repeat-content="false"/>
      <style:paragraph-properties fo:text-align="center"/>
    </style:style>
    <style:style style:name="T2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3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4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5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2.67229166666667cm"/>
    </style:style>
    <style:style style:name="co3" style:family="table-column">
      <style:table-column-properties fo:break-before="auto" style:column-width="1.905cm"/>
    </style:style>
    <style:style style:name="co4" style:family="table-column">
      <style:table-column-properties fo:break-before="auto" style:column-width="2.56645833333333cm"/>
    </style:style>
    <style:style style:name="co5" style:family="table-column">
      <style:table-column-properties fo:break-before="auto" style:column-width="2.43416666666667cm"/>
    </style:style>
    <style:style style:name="co6" style:family="table-column">
      <style:table-column-properties fo:break-before="auto" style:column-width="2.460625cm"/>
    </style:style>
    <style:style style:name="ro1" style:family="table-row">
      <style:table-row-properties style:row-height="20.1pt" style:use-optimal-row-height="false" fo:break-before="auto"/>
    </style:style>
    <style:style style:name="ro2" style:family="table-row">
      <style:table-row-properties style:row-height="19.9pt" style:use-optimal-row-height="false" fo:break-before="auto"/>
    </style:style>
    <style:style style:name="ro3" style:family="table-row">
      <style:table-row-properties style:row-height="19.15pt" style:use-optimal-row-height="false" fo:break-before="auto"/>
    </style:style>
    <style:style style:name="ro4" style:family="table-row">
      <style:table-row-properties style:row-height="16.5pt" style:use-optimal-row-height="false" fo:break-before="auto"/>
    </style:style>
    <style:style style:name="ro5" style:family="table-row">
      <style:table-row-properties style:row-height="16.9pt" style:use-optimal-row-height="false" fo:break-before="auto"/>
    </style:style>
    <style:style style:name="ro6" style:family="table-row">
      <style:table-row-properties style:row-height="18pt" style:use-optimal-row-height="false" fo:break-before="auto"/>
    </style:style>
    <style:style style:name="ro7" style:family="table-row">
      <style:table-row-properties style:row-height="17.45pt" style:use-optimal-row-height="false" fo:break-before="auto"/>
    </style:style>
    <style:style style:name="ro8" style:family="table-row">
      <style:table-row-properties style:row-height="16.5pt" style:use-optimal-row-height="true" fo:break-before="auto"/>
    </style:style>
    <style:style style:name="ro9" style:family="table-row">
      <style:table-row-properties style:row-height="17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總計" table:style-name="ta1">
        <table:table-column table:style-name="co1" table:default-cell-style-name="ce1"/>
        <table:table-column table:style-name="co2" table:number-columns-repeated="4" table:default-cell-style-name="ce30"/>
        <table:table-column table:style-name="co3" table:number-columns-repeated="16379" table:default-cell-style-name="ce1"/>
        <table:table-row table:style-name="ro1">
          <table:table-cell table:style-name="ce1"/>
          <table:table-cell table:style-name="ce30"/>
          <table:table-cell office:value-type="string" table:style-name="ce86">
            <text:p>中華民國109年10月底</text:p>
          </table:table-cell>
          <table:table-cell table:number-columns-repeated="2" table:style-name="ce30"/>
          <table:table-cell table:number-columns-repeated="16379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31">
            <text:p>人 <text:s text:c="7"/>口 <text:s text:c="7"/>數</text:p>
          </table:table-cell>
          <table:table-cell table:number-columns-repeated="2" table:style-name="ce32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33">
            <text:p>計</text:p>
          </table:table-cell>
          <table:table-cell office:value-type="string" table:style-name="ce34">
            <text:p>男</text:p>
          </table:table-cell>
          <table:table-cell office:value-type="string" table:style-name="ce35">
            <text:p>女</text:p>
          </table:table-cell>
          <table:table-cell table:number-columns-repeated="16379"/>
        </table:table-row>
        <table:table-row table:style-name="ro2">
          <table:table-cell office:value-type="string" table:style-name="ce60">
            <text:p>總　 <text:s/>計</text:p>
          </table:table-cell>
          <table:table-cell office:value-type="float" office:value="8923738" table:style-name="ce57">
            <text:p>8,923,738</text:p>
          </table:table-cell>
          <table:table-cell office:value-type="float" office:value="23566471" table:style-name="ce58">
            <text:p>23,566,471</text:p>
          </table:table-cell>
          <table:table-cell office:value-type="float" office:value="11677788" table:style-name="ce58">
            <text:p>11,677,788</text:p>
          </table:table-cell>
          <table:table-cell office:value-type="float" office:value="11888683" table:style-name="ce59">
            <text:p>11,888,683</text:p>
          </table:table-cell>
          <table:table-cell table:number-columns-repeated="16379"/>
        </table:table-row>
        <table:table-row table:style-name="ro3">
          <table:table-cell office:value-type="string" table:style-name="ce60">
            <text:p>新 北 市</text:p>
          </table:table-cell>
          <table:table-cell office:value-type="float" office:value="1604381" table:style-name="ce57">
            <text:p>1,604,381</text:p>
          </table:table-cell>
          <table:table-cell office:value-type="float" office:value="4029920" table:style-name="ce62">
            <text:p>4,029,920</text:p>
          </table:table-cell>
          <table:table-cell office:value-type="float" office:value="1967915" table:style-name="ce62">
            <text:p>1,967,915</text:p>
          </table:table-cell>
          <table:table-cell office:value-type="float" office:value="2062005" table:style-name="ce59">
            <text:p>2,062,005</text:p>
          </table:table-cell>
          <table:table-cell table:number-columns-repeated="16379"/>
        </table:table-row>
        <table:table-row table:style-name="ro4">
          <table:table-cell office:value-type="string" table:style-name="ce63">
            <text:p>臺 北 市</text:p>
          </table:table-cell>
          <table:table-cell office:value-type="float" office:value="1061934" table:style-name="ce57">
            <text:p>1,061,934</text:p>
          </table:table-cell>
          <table:table-cell office:value-type="float" office:value="2608332" table:style-name="ce62">
            <text:p>2,608,332</text:p>
          </table:table-cell>
          <table:table-cell office:value-type="float" office:value="1241493" table:style-name="ce62">
            <text:p>1,241,493</text:p>
          </table:table-cell>
          <table:table-cell office:value-type="float" office:value="1366839" table:style-name="ce59">
            <text:p>1,366,839</text:p>
          </table:table-cell>
          <table:table-cell table:number-columns-repeated="16379"/>
        </table:table-row>
        <table:table-row table:style-name="ro4">
          <table:table-cell office:value-type="string" table:style-name="ce63">
            <text:p>桃 園 市</text:p>
          </table:table-cell>
          <table:table-cell office:value-type="float" office:value="843925" table:style-name="ce57">
            <text:p>843,925</text:p>
          </table:table-cell>
          <table:table-cell office:value-type="float" office:value="2265940" table:style-name="ce62">
            <text:p>2,265,940</text:p>
          </table:table-cell>
          <table:table-cell office:value-type="float" office:value="1123132" table:style-name="ce62">
            <text:p>1,123,132</text:p>
          </table:table-cell>
          <table:table-cell office:value-type="float" office:value="1142808" table:style-name="ce59">
            <text:p>1,142,808</text:p>
          </table:table-cell>
          <table:table-cell table:number-columns-repeated="16379"/>
        </table:table-row>
        <table:table-row table:style-name="ro4">
          <table:table-cell office:value-type="string" table:style-name="ce64">
            <text:p>臺 中 市</text:p>
          </table:table-cell>
          <table:table-cell office:value-type="float" office:value="999909" table:style-name="ce57">
            <text:p>999,909</text:p>
          </table:table-cell>
          <table:table-cell office:value-type="float" office:value="2817547" table:style-name="ce62">
            <text:p>2,817,547</text:p>
          </table:table-cell>
          <table:table-cell office:value-type="float" office:value="1384267" table:style-name="ce62">
            <text:p>1,384,267</text:p>
          </table:table-cell>
          <table:table-cell office:value-type="float" office:value="1433280" table:style-name="ce59">
            <text:p>1,433,280</text:p>
          </table:table-cell>
          <table:table-cell table:number-columns-repeated="16379"/>
        </table:table-row>
        <table:table-row table:style-name="ro4">
          <table:table-cell office:value-type="string" table:style-name="ce63">
            <text:p>臺 南 市</text:p>
          </table:table-cell>
          <table:table-cell office:value-type="float" office:value="703073" table:style-name="ce57">
            <text:p>703,073</text:p>
          </table:table-cell>
          <table:table-cell office:value-type="float" office:value="1875909" table:style-name="ce62">
            <text:p>1,875,909</text:p>
          </table:table-cell>
          <table:table-cell office:value-type="float" office:value="934400" table:style-name="ce62">
            <text:p>934,400</text:p>
          </table:table-cell>
          <table:table-cell office:value-type="float" office:value="941509" table:style-name="ce59">
            <text:p>941,509</text:p>
          </table:table-cell>
          <table:table-cell table:number-columns-repeated="16379"/>
        </table:table-row>
        <table:table-row table:style-name="ro5">
          <table:table-cell office:value-type="string" table:style-name="ce60">
            <text:p>高 雄 市</text:p>
          </table:table-cell>
          <table:table-cell office:value-type="float" office:value="1118827" table:style-name="ce57">
            <text:p>1,118,827</text:p>
          </table:table-cell>
          <table:table-cell office:value-type="float" office:value="2767383" table:style-name="ce61">
            <text:p>2,767,383</text:p>
          </table:table-cell>
          <table:table-cell office:value-type="float" office:value="1365252" table:style-name="ce62">
            <text:p>1,365,252</text:p>
          </table:table-cell>
          <table:table-cell office:value-type="float" office:value="1402131" table:style-name="ce59">
            <text:p>1,402,131</text:p>
          </table:table-cell>
          <table:table-cell table:number-columns-repeated="16379"/>
        </table:table-row>
        <table:table-row table:style-name="ro2">
          <table:table-cell office:value-type="string" table:style-name="ce60">
            <text:p>臺 灣 省</text:p>
          </table:table-cell>
          <table:table-cell office:value-type="float" office:value="2546644" table:style-name="ce57">
            <text:p>2,546,644</text:p>
          </table:table-cell>
          <table:table-cell office:value-type="float" office:value="7047871" table:style-name="ce61">
            <text:p>7,047,871</text:p>
          </table:table-cell>
          <table:table-cell office:value-type="float" office:value="3583658" table:style-name="ce62">
            <text:p>3,583,658</text:p>
          </table:table-cell>
          <table:table-cell office:value-type="float" office:value="3464213" table:style-name="ce59">
            <text:p>3,464,213</text:p>
          </table:table-cell>
          <table:table-cell table:number-columns-repeated="16379"/>
        </table:table-row>
        <table:table-row table:style-name="ro6">
          <table:table-cell office:value-type="string" table:style-name="ce27">
            <text:p>宜蘭縣</text:p>
          </table:table-cell>
          <table:table-cell office:value-type="float" office:value="172464" table:style-name="ce36">
            <text:p>172,464</text:p>
          </table:table-cell>
          <table:table-cell office:value-type="float" office:value="453309" table:style-name="ce37">
            <text:p>453,309</text:p>
          </table:table-cell>
          <table:table-cell office:value-type="float" office:value="228490" table:style-name="ce37">
            <text:p>228,490</text:p>
          </table:table-cell>
          <table:table-cell office:value-type="float" office:value="224819" table:style-name="ce37">
            <text:p>224,819</text:p>
          </table:table-cell>
          <table:table-cell table:number-columns-repeated="16379"/>
        </table:table-row>
        <table:table-row table:style-name="ro4">
          <table:table-cell office:value-type="string" table:style-name="ce27">
            <text:p>新竹縣</text:p>
          </table:table-cell>
          <table:table-cell office:value-type="float" office:value="205085" table:style-name="ce36">
            <text:p>205,085</text:p>
          </table:table-cell>
          <table:table-cell office:value-type="float" office:value="569565" table:style-name="ce37">
            <text:p>569,565</text:p>
          </table:table-cell>
          <table:table-cell office:value-type="float" office:value="290730" table:style-name="ce37">
            <text:p>290,730</text:p>
          </table:table-cell>
          <table:table-cell office:value-type="float" office:value="278835" table:style-name="ce37">
            <text:p>278,835</text:p>
          </table:table-cell>
          <table:table-cell table:number-columns-repeated="16379"/>
        </table:table-row>
        <table:table-row table:style-name="ro4">
          <table:table-cell office:value-type="string" table:style-name="ce27">
            <text:p>苗栗縣</text:p>
          </table:table-cell>
          <table:table-cell office:value-type="float" office:value="193141" table:style-name="ce36">
            <text:p>193,141</text:p>
          </table:table-cell>
          <table:table-cell office:value-type="float" office:value="543287" table:style-name="ce37">
            <text:p>543,287</text:p>
          </table:table-cell>
          <table:table-cell office:value-type="float" office:value="280018" table:style-name="ce37">
            <text:p>280,018</text:p>
          </table:table-cell>
          <table:table-cell office:value-type="float" office:value="263269" table:style-name="ce37">
            <text:p>263,269</text:p>
          </table:table-cell>
          <table:table-cell table:number-columns-repeated="16379"/>
        </table:table-row>
        <table:table-row table:style-name="ro4">
          <table:table-cell office:value-type="string" table:style-name="ce27">
            <text:p>彰化縣</text:p>
          </table:table-cell>
          <table:table-cell office:value-type="float" office:value="396310" table:style-name="ce36">
            <text:p>396,310</text:p>
          </table:table-cell>
          <table:table-cell office:value-type="float" office:value="1267786" table:style-name="ce37">
            <text:p>1,267,786</text:p>
          </table:table-cell>
          <table:table-cell office:value-type="float" office:value="644461" table:style-name="ce37">
            <text:p>644,461</text:p>
          </table:table-cell>
          <table:table-cell office:value-type="float" office:value="623325" table:style-name="ce37">
            <text:p>623,325</text:p>
          </table:table-cell>
          <table:table-cell table:number-columns-repeated="16379"/>
        </table:table-row>
        <table:table-row table:style-name="ro4">
          <table:table-cell office:value-type="string" table:style-name="ce27">
            <text:p>南投縣</text:p>
          </table:table-cell>
          <table:table-cell office:value-type="float" office:value="179599" table:style-name="ce36">
            <text:p>179,599</text:p>
          </table:table-cell>
          <table:table-cell office:value-type="float" office:value="491546" table:style-name="ce37">
            <text:p>491,546</text:p>
          </table:table-cell>
          <table:table-cell office:value-type="float" office:value="251159" table:style-name="ce37">
            <text:p>251,159</text:p>
          </table:table-cell>
          <table:table-cell office:value-type="float" office:value="240387" table:style-name="ce37">
            <text:p>240,387</text:p>
          </table:table-cell>
          <table:table-cell table:number-columns-repeated="16379"/>
        </table:table-row>
        <table:table-row table:style-name="ro4">
          <table:table-cell office:value-type="string" table:style-name="ce4">
            <text:p>雲林縣</text:p>
          </table:table-cell>
          <table:table-cell office:value-type="float" office:value="243900" table:style-name="ce36">
            <text:p>243,900</text:p>
          </table:table-cell>
          <table:table-cell office:value-type="float" office:value="677669" table:style-name="ce37">
            <text:p>677,669</text:p>
          </table:table-cell>
          <table:table-cell office:value-type="float" office:value="350572" table:style-name="ce37">
            <text:p>350,572</text:p>
          </table:table-cell>
          <table:table-cell office:value-type="float" office:value="327097" table:style-name="ce37">
            <text:p>327,097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27">
            <text:p>嘉義縣</text:p>
          </table:table-cell>
          <table:table-cell office:value-type="float" office:value="184606" table:style-name="ce36">
            <text:p>184,606</text:p>
          </table:table-cell>
          <table:table-cell office:value-type="float" office:value="500117" table:style-name="ce37">
            <text:p>500,117</text:p>
          </table:table-cell>
          <table:table-cell office:value-type="float" office:value="259439" table:style-name="ce37">
            <text:p>259,439</text:p>
          </table:table-cell>
          <table:table-cell office:value-type="float" office:value="240678" table:style-name="ce37">
            <text:p>240,678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4">
            <text:p>屏東縣</text:p>
          </table:table-cell>
          <table:table-cell office:value-type="float" office:value="291522" table:style-name="ce36">
            <text:p>291,522</text:p>
          </table:table-cell>
          <table:table-cell office:value-type="float" office:value="813676" table:style-name="ce37">
            <text:p>813,676</text:p>
          </table:table-cell>
          <table:table-cell office:value-type="float" office:value="414594" table:style-name="ce37">
            <text:p>414,594</text:p>
          </table:table-cell>
          <table:table-cell office:value-type="float" office:value="399082" table:style-name="ce37">
            <text:p>399,082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4">
            <text:p>臺東縣</text:p>
          </table:table-cell>
          <table:table-cell office:value-type="float" office:value="83590" table:style-name="ce36">
            <text:p>83,590</text:p>
          </table:table-cell>
          <table:table-cell office:value-type="float" office:value="215468" table:style-name="ce55">
            <text:p>215,468</text:p>
          </table:table-cell>
          <table:table-cell office:value-type="float" office:value="110744" table:style-name="ce37">
            <text:p>110,744</text:p>
          </table:table-cell>
          <table:table-cell office:value-type="float" office:value="104724" table:style-name="ce37">
            <text:p>104,724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4">
            <text:p>花蓮縣</text:p>
          </table:table-cell>
          <table:table-cell office:value-type="float" office:value="127359" table:style-name="ce36">
            <text:p>127,359</text:p>
          </table:table-cell>
          <table:table-cell office:value-type="float" office:value="324602" table:style-name="ce37">
            <text:p>324,602</text:p>
          </table:table-cell>
          <table:table-cell office:value-type="float" office:value="164173" table:style-name="ce37">
            <text:p>164,173</text:p>
          </table:table-cell>
          <table:table-cell office:value-type="float" office:value="160429" table:style-name="ce37">
            <text:p>160,429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27">
            <text:p>澎湖縣</text:p>
          </table:table-cell>
          <table:table-cell office:value-type="float" office:value="41945" table:style-name="ce36">
            <text:p>41,945</text:p>
          </table:table-cell>
          <table:table-cell office:value-type="float" office:value="105912" table:style-name="ce37">
            <text:p>105,912</text:p>
          </table:table-cell>
          <table:table-cell office:value-type="float" office:value="54514" table:style-name="ce37">
            <text:p>54,514</text:p>
          </table:table-cell>
          <table:table-cell office:value-type="float" office:value="51398" table:style-name="ce37">
            <text:p>51,398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28">
            <text:p>基隆市</text:p>
          </table:table-cell>
          <table:table-cell office:value-type="float" office:value="155454" table:style-name="ce36">
            <text:p>155,454</text:p>
          </table:table-cell>
          <table:table-cell office:value-type="float" office:value="367890" table:style-name="ce37">
            <text:p>367,890</text:p>
          </table:table-cell>
          <table:table-cell office:value-type="float" office:value="183494" table:style-name="ce37">
            <text:p>183,494</text:p>
          </table:table-cell>
          <table:table-cell office:value-type="float" office:value="184396" table:style-name="ce37">
            <text:p>184,396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27">
            <text:p>新竹市</text:p>
          </table:table-cell>
          <table:table-cell office:value-type="float" office:value="170532" table:style-name="ce36">
            <text:p>170,532</text:p>
          </table:table-cell>
          <table:table-cell office:value-type="float" office:value="450793" table:style-name="ce37">
            <text:p>450,793</text:p>
          </table:table-cell>
          <table:table-cell office:value-type="float" office:value="222369" table:style-name="ce37">
            <text:p>222,369</text:p>
          </table:table-cell>
          <table:table-cell office:value-type="float" office:value="228424" table:style-name="ce37">
            <text:p>228,424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4">
            <text:p>嘉義市</text:p>
          </table:table-cell>
          <table:table-cell office:value-type="float" office:value="101137" table:style-name="ce36">
            <text:p>101,137</text:p>
          </table:table-cell>
          <table:table-cell office:value-type="float" office:value="266251" table:style-name="ce37">
            <text:p>266,251</text:p>
          </table:table-cell>
          <table:table-cell office:value-type="float" office:value="128901" table:style-name="ce37">
            <text:p>128,901</text:p>
          </table:table-cell>
          <table:table-cell office:value-type="float" office:value="137350" table:style-name="ce37">
            <text:p>137,350</text:p>
          </table:table-cell>
          <table:table-cell table:number-columns-repeated="16379" table:style-name="ce1"/>
        </table:table-row>
        <table:table-row table:style-name="ro7">
          <table:table-cell office:value-type="string" table:style-name="ce60">
            <text:p>福 建 省</text:p>
          </table:table-cell>
          <table:table-cell office:value-type="float" office:value="45045" table:style-name="ce57">
            <text:p>45,045</text:p>
          </table:table-cell>
          <table:table-cell office:value-type="float" office:value="153569" table:style-name="ce61">
            <text:p>153,569</text:p>
          </table:table-cell>
          <table:table-cell office:value-type="float" office:value="77671" table:style-name="ce61">
            <text:p>77,671</text:p>
          </table:table-cell>
          <table:table-cell office:value-type="float" office:value="75898" table:style-name="ce61">
            <text:p>75,898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4">
            <text:p>金門縣</text:p>
          </table:table-cell>
          <table:table-cell office:value-type="float" office:value="41694" table:style-name="ce36">
            <text:p>41,694</text:p>
          </table:table-cell>
          <table:table-cell office:value-type="float" office:value="140420" table:style-name="ce37">
            <text:p>140,420</text:p>
          </table:table-cell>
          <table:table-cell office:value-type="float" office:value="70103" table:style-name="ce37">
            <text:p>70,103</text:p>
          </table:table-cell>
          <table:table-cell office:value-type="float" office:value="70317" table:style-name="ce37">
            <text:p>70,317</text:p>
          </table:table-cell>
          <table:table-cell table:number-columns-repeated="16379" table:style-name="ce1"/>
        </table:table-row>
        <table:table-row table:style-name="ro7">
          <table:table-cell office:value-type="string" table:style-name="ce29">
            <text:p>連江縣</text:p>
          </table:table-cell>
          <table:table-cell office:value-type="float" office:value="3351" table:style-name="ce38">
            <text:p>3,351</text:p>
          </table:table-cell>
          <table:table-cell office:value-type="float" office:value="13149" table:style-name="ce39">
            <text:p>13,149</text:p>
          </table:table-cell>
          <table:table-cell office:value-type="float" office:value="7568" table:style-name="ce39">
            <text:p>7,568</text:p>
          </table:table-cell>
          <table:table-cell office:value-type="float" office:value="5581" table:style-name="ce39">
            <text:p>5,581</text:p>
          </table:table-cell>
          <table:table-cell table:number-columns-repeated="16379" table:style-name="ce1"/>
        </table:table-row>
        <table:table-row table:style-name="ro7">
          <table:table-cell table:style-name="ce87"/>
          <table:table-cell table:number-columns-repeated="2" table:style-name="ce30"/>
          <table:table-cell table:style-name="ce84"/>
          <table:table-cell office:value-type="string" table:style-name="ce94">
            <text:p><text:s text:c="7"/>內政部戶政司 民國109年11月9日編製</text:p>
          </table:table-cell>
          <table:table-cell table:style-name="ce84"/>
          <table:table-cell table:number-columns-repeated="16378"/>
        </table:table-row>
        <table:table-row table:style-name="ro4">
          <table:table-cell table:style-name="ce4"/>
          <table:table-cell table:number-columns-repeated="3" table:style-name="ce30"/>
          <table:table-cell table:style-name="ce85"/>
          <table:table-cell table:number-columns-repeated="16379" table:style-name="ce1"/>
        </table:table-row>
        <table:table-row table:style-name="ro4">
          <table:table-cell table:style-name="ce4"/>
          <table:table-cell table:number-columns-repeated="4" table:style-name="ce30"/>
          <table:table-cell table:number-columns-repeated="16379" table:style-name="ce1"/>
        </table:table-row>
        <table:table-row table:style-name="ro4">
          <table:table-cell table:style-name="ce1"/>
          <table:table-cell table:number-columns-repeated="4" table:style-name="ce30"/>
          <table:table-cell table:number-columns-repeated="16379" table:style-name="ce1"/>
        </table:table-row>
        <table:table-row table:style-name="ro4">
          <table:table-cell table:number-columns-repeated="16384"/>
        </table:table-row>
        <table:table-row table:number-rows-repeated="1048543" table:style-name="ro8">
          <table:table-cell table:number-columns-repeated="16384"/>
        </table:table-row>
      </table:table>
      <table:table table:name="新北市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table:style-name="ce86">
            <text:p>中華民國109年10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8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9">
            <text:p>戶 <text:s text:c="3"/>數</text:p>
          </table:table-cell>
          <table:table-cell office:value-type="string" table:style-name="ce3">
            <text:p>人 <text:s text:c="7"/>口 <text:s text:c="7"/>數</text:p>
          </table:table-cell>
          <table:table-cell table:number-columns-repeated="2" table:style-name="ce3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7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0">
            <text:p>新北市</text:p>
          </table:table-cell>
          <table:table-cell office:value-type="float" office:value="1604381" table:style-name="ce82">
            <text:p>1,604,381</text:p>
          </table:table-cell>
          <table:table-cell office:value-type="float" office:value="4029920" table:style-name="ce79">
            <text:p>4,029,920</text:p>
          </table:table-cell>
          <table:table-cell office:value-type="float" office:value="1967915" table:style-name="ce79">
            <text:p>1,967,915</text:p>
          </table:table-cell>
          <table:table-cell office:value-type="float" office:value="2062005" table:style-name="ce83">
            <text:p>2,062,005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板橋區</text:p>
          </table:table-cell>
          <table:table-cell office:value-type="float" office:value="217653" table:style-name="ce9">
            <text:p>217,653</text:p>
          </table:table-cell>
          <table:table-cell office:value-type="float" office:value="557166" table:style-name="ce11">
            <text:p>557,166</text:p>
          </table:table-cell>
          <table:table-cell office:value-type="float" office:value="270893" table:style-name="ce11">
            <text:p>270,893</text:p>
          </table:table-cell>
          <table:table-cell office:value-type="float" office:value="286273" table:style-name="ce23">
            <text:p>286,273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三重區</text:p>
          </table:table-cell>
          <table:table-cell office:value-type="float" office:value="154533" table:style-name="ce9">
            <text:p>154,533</text:p>
          </table:table-cell>
          <table:table-cell office:value-type="float" office:value="385493" table:style-name="ce11">
            <text:p>385,493</text:p>
          </table:table-cell>
          <table:table-cell office:value-type="float" office:value="189006" table:style-name="ce11">
            <text:p>189,006</text:p>
          </table:table-cell>
          <table:table-cell office:value-type="float" office:value="196487" table:style-name="ce23">
            <text:p>196,487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中和區</text:p>
          </table:table-cell>
          <table:table-cell office:value-type="float" office:value="168918" table:style-name="ce9">
            <text:p>168,918</text:p>
          </table:table-cell>
          <table:table-cell office:value-type="float" office:value="411874" table:style-name="ce11">
            <text:p>411,874</text:p>
          </table:table-cell>
          <table:table-cell office:value-type="float" office:value="199152" table:style-name="ce11">
            <text:p>199,152</text:p>
          </table:table-cell>
          <table:table-cell office:value-type="float" office:value="212722" table:style-name="ce23">
            <text:p>212,722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永和區</text:p>
          </table:table-cell>
          <table:table-cell office:value-type="float" office:value="91762" table:style-name="ce9">
            <text:p>91,762</text:p>
          </table:table-cell>
          <table:table-cell office:value-type="float" office:value="219380" table:style-name="ce11">
            <text:p>219,380</text:p>
          </table:table-cell>
          <table:table-cell office:value-type="float" office:value="103843" table:style-name="ce11">
            <text:p>103,843</text:p>
          </table:table-cell>
          <table:table-cell office:value-type="float" office:value="115537" table:style-name="ce23">
            <text:p>115,537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新莊區</text:p>
          </table:table-cell>
          <table:table-cell office:value-type="float" office:value="160416" table:style-name="ce9">
            <text:p>160,416</text:p>
          </table:table-cell>
          <table:table-cell office:value-type="float" office:value="422172" table:style-name="ce11">
            <text:p>422,172</text:p>
          </table:table-cell>
          <table:table-cell office:value-type="float" office:value="205675" table:style-name="ce11">
            <text:p>205,675</text:p>
          </table:table-cell>
          <table:table-cell office:value-type="float" office:value="216497" table:style-name="ce23">
            <text:p>216,49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新店區</text:p>
          </table:table-cell>
          <table:table-cell office:value-type="float" office:value="130402" table:style-name="ce9">
            <text:p>130,402</text:p>
          </table:table-cell>
          <table:table-cell office:value-type="float" office:value="303798" table:style-name="ce11">
            <text:p>303,798</text:p>
          </table:table-cell>
          <table:table-cell office:value-type="float" office:value="145664" table:style-name="ce11">
            <text:p>145,664</text:p>
          </table:table-cell>
          <table:table-cell office:value-type="float" office:value="158134" table:style-name="ce23">
            <text:p>158,13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樹林區</text:p>
          </table:table-cell>
          <table:table-cell office:value-type="float" office:value="67559" table:style-name="ce9">
            <text:p>67,559</text:p>
          </table:table-cell>
          <table:table-cell office:value-type="float" office:value="183535" table:style-name="ce11">
            <text:p>183,535</text:p>
          </table:table-cell>
          <table:table-cell office:value-type="float" office:value="91447" table:style-name="ce11">
            <text:p>91,447</text:p>
          </table:table-cell>
          <table:table-cell office:value-type="float" office:value="92088" table:style-name="ce23">
            <text:p>92,08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鶯歌區</text:p>
          </table:table-cell>
          <table:table-cell office:value-type="float" office:value="31799" table:style-name="ce9">
            <text:p>31,799</text:p>
          </table:table-cell>
          <table:table-cell office:value-type="float" office:value="87562" table:style-name="ce11">
            <text:p>87,562</text:p>
          </table:table-cell>
          <table:table-cell office:value-type="float" office:value="43854" table:style-name="ce11">
            <text:p>43,854</text:p>
          </table:table-cell>
          <table:table-cell office:value-type="float" office:value="43708" table:style-name="ce23">
            <text:p>43,70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三峽區</text:p>
          </table:table-cell>
          <table:table-cell office:value-type="float" office:value="44536" table:style-name="ce9">
            <text:p>44,536</text:p>
          </table:table-cell>
          <table:table-cell office:value-type="float" office:value="116899" table:style-name="ce11">
            <text:p>116,899</text:p>
          </table:table-cell>
          <table:table-cell office:value-type="float" office:value="58405" table:style-name="ce11">
            <text:p>58,405</text:p>
          </table:table-cell>
          <table:table-cell office:value-type="float" office:value="58494" table:style-name="ce23">
            <text:p>58,49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淡水區</text:p>
          </table:table-cell>
          <table:table-cell office:value-type="float" office:value="82695" table:style-name="ce9">
            <text:p>82,695</text:p>
          </table:table-cell>
          <table:table-cell office:value-type="float" office:value="182682" table:style-name="ce11">
            <text:p>182,682</text:p>
          </table:table-cell>
          <table:table-cell office:value-type="float" office:value="87315" table:style-name="ce11">
            <text:p>87,315</text:p>
          </table:table-cell>
          <table:table-cell office:value-type="float" office:value="95367" table:style-name="ce23">
            <text:p>95,36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汐止區</text:p>
          </table:table-cell>
          <table:table-cell office:value-type="float" office:value="91015" table:style-name="ce9">
            <text:p>91,015</text:p>
          </table:table-cell>
          <table:table-cell office:value-type="float" office:value="205504" table:style-name="ce11">
            <text:p>205,504</text:p>
          </table:table-cell>
          <table:table-cell office:value-type="float" office:value="99942" table:style-name="ce11">
            <text:p>99,942</text:p>
          </table:table-cell>
          <table:table-cell office:value-type="float" office:value="105562" table:style-name="ce23">
            <text:p>105,56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瑞芳區</text:p>
          </table:table-cell>
          <table:table-cell office:value-type="float" office:value="16169" table:style-name="ce9">
            <text:p>16,169</text:p>
          </table:table-cell>
          <table:table-cell office:value-type="float" office:value="39141" table:style-name="ce11">
            <text:p>39,141</text:p>
          </table:table-cell>
          <table:table-cell office:value-type="float" office:value="19759" table:style-name="ce11">
            <text:p>19,759</text:p>
          </table:table-cell>
          <table:table-cell office:value-type="float" office:value="19382" table:style-name="ce23">
            <text:p>19,38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土城區</text:p>
          </table:table-cell>
          <table:table-cell office:value-type="float" office:value="89382" table:style-name="ce9">
            <text:p>89,382</text:p>
          </table:table-cell>
          <table:table-cell office:value-type="float" office:value="238238" table:style-name="ce11">
            <text:p>238,238</text:p>
          </table:table-cell>
          <table:table-cell office:value-type="float" office:value="117116" table:style-name="ce11">
            <text:p>117,116</text:p>
          </table:table-cell>
          <table:table-cell office:value-type="float" office:value="121122" table:style-name="ce23">
            <text:p>121,12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蘆洲區</text:p>
          </table:table-cell>
          <table:table-cell office:value-type="float" office:value="73356" table:style-name="ce9">
            <text:p>73,356</text:p>
          </table:table-cell>
          <table:table-cell office:value-type="float" office:value="202447" table:style-name="ce11">
            <text:p>202,447</text:p>
          </table:table-cell>
          <table:table-cell office:value-type="float" office:value="99095" table:style-name="ce11">
            <text:p>99,095</text:p>
          </table:table-cell>
          <table:table-cell office:value-type="float" office:value="103352" table:style-name="ce23">
            <text:p>103,35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五股區</text:p>
          </table:table-cell>
          <table:table-cell office:value-type="float" office:value="34514" table:style-name="ce9">
            <text:p>34,514</text:p>
          </table:table-cell>
          <table:table-cell office:value-type="float" office:value="89297" table:style-name="ce11">
            <text:p>89,297</text:p>
          </table:table-cell>
          <table:table-cell office:value-type="float" office:value="44919" table:style-name="ce11">
            <text:p>44,919</text:p>
          </table:table-cell>
          <table:table-cell office:value-type="float" office:value="44378" table:style-name="ce23">
            <text:p>44,37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泰山區</text:p>
          </table:table-cell>
          <table:table-cell office:value-type="float" office:value="29007" table:style-name="ce9">
            <text:p>29,007</text:p>
          </table:table-cell>
          <table:table-cell office:value-type="float" office:value="78505" table:style-name="ce11">
            <text:p>78,505</text:p>
          </table:table-cell>
          <table:table-cell office:value-type="float" office:value="38712" table:style-name="ce11">
            <text:p>38,712</text:p>
          </table:table-cell>
          <table:table-cell office:value-type="float" office:value="39793" table:style-name="ce23">
            <text:p>39,79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林口區</text:p>
          </table:table-cell>
          <table:table-cell office:value-type="float" office:value="48544" table:style-name="ce9">
            <text:p>48,544</text:p>
          </table:table-cell>
          <table:table-cell office:value-type="float" office:value="120370" table:style-name="ce11">
            <text:p>120,370</text:p>
          </table:table-cell>
          <table:table-cell office:value-type="float" office:value="58530" table:style-name="ce11">
            <text:p>58,530</text:p>
          </table:table-cell>
          <table:table-cell office:value-type="float" office:value="61840" table:style-name="ce23">
            <text:p>61,84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深坑區</text:p>
          </table:table-cell>
          <table:table-cell office:value-type="float" office:value="9812" table:style-name="ce9">
            <text:p>9,812</text:p>
          </table:table-cell>
          <table:table-cell office:value-type="float" office:value="23753" table:style-name="ce11">
            <text:p>23,753</text:p>
          </table:table-cell>
          <table:table-cell office:value-type="float" office:value="11867" table:style-name="ce11">
            <text:p>11,867</text:p>
          </table:table-cell>
          <table:table-cell office:value-type="float" office:value="11886" table:style-name="ce23">
            <text:p>11,88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石碇區</text:p>
          </table:table-cell>
          <table:table-cell office:value-type="float" office:value="3414" table:style-name="ce9">
            <text:p>3,414</text:p>
          </table:table-cell>
          <table:table-cell office:value-type="float" office:value="7584" table:style-name="ce11">
            <text:p>7,584</text:p>
          </table:table-cell>
          <table:table-cell office:value-type="float" office:value="4142" table:style-name="ce11">
            <text:p>4,142</text:p>
          </table:table-cell>
          <table:table-cell office:value-type="float" office:value="3442" table:style-name="ce23">
            <text:p>3,44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坪林區</text:p>
          </table:table-cell>
          <table:table-cell office:value-type="float" office:value="2542" table:style-name="ce9">
            <text:p>2,542</text:p>
          </table:table-cell>
          <table:table-cell office:value-type="float" office:value="6697" table:style-name="ce11">
            <text:p>6,697</text:p>
          </table:table-cell>
          <table:table-cell office:value-type="float" office:value="3649" table:style-name="ce11">
            <text:p>3,649</text:p>
          </table:table-cell>
          <table:table-cell office:value-type="float" office:value="3048" table:style-name="ce23">
            <text:p>3,04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三芝區</text:p>
          </table:table-cell>
          <table:table-cell office:value-type="float" office:value="9602" table:style-name="ce9">
            <text:p>9,602</text:p>
          </table:table-cell>
          <table:table-cell office:value-type="float" office:value="22557" table:style-name="ce11">
            <text:p>22,557</text:p>
          </table:table-cell>
          <table:table-cell office:value-type="float" office:value="11577" table:style-name="ce11">
            <text:p>11,577</text:p>
          </table:table-cell>
          <table:table-cell office:value-type="float" office:value="10980" table:style-name="ce23">
            <text:p>10,98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石門區</text:p>
          </table:table-cell>
          <table:table-cell office:value-type="float" office:value="4245" table:style-name="ce9">
            <text:p>4,245</text:p>
          </table:table-cell>
          <table:table-cell office:value-type="float" office:value="11517" table:style-name="ce11">
            <text:p>11,517</text:p>
          </table:table-cell>
          <table:table-cell office:value-type="float" office:value="5993" table:style-name="ce11">
            <text:p>5,993</text:p>
          </table:table-cell>
          <table:table-cell office:value-type="float" office:value="5524" table:style-name="ce23">
            <text:p>5,52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八里區</text:p>
          </table:table-cell>
          <table:table-cell office:value-type="float" office:value="15495" table:style-name="ce9">
            <text:p>15,495</text:p>
          </table:table-cell>
          <table:table-cell office:value-type="float" office:value="39718" table:style-name="ce11">
            <text:p>39,718</text:p>
          </table:table-cell>
          <table:table-cell office:value-type="float" office:value="19810" table:style-name="ce11">
            <text:p>19,810</text:p>
          </table:table-cell>
          <table:table-cell office:value-type="float" office:value="19908" table:style-name="ce23">
            <text:p>19,90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平溪區</text:p>
          </table:table-cell>
          <table:table-cell office:value-type="float" office:value="2263" table:style-name="ce9">
            <text:p>2,263</text:p>
          </table:table-cell>
          <table:table-cell office:value-type="float" office:value="4446" table:style-name="ce11">
            <text:p>4,446</text:p>
          </table:table-cell>
          <table:table-cell office:value-type="float" office:value="2493" table:style-name="ce11">
            <text:p>2,493</text:p>
          </table:table-cell>
          <table:table-cell office:value-type="float" office:value="1953" table:style-name="ce23">
            <text:p>1,95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雙溪區</text:p>
          </table:table-cell>
          <table:table-cell office:value-type="float" office:value="3742" table:style-name="ce9">
            <text:p>3,742</text:p>
          </table:table-cell>
          <table:table-cell office:value-type="float" office:value="8487" table:style-name="ce11">
            <text:p>8,487</text:p>
          </table:table-cell>
          <table:table-cell office:value-type="float" office:value="4603" table:style-name="ce11">
            <text:p>4,603</text:p>
          </table:table-cell>
          <table:table-cell office:value-type="float" office:value="3884" table:style-name="ce23">
            <text:p>3,88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貢寮區</text:p>
          </table:table-cell>
          <table:table-cell office:value-type="float" office:value="4361" table:style-name="ce9">
            <text:p>4,361</text:p>
          </table:table-cell>
          <table:table-cell office:value-type="float" office:value="11805" table:style-name="ce11">
            <text:p>11,805</text:p>
          </table:table-cell>
          <table:table-cell office:value-type="float" office:value="6041" table:style-name="ce11">
            <text:p>6,041</text:p>
          </table:table-cell>
          <table:table-cell office:value-type="float" office:value="5764" table:style-name="ce23">
            <text:p>5,76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金山區</text:p>
          </table:table-cell>
          <table:table-cell office:value-type="float" office:value="7187" table:style-name="ce9">
            <text:p>7,187</text:p>
          </table:table-cell>
          <table:table-cell office:value-type="float" office:value="21168" table:style-name="ce11">
            <text:p>21,168</text:p>
          </table:table-cell>
          <table:table-cell office:value-type="float" office:value="10408" table:style-name="ce11">
            <text:p>10,408</text:p>
          </table:table-cell>
          <table:table-cell office:value-type="float" office:value="10760" table:style-name="ce23">
            <text:p>10,76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萬里區</text:p>
          </table:table-cell>
          <table:table-cell office:value-type="float" office:value="7542" table:style-name="ce9">
            <text:p>7,542</text:p>
          </table:table-cell>
          <table:table-cell office:value-type="float" office:value="21735" table:style-name="ce11">
            <text:p>21,735</text:p>
          </table:table-cell>
          <table:table-cell office:value-type="float" office:value="10884" table:style-name="ce11">
            <text:p>10,884</text:p>
          </table:table-cell>
          <table:table-cell office:value-type="float" office:value="10851" table:style-name="ce23">
            <text:p>10,851</text:p>
          </table:table-cell>
          <table:table-cell table:number-columns-repeated="16379"/>
        </table:table-row>
        <table:table-row table:style-name="ro4">
          <table:table-cell office:value-type="string" table:style-name="ce42">
            <text:p>※烏來區</text:p>
          </table:table-cell>
          <table:table-cell office:value-type="float" office:value="1916" table:style-name="ce16">
            <text:p>1,916</text:p>
          </table:table-cell>
          <table:table-cell office:value-type="float" office:value="6390" table:style-name="ce18">
            <text:p>6,390</text:p>
          </table:table-cell>
          <table:table-cell office:value-type="float" office:value="3121" table:style-name="ce18">
            <text:p>3,121</text:p>
          </table:table-cell>
          <table:table-cell office:value-type="float" office:value="3269" table:style-name="ce19">
            <text:p>3,269</text:p>
          </table:table-cell>
          <table:table-cell table:number-columns-repeated="16379"/>
        </table:table-row>
        <table:table-row table:style-name="ro4">
          <table:table-cell office:value-type="string" table:style-name="ce93">
            <text:p>說明：表內列有「※」者表示山地鄉（區）。（以下縣市同）</text:p>
          </table:table-cell>
          <table:table-cell table:number-columns-repeated="16383" table:style-name="ce1"/>
        </table:table-row>
        <table:table-row table:number-rows-repeated="3" table:style-name="ro4">
          <table:table-cell table:number-columns-repeated="16384" table:style-name="ce1"/>
        </table:table-row>
        <table:table-row table:number-rows-repeated="1048539" table:style-name="ro8">
          <table:table-cell table:number-columns-repeated="16384"/>
        </table:table-row>
      </table:table>
      <table:table table:name="臺北市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table:style-name="ce86">
            <text:p>中華民國109年10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8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9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7">
            <text:p>臺北市</text:p>
          </table:table-cell>
          <table:table-cell office:value-type="float" office:value="1061934" table:style-name="ce71">
            <text:p>1,061,934</text:p>
          </table:table-cell>
          <table:table-cell office:value-type="float" office:value="2608332" table:style-name="ce79">
            <text:p>2,608,332</text:p>
          </table:table-cell>
          <table:table-cell office:value-type="float" office:value="1241493" table:style-name="ce79">
            <text:p>1,241,493</text:p>
          </table:table-cell>
          <table:table-cell office:value-type="float" office:value="1366839" table:style-name="ce73">
            <text:p>1,366,83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松山區</text:p>
          </table:table-cell>
          <table:table-cell office:value-type="float" office:value="81031" table:style-name="ce52">
            <text:p>81,031</text:p>
          </table:table-cell>
          <table:table-cell office:value-type="float" office:value="200767" table:style-name="ce11">
            <text:p>200,767</text:p>
          </table:table-cell>
          <table:table-cell office:value-type="float" office:value="93749" table:style-name="ce11">
            <text:p>93,749</text:p>
          </table:table-cell>
          <table:table-cell office:value-type="float" office:value="107018" table:style-name="ce10">
            <text:p>107,01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信義區</text:p>
          </table:table-cell>
          <table:table-cell office:value-type="float" office:value="89082" table:style-name="ce52">
            <text:p>89,082</text:p>
          </table:table-cell>
          <table:table-cell office:value-type="float" office:value="216015" table:style-name="ce11">
            <text:p>216,015</text:p>
          </table:table-cell>
          <table:table-cell office:value-type="float" office:value="102546" table:style-name="ce11">
            <text:p>102,546</text:p>
          </table:table-cell>
          <table:table-cell office:value-type="float" office:value="113469" table:style-name="ce10">
            <text:p>113,46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大安區</text:p>
          </table:table-cell>
          <table:table-cell office:value-type="float" office:value="121364" table:style-name="ce52">
            <text:p>121,364</text:p>
          </table:table-cell>
          <table:table-cell office:value-type="float" office:value="303209" table:style-name="ce11">
            <text:p>303,209</text:p>
          </table:table-cell>
          <table:table-cell office:value-type="float" office:value="141137" table:style-name="ce11">
            <text:p>141,137</text:p>
          </table:table-cell>
          <table:table-cell office:value-type="float" office:value="162072" table:style-name="ce10">
            <text:p>162,07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中山區</text:p>
          </table:table-cell>
          <table:table-cell office:value-type="float" office:value="101023" table:style-name="ce52">
            <text:p>101,023</text:p>
          </table:table-cell>
          <table:table-cell office:value-type="float" office:value="224707" table:style-name="ce11">
            <text:p>224,707</text:p>
          </table:table-cell>
          <table:table-cell office:value-type="float" office:value="104138" table:style-name="ce11">
            <text:p>104,138</text:p>
          </table:table-cell>
          <table:table-cell office:value-type="float" office:value="120569" table:style-name="ce10">
            <text:p>120,56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中正區</text:p>
          </table:table-cell>
          <table:table-cell office:value-type="float" office:value="65820" table:style-name="ce52">
            <text:p>65,820</text:p>
          </table:table-cell>
          <table:table-cell office:value-type="float" office:value="155508" table:style-name="ce11">
            <text:p>155,508</text:p>
          </table:table-cell>
          <table:table-cell office:value-type="float" office:value="73997" table:style-name="ce11">
            <text:p>73,997</text:p>
          </table:table-cell>
          <table:table-cell office:value-type="float" office:value="81511" table:style-name="ce10">
            <text:p>81,51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大同區</text:p>
          </table:table-cell>
          <table:table-cell office:value-type="float" office:value="52090" table:style-name="ce52">
            <text:p>52,090</text:p>
          </table:table-cell>
          <table:table-cell office:value-type="float" office:value="124081" table:style-name="ce11">
            <text:p>124,081</text:p>
          </table:table-cell>
          <table:table-cell office:value-type="float" office:value="60123" table:style-name="ce11">
            <text:p>60,123</text:p>
          </table:table-cell>
          <table:table-cell office:value-type="float" office:value="63958" table:style-name="ce10">
            <text:p>63,95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萬華區</text:p>
          </table:table-cell>
          <table:table-cell office:value-type="float" office:value="79401" table:style-name="ce52">
            <text:p>79,401</text:p>
          </table:table-cell>
          <table:table-cell office:value-type="float" office:value="183633" table:style-name="ce11">
            <text:p>183,633</text:p>
          </table:table-cell>
          <table:table-cell office:value-type="float" office:value="89891" table:style-name="ce11">
            <text:p>89,891</text:p>
          </table:table-cell>
          <table:table-cell office:value-type="float" office:value="93742" table:style-name="ce10">
            <text:p>93,74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文山區</text:p>
          </table:table-cell>
          <table:table-cell office:value-type="float" office:value="107753" table:style-name="ce52">
            <text:p>107,753</text:p>
          </table:table-cell>
          <table:table-cell office:value-type="float" office:value="268657" table:style-name="ce11">
            <text:p>268,657</text:p>
          </table:table-cell>
          <table:table-cell office:value-type="float" office:value="128352" table:style-name="ce11">
            <text:p>128,352</text:p>
          </table:table-cell>
          <table:table-cell office:value-type="float" office:value="140305" table:style-name="ce10">
            <text:p>140,30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南港區</text:p>
          </table:table-cell>
          <table:table-cell office:value-type="float" office:value="48083" table:style-name="ce52">
            <text:p>48,083</text:p>
          </table:table-cell>
          <table:table-cell office:value-type="float" office:value="119036" table:style-name="ce11">
            <text:p>119,036</text:p>
          </table:table-cell>
          <table:table-cell office:value-type="float" office:value="58064" table:style-name="ce11">
            <text:p>58,064</text:p>
          </table:table-cell>
          <table:table-cell office:value-type="float" office:value="60972" table:style-name="ce10">
            <text:p>60,97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內湖區</text:p>
          </table:table-cell>
          <table:table-cell office:value-type="float" office:value="109940" table:style-name="ce52">
            <text:p>109,940</text:p>
          </table:table-cell>
          <table:table-cell office:value-type="float" office:value="282965" table:style-name="ce11">
            <text:p>282,965</text:p>
          </table:table-cell>
          <table:table-cell office:value-type="float" office:value="134826" table:style-name="ce11">
            <text:p>134,826</text:p>
          </table:table-cell>
          <table:table-cell office:value-type="float" office:value="148139" table:style-name="ce10">
            <text:p>148,13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士林區</text:p>
          </table:table-cell>
          <table:table-cell office:value-type="float" office:value="108180" table:style-name="ce52">
            <text:p>108,180</text:p>
          </table:table-cell>
          <table:table-cell office:value-type="float" office:value="279188" table:style-name="ce11">
            <text:p>279,188</text:p>
          </table:table-cell>
          <table:table-cell office:value-type="float" office:value="134375" table:style-name="ce11">
            <text:p>134,375</text:p>
          </table:table-cell>
          <table:table-cell office:value-type="float" office:value="144813" table:style-name="ce10">
            <text:p>144,813</text:p>
          </table:table-cell>
          <table:table-cell table:number-columns-repeated="16379"/>
        </table:table-row>
        <table:table-row table:style-name="ro4">
          <table:table-cell office:value-type="string" table:style-name="ce24">
            <text:p>北投區</text:p>
          </table:table-cell>
          <table:table-cell office:value-type="float" office:value="98167" table:style-name="ce53">
            <text:p>98,167</text:p>
          </table:table-cell>
          <table:table-cell office:value-type="float" office:value="250566" table:style-name="ce18">
            <text:p>250,566</text:p>
          </table:table-cell>
          <table:table-cell office:value-type="float" office:value="120295" table:style-name="ce18">
            <text:p>120,295</text:p>
          </table:table-cell>
          <table:table-cell office:value-type="float" office:value="130271" table:style-name="ce17">
            <text:p>130,271</text:p>
          </table:table-cell>
          <table:table-cell table:number-columns-repeated="16379"/>
        </table:table-row>
        <table:table-row table:number-rows-repeated="3" table:style-name="ro4">
          <table:table-cell table:number-columns-repeated="2"/>
          <table:table-cell table:number-columns-repeated="16382" table:style-name="ce1"/>
        </table:table-row>
        <table:table-row table:style-name="ro4">
          <table:table-cell table:number-columns-repeated="2"/>
          <table:table-cell table:style-name="ce56"/>
          <table:table-cell table:number-columns-repeated="16381"/>
        </table:table-row>
        <table:table-row table:number-rows-repeated="12" table:style-name="ro4">
          <table:table-cell table:number-columns-repeated="2"/>
          <table:table-cell table:number-columns-repeated="16382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桃園市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table:style-name="ce86">
            <text:p>中華民國109年10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8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9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 table:style-name="ce1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77">
            <text:p>桃園市</text:p>
          </table:table-cell>
          <table:table-cell office:value-type="float" office:value="843925" table:style-name="ce71">
            <text:p>843,925</text:p>
          </table:table-cell>
          <table:table-cell office:value-type="float" office:value="2265940" table:style-name="ce79">
            <text:p>2,265,940</text:p>
          </table:table-cell>
          <table:table-cell office:value-type="float" office:value="1123132" table:style-name="ce79">
            <text:p>1,123,132</text:p>
          </table:table-cell>
          <table:table-cell office:value-type="float" office:value="1142808" table:style-name="ce83">
            <text:p>1,142,808</text:p>
          </table:table-cell>
          <table:table-cell table:style-name="ce1"/>
          <table:table-cell table:style-name="ce88"/>
          <table:table-cell table:number-columns-repeated="16377"/>
        </table:table-row>
        <table:table-row table:style-name="ro4">
          <table:table-cell office:value-type="string" table:style-name="ce14">
            <text:p>桃園區</text:p>
          </table:table-cell>
          <table:table-cell office:value-type="float" office:value="177356" table:style-name="ce52">
            <text:p>177,356</text:p>
          </table:table-cell>
          <table:table-cell office:value-type="float" office:value="456559" table:style-name="ce11">
            <text:p>456,559</text:p>
          </table:table-cell>
          <table:table-cell office:value-type="float" office:value="220787" table:style-name="ce11">
            <text:p>220,787</text:p>
          </table:table-cell>
          <table:table-cell office:value-type="float" office:value="235772" table:style-name="ce23">
            <text:p>235,772</text:p>
          </table:table-cell>
          <table:table-cell table:style-name="ce1"/>
          <table:table-cell table:style-name="ce88"/>
          <table:table-cell table:number-columns-repeated="16377"/>
        </table:table-row>
        <table:table-row table:style-name="ro4">
          <table:table-cell office:value-type="string" table:style-name="ce14">
            <text:p>中壢區</text:p>
          </table:table-cell>
          <table:table-cell office:value-type="float" office:value="160841" table:style-name="ce52">
            <text:p>160,841</text:p>
          </table:table-cell>
          <table:table-cell office:value-type="float" office:value="421807" table:style-name="ce11">
            <text:p>421,807</text:p>
          </table:table-cell>
          <table:table-cell office:value-type="float" office:value="206756" table:style-name="ce11">
            <text:p>206,756</text:p>
          </table:table-cell>
          <table:table-cell office:value-type="float" office:value="215051" table:style-name="ce23">
            <text:p>215,051</text:p>
          </table:table-cell>
          <table:table-cell table:style-name="ce1"/>
          <table:table-cell table:style-name="ce88"/>
          <table:table-cell table:number-columns-repeated="16377"/>
        </table:table-row>
        <table:table-row table:style-name="ro4">
          <table:table-cell office:value-type="string" table:style-name="ce14">
            <text:p>大溪區</text:p>
          </table:table-cell>
          <table:table-cell office:value-type="float" office:value="34101" table:style-name="ce52">
            <text:p>34,101</text:p>
          </table:table-cell>
          <table:table-cell office:value-type="float" office:value="95806" table:style-name="ce11">
            <text:p>95,806</text:p>
          </table:table-cell>
          <table:table-cell office:value-type="float" office:value="48693" table:style-name="ce11">
            <text:p>48,693</text:p>
          </table:table-cell>
          <table:table-cell office:value-type="float" office:value="47113" table:style-name="ce23">
            <text:p>47,113</text:p>
          </table:table-cell>
          <table:table-cell table:style-name="ce1"/>
          <table:table-cell table:style-name="ce88"/>
          <table:table-cell table:number-columns-repeated="16377"/>
        </table:table-row>
        <table:table-row table:style-name="ro4">
          <table:table-cell office:value-type="string" table:style-name="ce14">
            <text:p>楊梅區</text:p>
          </table:table-cell>
          <table:table-cell office:value-type="float" office:value="62379" table:style-name="ce52">
            <text:p>62,379</text:p>
          </table:table-cell>
          <table:table-cell office:value-type="float" office:value="174893" table:style-name="ce11">
            <text:p>174,893</text:p>
          </table:table-cell>
          <table:table-cell office:value-type="float" office:value="87785" table:style-name="ce11">
            <text:p>87,785</text:p>
          </table:table-cell>
          <table:table-cell office:value-type="float" office:value="87108" table:style-name="ce23">
            <text:p>87,108</text:p>
          </table:table-cell>
          <table:table-cell table:style-name="ce1"/>
          <table:table-cell table:style-name="ce88"/>
          <table:table-cell table:number-columns-repeated="16377"/>
        </table:table-row>
        <table:table-row table:style-name="ro4">
          <table:table-cell office:value-type="string" table:style-name="ce14">
            <text:p>蘆竹區</text:p>
          </table:table-cell>
          <table:table-cell office:value-type="float" office:value="61232" table:style-name="ce52">
            <text:p>61,232</text:p>
          </table:table-cell>
          <table:table-cell office:value-type="float" office:value="166985" table:style-name="ce11">
            <text:p>166,985</text:p>
          </table:table-cell>
          <table:table-cell office:value-type="float" office:value="82628" table:style-name="ce11">
            <text:p>82,628</text:p>
          </table:table-cell>
          <table:table-cell office:value-type="float" office:value="84357" table:style-name="ce23">
            <text:p>84,357</text:p>
          </table:table-cell>
          <table:table-cell table:style-name="ce1"/>
          <table:table-cell table:style-name="ce88"/>
          <table:table-cell table:number-columns-repeated="16377"/>
        </table:table-row>
        <table:table-row table:style-name="ro4">
          <table:table-cell office:value-type="string" table:style-name="ce14">
            <text:p>大園區</text:p>
          </table:table-cell>
          <table:table-cell office:value-type="float" office:value="35600" table:style-name="ce52">
            <text:p>35,600</text:p>
          </table:table-cell>
          <table:table-cell office:value-type="float" office:value="93578" table:style-name="ce11">
            <text:p>93,578</text:p>
          </table:table-cell>
          <table:table-cell office:value-type="float" office:value="47608" table:style-name="ce11">
            <text:p>47,608</text:p>
          </table:table-cell>
          <table:table-cell office:value-type="float" office:value="45970" table:style-name="ce23">
            <text:p>45,970</text:p>
          </table:table-cell>
          <table:table-cell table:style-name="ce1"/>
          <table:table-cell table:style-name="ce88"/>
          <table:table-cell table:number-columns-repeated="16377"/>
        </table:table-row>
        <table:table-row table:style-name="ro4">
          <table:table-cell office:value-type="string" table:style-name="ce14">
            <text:p>龜山區</text:p>
          </table:table-cell>
          <table:table-cell office:value-type="float" office:value="65342" table:style-name="ce52">
            <text:p>65,342</text:p>
          </table:table-cell>
          <table:table-cell office:value-type="float" office:value="164248" table:style-name="ce11">
            <text:p>164,248</text:p>
          </table:table-cell>
          <table:table-cell office:value-type="float" office:value="81541" table:style-name="ce11">
            <text:p>81,541</text:p>
          </table:table-cell>
          <table:table-cell office:value-type="float" office:value="82707" table:style-name="ce23">
            <text:p>82,707</text:p>
          </table:table-cell>
          <table:table-cell table:style-name="ce1"/>
          <table:table-cell table:style-name="ce88"/>
          <table:table-cell table:number-columns-repeated="16377"/>
        </table:table-row>
        <table:table-row table:style-name="ro4">
          <table:table-cell office:value-type="string" table:style-name="ce14">
            <text:p>八德區</text:p>
          </table:table-cell>
          <table:table-cell office:value-type="float" office:value="76212" table:style-name="ce52">
            <text:p>76,212</text:p>
          </table:table-cell>
          <table:table-cell office:value-type="float" office:value="208673" table:style-name="ce11">
            <text:p>208,673</text:p>
          </table:table-cell>
          <table:table-cell office:value-type="float" office:value="103785" table:style-name="ce11">
            <text:p>103,785</text:p>
          </table:table-cell>
          <table:table-cell office:value-type="float" office:value="104888" table:style-name="ce23">
            <text:p>104,888</text:p>
          </table:table-cell>
          <table:table-cell table:style-name="ce1"/>
          <table:table-cell table:style-name="ce88"/>
          <table:table-cell table:number-columns-repeated="16377"/>
        </table:table-row>
        <table:table-row table:style-name="ro4">
          <table:table-cell office:value-type="string" table:style-name="ce14">
            <text:p>龍潭區</text:p>
          </table:table-cell>
          <table:table-cell office:value-type="float" office:value="44037" table:style-name="ce52">
            <text:p>44,037</text:p>
          </table:table-cell>
          <table:table-cell office:value-type="float" office:value="124286" table:style-name="ce11">
            <text:p>124,286</text:p>
          </table:table-cell>
          <table:table-cell office:value-type="float" office:value="61962" table:style-name="ce11">
            <text:p>61,962</text:p>
          </table:table-cell>
          <table:table-cell office:value-type="float" office:value="62324" table:style-name="ce23">
            <text:p>62,324</text:p>
          </table:table-cell>
          <table:table-cell table:style-name="ce1"/>
          <table:table-cell table:style-name="ce88"/>
          <table:table-cell table:number-columns-repeated="16377"/>
        </table:table-row>
        <table:table-row table:style-name="ro4">
          <table:table-cell office:value-type="string" table:style-name="ce14">
            <text:p>平鎮區</text:p>
          </table:table-cell>
          <table:table-cell office:value-type="float" office:value="80928" table:style-name="ce52">
            <text:p>80,928</text:p>
          </table:table-cell>
          <table:table-cell office:value-type="float" office:value="228632" table:style-name="ce11">
            <text:p>228,632</text:p>
          </table:table-cell>
          <table:table-cell office:value-type="float" office:value="113133" table:style-name="ce11">
            <text:p>113,133</text:p>
          </table:table-cell>
          <table:table-cell office:value-type="float" office:value="115499" table:style-name="ce23">
            <text:p>115,499</text:p>
          </table:table-cell>
          <table:table-cell table:style-name="ce1"/>
          <table:table-cell table:style-name="ce88"/>
          <table:table-cell table:number-columns-repeated="16377"/>
        </table:table-row>
        <table:table-row table:style-name="ro4">
          <table:table-cell office:value-type="string" table:style-name="ce14">
            <text:p>新屋區</text:p>
          </table:table-cell>
          <table:table-cell office:value-type="float" office:value="17232" table:style-name="ce52">
            <text:p>17,232</text:p>
          </table:table-cell>
          <table:table-cell office:value-type="float" office:value="49311" table:style-name="ce11">
            <text:p>49,311</text:p>
          </table:table-cell>
          <table:table-cell office:value-type="float" office:value="26208" table:style-name="ce11">
            <text:p>26,208</text:p>
          </table:table-cell>
          <table:table-cell office:value-type="float" office:value="23103" table:style-name="ce23">
            <text:p>23,103</text:p>
          </table:table-cell>
          <table:table-cell table:style-name="ce1"/>
          <table:table-cell table:style-name="ce88"/>
          <table:table-cell table:number-columns-repeated="16377"/>
        </table:table-row>
        <table:table-row table:style-name="ro4">
          <table:table-cell office:value-type="string" table:style-name="ce14">
            <text:p>觀音區</text:p>
          </table:table-cell>
          <table:table-cell office:value-type="float" office:value="24811" table:style-name="ce52">
            <text:p>24,811</text:p>
          </table:table-cell>
          <table:table-cell office:value-type="float" office:value="68854" table:style-name="ce11">
            <text:p>68,854</text:p>
          </table:table-cell>
          <table:table-cell office:value-type="float" office:value="35614" table:style-name="ce11">
            <text:p>35,614</text:p>
          </table:table-cell>
          <table:table-cell office:value-type="float" office:value="33240" table:style-name="ce23">
            <text:p>33,240</text:p>
          </table:table-cell>
          <table:table-cell table:style-name="ce14"/>
          <table:table-cell table:style-name="ce88"/>
          <table:table-cell table:number-columns-repeated="16377"/>
        </table:table-row>
        <table:table-row table:style-name="ro4">
          <table:table-cell office:value-type="string" table:style-name="ce24">
            <text:p>※復興區</text:p>
          </table:table-cell>
          <table:table-cell office:value-type="float" office:value="3854" table:style-name="ce53">
            <text:p>3,854</text:p>
          </table:table-cell>
          <table:table-cell office:value-type="float" office:value="12308" table:style-name="ce18">
            <text:p>12,308</text:p>
          </table:table-cell>
          <table:table-cell office:value-type="float" office:value="6632" table:style-name="ce18">
            <text:p>6,632</text:p>
          </table:table-cell>
          <table:table-cell office:value-type="float" office:value="5676" table:style-name="ce19">
            <text:p>5,676</text:p>
          </table:table-cell>
          <table:table-cell table:number-columns-repeated="16379"/>
        </table:table-row>
        <table:table-row table:style-name="ro4">
          <table:table-cell table:style-name="ce87"/>
          <table:table-cell table:number-columns-repeated="16383" table:style-name="ce1"/>
        </table:table-row>
        <table:table-row table:style-name="ro4">
          <table:table-cell table:number-columns-repeated="16384" table:style-name="ce1"/>
        </table:table-row>
        <table:table-row table:number-rows-repeated="2" table:style-name="ro4">
          <table:table-cell table:number-columns-repeated="2" table:style-name="ce1"/>
          <table:table-cell table:number-columns-repeated="2" table:style-name="ce56"/>
          <table:table-cell table:number-columns-repeated="16380" table:style-name="ce1"/>
        </table:table-row>
        <table:table-row table:number-rows-repeated="11" table:style-name="ro4">
          <table:table-cell table:number-columns-repeated="16384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臺中市" table:style-name="ta1">
        <table:table-column table:style-name="co1" table:default-cell-style-name="ce4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style-name="ce4"/>
          <table:table-cell table:style-name="ce26"/>
          <table:table-cell office:value-type="string" table:style-name="ce86">
            <text:p>中華民國109年10月底</text:p>
          </table:table-cell>
          <table:table-cell table:number-columns-repeated="2" table:style-name="ce26"/>
          <table:table-cell table:number-columns-repeated="16379"/>
        </table:table-row>
        <table:table-row table:style-name="ro1">
          <table:table-cell office:value-type="string" table:number-columns-spanned="1" table:number-rows-spanned="2" table:style-name="ce108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9">
            <text:p>戶 <text:s text:c="3"/>數</text:p>
          </table:table-cell>
          <table:table-cell office:value-type="string" table:style-name="ce2">
            <text:p>人 <text:s text:c="7"/>口 <text:s text:c="7"/>數</text:p>
          </table:table-cell>
          <table:table-cell table:number-columns-repeated="2" table:style-name="ce3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81">
            <text:p>臺中市</text:p>
          </table:table-cell>
          <table:table-cell office:value-type="float" office:value="999909" table:style-name="ce71">
            <text:p>999,909</text:p>
          </table:table-cell>
          <table:table-cell office:value-type="float" office:value="2817547" table:style-name="ce79">
            <text:p>2,817,547</text:p>
          </table:table-cell>
          <table:table-cell office:value-type="float" office:value="1384267" table:style-name="ce79">
            <text:p>1,384,267</text:p>
          </table:table-cell>
          <table:table-cell office:value-type="float" office:value="1433280" table:style-name="ce73">
            <text:p>1,433,280</text:p>
          </table:table-cell>
          <table:table-cell table:number-columns-repeated="16379"/>
        </table:table-row>
        <table:table-row table:style-name="ro4">
          <table:table-cell office:value-type="string" table:style-name="ce65">
            <text:p>中　區</text:p>
          </table:table-cell>
          <table:table-cell office:value-type="float" office:value="7961" table:style-name="ce52">
            <text:p>7,961</text:p>
          </table:table-cell>
          <table:table-cell office:value-type="float" office:value="18173" table:style-name="ce11">
            <text:p>18,173</text:p>
          </table:table-cell>
          <table:table-cell office:value-type="float" office:value="8994" table:style-name="ce11">
            <text:p>8,994</text:p>
          </table:table-cell>
          <table:table-cell office:value-type="float" office:value="9179" table:style-name="ce10">
            <text:p>9,179</text:p>
          </table:table-cell>
          <table:table-cell table:number-columns-repeated="16379"/>
        </table:table-row>
        <table:table-row table:style-name="ro4">
          <table:table-cell office:value-type="string" table:style-name="ce65">
            <text:p>東　區</text:p>
          </table:table-cell>
          <table:table-cell office:value-type="float" office:value="28767" table:style-name="ce52">
            <text:p>28,767</text:p>
          </table:table-cell>
          <table:table-cell office:value-type="float" office:value="75769" table:style-name="ce11">
            <text:p>75,769</text:p>
          </table:table-cell>
          <table:table-cell office:value-type="float" office:value="37529" table:style-name="ce11">
            <text:p>37,529</text:p>
          </table:table-cell>
          <table:table-cell office:value-type="float" office:value="38240" table:style-name="ce10">
            <text:p>38,240</text:p>
          </table:table-cell>
          <table:table-cell table:number-columns-repeated="16379"/>
        </table:table-row>
        <table:table-row table:style-name="ro4">
          <table:table-cell office:value-type="string" table:style-name="ce69">
            <text:p>南　區</text:p>
          </table:table-cell>
          <table:table-cell office:value-type="float" office:value="50140" table:style-name="ce52">
            <text:p>50,140</text:p>
          </table:table-cell>
          <table:table-cell office:value-type="float" office:value="126585" table:style-name="ce11">
            <text:p>126,585</text:p>
          </table:table-cell>
          <table:table-cell office:value-type="float" office:value="60523" table:style-name="ce11">
            <text:p>60,523</text:p>
          </table:table-cell>
          <table:table-cell office:value-type="float" office:value="66062" table:style-name="ce10">
            <text:p>66,062</text:p>
          </table:table-cell>
          <table:table-cell table:number-columns-repeated="16379"/>
        </table:table-row>
        <table:table-row table:style-name="ro4">
          <table:table-cell office:value-type="string" table:style-name="ce69">
            <text:p>西　區</text:p>
          </table:table-cell>
          <table:table-cell office:value-type="float" office:value="46296" table:style-name="ce52">
            <text:p>46,296</text:p>
          </table:table-cell>
          <table:table-cell office:value-type="float" office:value="114618" table:style-name="ce11">
            <text:p>114,618</text:p>
          </table:table-cell>
          <table:table-cell office:value-type="float" office:value="54255" table:style-name="ce11">
            <text:p>54,255</text:p>
          </table:table-cell>
          <table:table-cell office:value-type="float" office:value="60363" table:style-name="ce10">
            <text:p>60,363</text:p>
          </table:table-cell>
          <table:table-cell table:number-columns-repeated="16379"/>
        </table:table-row>
        <table:table-row table:style-name="ro4">
          <table:table-cell office:value-type="string" table:style-name="ce65">
            <text:p>北　區</text:p>
          </table:table-cell>
          <table:table-cell office:value-type="float" office:value="60561" table:style-name="ce52">
            <text:p>60,561</text:p>
          </table:table-cell>
          <table:table-cell office:value-type="float" office:value="146676" table:style-name="ce11">
            <text:p>146,676</text:p>
          </table:table-cell>
          <table:table-cell office:value-type="float" office:value="69912" table:style-name="ce11">
            <text:p>69,912</text:p>
          </table:table-cell>
          <table:table-cell office:value-type="float" office:value="76764" table:style-name="ce10">
            <text:p>76,764</text:p>
          </table:table-cell>
          <table:table-cell table:number-columns-repeated="16379"/>
        </table:table-row>
        <table:table-row table:style-name="ro4">
          <table:table-cell office:value-type="string" table:style-name="ce65">
            <text:p>西屯區</text:p>
          </table:table-cell>
          <table:table-cell office:value-type="float" office:value="89639" table:style-name="ce52">
            <text:p>89,639</text:p>
          </table:table-cell>
          <table:table-cell office:value-type="float" office:value="230978" table:style-name="ce11">
            <text:p>230,978</text:p>
          </table:table-cell>
          <table:table-cell office:value-type="float" office:value="110607" table:style-name="ce11">
            <text:p>110,607</text:p>
          </table:table-cell>
          <table:table-cell office:value-type="float" office:value="120371" table:style-name="ce10">
            <text:p>120,371</text:p>
          </table:table-cell>
          <table:table-cell table:number-columns-repeated="16379"/>
        </table:table-row>
        <table:table-row table:style-name="ro4">
          <table:table-cell office:value-type="string" table:style-name="ce65">
            <text:p>南屯區</text:p>
          </table:table-cell>
          <table:table-cell office:value-type="float" office:value="66421" table:style-name="ce52">
            <text:p>66,421</text:p>
          </table:table-cell>
          <table:table-cell office:value-type="float" office:value="175439" table:style-name="ce11">
            <text:p>175,439</text:p>
          </table:table-cell>
          <table:table-cell office:value-type="float" office:value="83806" table:style-name="ce11">
            <text:p>83,806</text:p>
          </table:table-cell>
          <table:table-cell office:value-type="float" office:value="91633" table:style-name="ce10">
            <text:p>91,633</text:p>
          </table:table-cell>
          <table:table-cell table:number-columns-repeated="16379"/>
        </table:table-row>
        <table:table-row table:style-name="ro4">
          <table:table-cell office:value-type="string" table:style-name="ce65">
            <text:p>北屯區</text:p>
          </table:table-cell>
          <table:table-cell office:value-type="float" office:value="106863" table:style-name="ce52">
            <text:p>106,863</text:p>
          </table:table-cell>
          <table:table-cell office:value-type="float" office:value="286208" table:style-name="ce11">
            <text:p>286,208</text:p>
          </table:table-cell>
          <table:table-cell office:value-type="float" office:value="136621" table:style-name="ce11">
            <text:p>136,621</text:p>
          </table:table-cell>
          <table:table-cell office:value-type="float" office:value="149587" table:style-name="ce10">
            <text:p>149,587</text:p>
          </table:table-cell>
          <table:table-cell table:number-columns-repeated="16379"/>
        </table:table-row>
        <table:table-row table:style-name="ro4">
          <table:table-cell office:value-type="string" table:style-name="ce66">
            <text:p>豐原區</text:p>
          </table:table-cell>
          <table:table-cell office:value-type="float" office:value="55108" table:style-name="ce52">
            <text:p>55,108</text:p>
          </table:table-cell>
          <table:table-cell office:value-type="float" office:value="166199" table:style-name="ce11">
            <text:p>166,199</text:p>
          </table:table-cell>
          <table:table-cell office:value-type="float" office:value="81915" table:style-name="ce11">
            <text:p>81,915</text:p>
          </table:table-cell>
          <table:table-cell office:value-type="float" office:value="84284" table:style-name="ce10">
            <text:p>84,284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東勢區</text:p>
          </table:table-cell>
          <table:table-cell office:value-type="float" office:value="17501" table:style-name="ce52">
            <text:p>17,501</text:p>
          </table:table-cell>
          <table:table-cell office:value-type="float" office:value="49250" table:style-name="ce11">
            <text:p>49,250</text:p>
          </table:table-cell>
          <table:table-cell office:value-type="float" office:value="25254" table:style-name="ce11">
            <text:p>25,254</text:p>
          </table:table-cell>
          <table:table-cell office:value-type="float" office:value="23996" table:style-name="ce10">
            <text:p>23,996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大甲區</text:p>
          </table:table-cell>
          <table:table-cell office:value-type="float" office:value="23761" table:style-name="ce52">
            <text:p>23,761</text:p>
          </table:table-cell>
          <table:table-cell office:value-type="float" office:value="76116" table:style-name="ce11">
            <text:p>76,116</text:p>
          </table:table-cell>
          <table:table-cell office:value-type="float" office:value="38198" table:style-name="ce11">
            <text:p>38,198</text:p>
          </table:table-cell>
          <table:table-cell office:value-type="float" office:value="37918" table:style-name="ce10">
            <text:p>37,918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清水區</text:p>
          </table:table-cell>
          <table:table-cell office:value-type="float" office:value="29148" table:style-name="ce52">
            <text:p>29,148</text:p>
          </table:table-cell>
          <table:table-cell office:value-type="float" office:value="87863" table:style-name="ce11">
            <text:p>87,863</text:p>
          </table:table-cell>
          <table:table-cell office:value-type="float" office:value="44878" table:style-name="ce11">
            <text:p>44,878</text:p>
          </table:table-cell>
          <table:table-cell office:value-type="float" office:value="42985" table:style-name="ce10">
            <text:p>42,985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沙鹿區</text:p>
          </table:table-cell>
          <table:table-cell office:value-type="float" office:value="31236" table:style-name="ce52">
            <text:p>31,236</text:p>
          </table:table-cell>
          <table:table-cell office:value-type="float" office:value="95135" table:style-name="ce11">
            <text:p>95,135</text:p>
          </table:table-cell>
          <table:table-cell office:value-type="float" office:value="47849" table:style-name="ce11">
            <text:p>47,849</text:p>
          </table:table-cell>
          <table:table-cell office:value-type="float" office:value="47286" table:style-name="ce10">
            <text:p>47,286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梧棲區</text:p>
          </table:table-cell>
          <table:table-cell office:value-type="float" office:value="18974" table:style-name="ce52">
            <text:p>18,974</text:p>
          </table:table-cell>
          <table:table-cell office:value-type="float" office:value="59199" table:style-name="ce11">
            <text:p>59,199</text:p>
          </table:table-cell>
          <table:table-cell office:value-type="float" office:value="29639" table:style-name="ce11">
            <text:p>29,639</text:p>
          </table:table-cell>
          <table:table-cell office:value-type="float" office:value="29560" table:style-name="ce10">
            <text:p>29,560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后里區</text:p>
          </table:table-cell>
          <table:table-cell office:value-type="float" office:value="16771" table:style-name="ce52">
            <text:p>16,771</text:p>
          </table:table-cell>
          <table:table-cell office:value-type="float" office:value="54374" table:style-name="ce11">
            <text:p>54,374</text:p>
          </table:table-cell>
          <table:table-cell office:value-type="float" office:value="27556" table:style-name="ce11">
            <text:p>27,556</text:p>
          </table:table-cell>
          <table:table-cell office:value-type="float" office:value="26818" table:style-name="ce10">
            <text:p>26,818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神岡區</text:p>
          </table:table-cell>
          <table:table-cell office:value-type="float" office:value="20193" table:style-name="ce52">
            <text:p>20,193</text:p>
          </table:table-cell>
          <table:table-cell office:value-type="float" office:value="65550" table:style-name="ce11">
            <text:p>65,550</text:p>
          </table:table-cell>
          <table:table-cell office:value-type="float" office:value="33388" table:style-name="ce11">
            <text:p>33,388</text:p>
          </table:table-cell>
          <table:table-cell office:value-type="float" office:value="32162" table:style-name="ce10">
            <text:p>32,162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潭子區</text:p>
          </table:table-cell>
          <table:table-cell office:value-type="float" office:value="37437" table:style-name="ce52">
            <text:p>37,437</text:p>
          </table:table-cell>
          <table:table-cell office:value-type="float" office:value="109274" table:style-name="ce11">
            <text:p>109,274</text:p>
          </table:table-cell>
          <table:table-cell office:value-type="float" office:value="53919" table:style-name="ce11">
            <text:p>53,919</text:p>
          </table:table-cell>
          <table:table-cell office:value-type="float" office:value="55355" table:style-name="ce10">
            <text:p>55,355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大雅區</text:p>
          </table:table-cell>
          <table:table-cell office:value-type="float" office:value="30544" table:style-name="ce52">
            <text:p>30,544</text:p>
          </table:table-cell>
          <table:table-cell office:value-type="float" office:value="95703" table:style-name="ce11">
            <text:p>95,703</text:p>
          </table:table-cell>
          <table:table-cell office:value-type="float" office:value="47606" table:style-name="ce11">
            <text:p>47,606</text:p>
          </table:table-cell>
          <table:table-cell office:value-type="float" office:value="48097" table:style-name="ce10">
            <text:p>48,097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新社區</text:p>
          </table:table-cell>
          <table:table-cell office:value-type="float" office:value="7714" table:style-name="ce52">
            <text:p>7,714</text:p>
          </table:table-cell>
          <table:table-cell office:value-type="float" office:value="24108" table:style-name="ce11">
            <text:p>24,108</text:p>
          </table:table-cell>
          <table:table-cell office:value-type="float" office:value="12452" table:style-name="ce11">
            <text:p>12,452</text:p>
          </table:table-cell>
          <table:table-cell office:value-type="float" office:value="11656" table:style-name="ce10">
            <text:p>11,656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石岡區</text:p>
          </table:table-cell>
          <table:table-cell office:value-type="float" office:value="4952" table:style-name="ce52">
            <text:p>4,952</text:p>
          </table:table-cell>
          <table:table-cell office:value-type="float" office:value="14659" table:style-name="ce11">
            <text:p>14,659</text:p>
          </table:table-cell>
          <table:table-cell office:value-type="float" office:value="7556" table:style-name="ce11">
            <text:p>7,556</text:p>
          </table:table-cell>
          <table:table-cell office:value-type="float" office:value="7103" table:style-name="ce10">
            <text:p>7,103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外埔區</text:p>
          </table:table-cell>
          <table:table-cell office:value-type="float" office:value="9963" table:style-name="ce52">
            <text:p>9,963</text:p>
          </table:table-cell>
          <table:table-cell office:value-type="float" office:value="31989" table:style-name="ce11">
            <text:p>31,989</text:p>
          </table:table-cell>
          <table:table-cell office:value-type="float" office:value="16303" table:style-name="ce11">
            <text:p>16,303</text:p>
          </table:table-cell>
          <table:table-cell office:value-type="float" office:value="15686" table:style-name="ce10">
            <text:p>15,686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大安區</text:p>
          </table:table-cell>
          <table:table-cell office:value-type="float" office:value="5627" table:style-name="ce52">
            <text:p>5,627</text:p>
          </table:table-cell>
          <table:table-cell office:value-type="float" office:value="18925" table:style-name="ce11">
            <text:p>18,925</text:p>
          </table:table-cell>
          <table:table-cell office:value-type="float" office:value="9990" table:style-name="ce11">
            <text:p>9,990</text:p>
          </table:table-cell>
          <table:table-cell office:value-type="float" office:value="8935" table:style-name="ce10">
            <text:p>8,935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烏日區</text:p>
          </table:table-cell>
          <table:table-cell office:value-type="float" office:value="26408" table:style-name="ce52">
            <text:p>26,408</text:p>
          </table:table-cell>
          <table:table-cell office:value-type="float" office:value="76249" table:style-name="ce11">
            <text:p>76,249</text:p>
          </table:table-cell>
          <table:table-cell office:value-type="float" office:value="38120" table:style-name="ce11">
            <text:p>38,120</text:p>
          </table:table-cell>
          <table:table-cell office:value-type="float" office:value="38129" table:style-name="ce10">
            <text:p>38,129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大肚區</text:p>
          </table:table-cell>
          <table:table-cell office:value-type="float" office:value="18256" table:style-name="ce52">
            <text:p>18,256</text:p>
          </table:table-cell>
          <table:table-cell office:value-type="float" office:value="56759" table:style-name="ce11">
            <text:p>56,759</text:p>
          </table:table-cell>
          <table:table-cell office:value-type="float" office:value="28928" table:style-name="ce11">
            <text:p>28,928</text:p>
          </table:table-cell>
          <table:table-cell office:value-type="float" office:value="27831" table:style-name="ce10">
            <text:p>27,831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龍井區</text:p>
          </table:table-cell>
          <table:table-cell office:value-type="float" office:value="24115" table:style-name="ce52">
            <text:p>24,115</text:p>
          </table:table-cell>
          <table:table-cell office:value-type="float" office:value="77998" table:style-name="ce11">
            <text:p>77,998</text:p>
          </table:table-cell>
          <table:table-cell office:value-type="float" office:value="39190" table:style-name="ce11">
            <text:p>39,190</text:p>
          </table:table-cell>
          <table:table-cell office:value-type="float" office:value="38808" table:style-name="ce10">
            <text:p>38,808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霧峰區</text:p>
          </table:table-cell>
          <table:table-cell office:value-type="float" office:value="20832" table:style-name="ce52">
            <text:p>20,832</text:p>
          </table:table-cell>
          <table:table-cell office:value-type="float" office:value="65144" table:style-name="ce11">
            <text:p>65,144</text:p>
          </table:table-cell>
          <table:table-cell office:value-type="float" office:value="32967" table:style-name="ce11">
            <text:p>32,967</text:p>
          </table:table-cell>
          <table:table-cell office:value-type="float" office:value="32177" table:style-name="ce10">
            <text:p>32,177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太平區</text:p>
          </table:table-cell>
          <table:table-cell office:value-type="float" office:value="67706" table:style-name="ce52">
            <text:p>67,706</text:p>
          </table:table-cell>
          <table:table-cell office:value-type="float" office:value="194835" table:style-name="ce11">
            <text:p>194,835</text:p>
          </table:table-cell>
          <table:table-cell office:value-type="float" office:value="96227" table:style-name="ce11">
            <text:p>96,227</text:p>
          </table:table-cell>
          <table:table-cell office:value-type="float" office:value="98608" table:style-name="ce10">
            <text:p>98,608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大里區</text:p>
          </table:table-cell>
          <table:table-cell office:value-type="float" office:value="72384" table:style-name="ce52">
            <text:p>72,384</text:p>
          </table:table-cell>
          <table:table-cell office:value-type="float" office:value="212957" table:style-name="ce11">
            <text:p>212,957</text:p>
          </table:table-cell>
          <table:table-cell office:value-type="float" office:value="104287" table:style-name="ce11">
            <text:p>104,287</text:p>
          </table:table-cell>
          <table:table-cell office:value-type="float" office:value="108670" table:style-name="ce10">
            <text:p>108,670</text:p>
          </table:table-cell>
          <table:table-cell table:number-columns-repeated="16379"/>
        </table:table-row>
        <table:table-row table:style-name="ro4">
          <table:table-cell office:value-type="string" table:style-name="ce68">
            <text:p>※和平區</text:p>
          </table:table-cell>
          <table:table-cell office:value-type="float" office:value="4631" table:style-name="ce53">
            <text:p>4,631</text:p>
          </table:table-cell>
          <table:table-cell office:value-type="float" office:value="10815" table:style-name="ce18">
            <text:p>10,815</text:p>
          </table:table-cell>
          <table:table-cell office:value-type="float" office:value="5798" table:style-name="ce18">
            <text:p>5,798</text:p>
          </table:table-cell>
          <table:table-cell office:value-type="float" office:value="5017" table:style-name="ce17">
            <text:p>5,017</text:p>
          </table:table-cell>
          <table:table-cell table:number-columns-repeated="16379"/>
        </table:table-row>
        <table:table-row table:number-rows-repeated="4" table:style-name="ro4">
          <table:table-cell table:style-name="ce4"/>
          <table:table-cell table:number-columns-repeated="16383" table:style-name="ce1"/>
        </table:table-row>
        <table:table-row table:number-rows-repeated="1048539" table:style-name="ro8">
          <table:table-cell table:number-columns-repeated="16384"/>
        </table:table-row>
      </table:table>
      <table:table table:name="臺南市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table:style-name="ce86">
            <text:p>中華民國109年10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8">
            <text:p>區域別</text:p>
          </table:table-cell>
          <table:table-cell office:value-type="string" table:number-columns-spanned="1" table:number-rows-spanned="2" table:style-name="ce109">
            <text:p>戶數</text:p>
          </table:table-cell>
          <table:table-cell office:value-type="string" table:style-name="ce20">
            <text:p>人口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7">
            <text:p>臺南市</text:p>
          </table:table-cell>
          <table:table-cell office:value-type="float" office:value="703073" table:style-name="ce71">
            <text:p>703,073</text:p>
          </table:table-cell>
          <table:table-cell office:value-type="float" office:value="1875909" table:style-name="ce79">
            <text:p>1,875,909</text:p>
          </table:table-cell>
          <table:table-cell office:value-type="float" office:value="934400" table:style-name="ce79">
            <text:p>934,400</text:p>
          </table:table-cell>
          <table:table-cell office:value-type="float" office:value="941509" table:style-name="ce73">
            <text:p>941,509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新營區</text:p>
          </table:table-cell>
          <table:table-cell office:value-type="float" office:value="29453" table:style-name="ce52">
            <text:p>29,453</text:p>
          </table:table-cell>
          <table:table-cell office:value-type="float" office:value="76405" table:style-name="ce11">
            <text:p>76,405</text:p>
          </table:table-cell>
          <table:table-cell office:value-type="float" office:value="37775" table:style-name="ce11">
            <text:p>37,775</text:p>
          </table:table-cell>
          <table:table-cell office:value-type="float" office:value="38630" table:style-name="ce10">
            <text:p>38,630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鹽水區</text:p>
          </table:table-cell>
          <table:table-cell office:value-type="float" office:value="10134" table:style-name="ce52">
            <text:p>10,134</text:p>
          </table:table-cell>
          <table:table-cell office:value-type="float" office:value="25059" table:style-name="ce11">
            <text:p>25,059</text:p>
          </table:table-cell>
          <table:table-cell office:value-type="float" office:value="13048" table:style-name="ce11">
            <text:p>13,048</text:p>
          </table:table-cell>
          <table:table-cell office:value-type="float" office:value="12011" table:style-name="ce10">
            <text:p>12,011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白河區</text:p>
          </table:table-cell>
          <table:table-cell office:value-type="float" office:value="10752" table:style-name="ce52">
            <text:p>10,752</text:p>
          </table:table-cell>
          <table:table-cell office:value-type="float" office:value="27334" table:style-name="ce11">
            <text:p>27,334</text:p>
          </table:table-cell>
          <table:table-cell office:value-type="float" office:value="14273" table:style-name="ce11">
            <text:p>14,273</text:p>
          </table:table-cell>
          <table:table-cell office:value-type="float" office:value="13061" table:style-name="ce10">
            <text:p>13,061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柳營區</text:p>
          </table:table-cell>
          <table:table-cell office:value-type="float" office:value="7995" table:style-name="ce52">
            <text:p>7,995</text:p>
          </table:table-cell>
          <table:table-cell office:value-type="float" office:value="20867" table:style-name="ce11">
            <text:p>20,867</text:p>
          </table:table-cell>
          <table:table-cell office:value-type="float" office:value="10845" table:style-name="ce11">
            <text:p>10,845</text:p>
          </table:table-cell>
          <table:table-cell office:value-type="float" office:value="10022" table:style-name="ce10">
            <text:p>10,022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後壁區</text:p>
          </table:table-cell>
          <table:table-cell office:value-type="float" office:value="8782" table:style-name="ce52">
            <text:p>8,782</text:p>
          </table:table-cell>
          <table:table-cell office:value-type="float" office:value="22785" table:style-name="ce11">
            <text:p>22,785</text:p>
          </table:table-cell>
          <table:table-cell office:value-type="float" office:value="11823" table:style-name="ce11">
            <text:p>11,823</text:p>
          </table:table-cell>
          <table:table-cell office:value-type="float" office:value="10962" table:style-name="ce10">
            <text:p>10,962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東山區</text:p>
          </table:table-cell>
          <table:table-cell office:value-type="float" office:value="8286" table:style-name="ce52">
            <text:p>8,286</text:p>
          </table:table-cell>
          <table:table-cell office:value-type="float" office:value="20190" table:style-name="ce11">
            <text:p>20,190</text:p>
          </table:table-cell>
          <table:table-cell office:value-type="float" office:value="10739" table:style-name="ce11">
            <text:p>10,739</text:p>
          </table:table-cell>
          <table:table-cell office:value-type="float" office:value="9451" table:style-name="ce10">
            <text:p>9,451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麻豆區</text:p>
          </table:table-cell>
          <table:table-cell office:value-type="float" office:value="16042" table:style-name="ce52">
            <text:p>16,042</text:p>
          </table:table-cell>
          <table:table-cell office:value-type="float" office:value="43748" table:style-name="ce11">
            <text:p>43,748</text:p>
          </table:table-cell>
          <table:table-cell office:value-type="float" office:value="22230" table:style-name="ce11">
            <text:p>22,230</text:p>
          </table:table-cell>
          <table:table-cell office:value-type="float" office:value="21518" table:style-name="ce10">
            <text:p>21,518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下營區</text:p>
          </table:table-cell>
          <table:table-cell office:value-type="float" office:value="9431" table:style-name="ce52">
            <text:p>9,431</text:p>
          </table:table-cell>
          <table:table-cell office:value-type="float" office:value="23475" table:style-name="ce11">
            <text:p>23,475</text:p>
          </table:table-cell>
          <table:table-cell office:value-type="float" office:value="12127" table:style-name="ce11">
            <text:p>12,127</text:p>
          </table:table-cell>
          <table:table-cell office:value-type="float" office:value="11348" table:style-name="ce10">
            <text:p>11,348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六甲區</text:p>
          </table:table-cell>
          <table:table-cell office:value-type="float" office:value="7897" table:style-name="ce52">
            <text:p>7,897</text:p>
          </table:table-cell>
          <table:table-cell office:value-type="float" office:value="21702" table:style-name="ce11">
            <text:p>21,702</text:p>
          </table:table-cell>
          <table:table-cell office:value-type="float" office:value="11216" table:style-name="ce11">
            <text:p>11,216</text:p>
          </table:table-cell>
          <table:table-cell office:value-type="float" office:value="10486" table:style-name="ce10">
            <text:p>10,486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官田區</text:p>
          </table:table-cell>
          <table:table-cell office:value-type="float" office:value="8103" table:style-name="ce52">
            <text:p>8,103</text:p>
          </table:table-cell>
          <table:table-cell office:value-type="float" office:value="21262" table:style-name="ce11">
            <text:p>21,262</text:p>
          </table:table-cell>
          <table:table-cell office:value-type="float" office:value="10795" table:style-name="ce11">
            <text:p>10,795</text:p>
          </table:table-cell>
          <table:table-cell office:value-type="float" office:value="10467" table:style-name="ce10">
            <text:p>10,467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大內區</text:p>
          </table:table-cell>
          <table:table-cell office:value-type="float" office:value="3751" table:style-name="ce52">
            <text:p>3,751</text:p>
          </table:table-cell>
          <table:table-cell office:value-type="float" office:value="9234" table:style-name="ce11">
            <text:p>9,234</text:p>
          </table:table-cell>
          <table:table-cell office:value-type="float" office:value="4985" table:style-name="ce11">
            <text:p>4,985</text:p>
          </table:table-cell>
          <table:table-cell office:value-type="float" office:value="4249" table:style-name="ce10">
            <text:p>4,249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佳里區</text:p>
          </table:table-cell>
          <table:table-cell office:value-type="float" office:value="21140" table:style-name="ce52">
            <text:p>21,140</text:p>
          </table:table-cell>
          <table:table-cell office:value-type="float" office:value="58814" table:style-name="ce11">
            <text:p>58,814</text:p>
          </table:table-cell>
          <table:table-cell office:value-type="float" office:value="29062" table:style-name="ce11">
            <text:p>29,062</text:p>
          </table:table-cell>
          <table:table-cell office:value-type="float" office:value="29752" table:style-name="ce10">
            <text:p>29,752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學甲區</text:p>
          </table:table-cell>
          <table:table-cell office:value-type="float" office:value="9788" table:style-name="ce52">
            <text:p>9,788</text:p>
          </table:table-cell>
          <table:table-cell office:value-type="float" office:value="25373" table:style-name="ce11">
            <text:p>25,373</text:p>
          </table:table-cell>
          <table:table-cell office:value-type="float" office:value="12989" table:style-name="ce11">
            <text:p>12,989</text:p>
          </table:table-cell>
          <table:table-cell office:value-type="float" office:value="12384" table:style-name="ce10">
            <text:p>12,384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西港區</text:p>
          </table:table-cell>
          <table:table-cell office:value-type="float" office:value="8401" table:style-name="ce52">
            <text:p>8,401</text:p>
          </table:table-cell>
          <table:table-cell office:value-type="float" office:value="24528" table:style-name="ce11">
            <text:p>24,528</text:p>
          </table:table-cell>
          <table:table-cell office:value-type="float" office:value="12372" table:style-name="ce11">
            <text:p>12,372</text:p>
          </table:table-cell>
          <table:table-cell office:value-type="float" office:value="12156" table:style-name="ce10">
            <text:p>12,156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七股區</text:p>
          </table:table-cell>
          <table:table-cell office:value-type="float" office:value="7973" table:style-name="ce52">
            <text:p>7,973</text:p>
          </table:table-cell>
          <table:table-cell office:value-type="float" office:value="22146" table:style-name="ce11">
            <text:p>22,146</text:p>
          </table:table-cell>
          <table:table-cell office:value-type="float" office:value="11486" table:style-name="ce11">
            <text:p>11,486</text:p>
          </table:table-cell>
          <table:table-cell office:value-type="float" office:value="10660" table:style-name="ce10">
            <text:p>10,660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將軍區</text:p>
          </table:table-cell>
          <table:table-cell office:value-type="float" office:value="7224" table:style-name="ce52">
            <text:p>7,224</text:p>
          </table:table-cell>
          <table:table-cell office:value-type="float" office:value="19135" table:style-name="ce11">
            <text:p>19,135</text:p>
          </table:table-cell>
          <table:table-cell office:value-type="float" office:value="9739" table:style-name="ce11">
            <text:p>9,739</text:p>
          </table:table-cell>
          <table:table-cell office:value-type="float" office:value="9396" table:style-name="ce10">
            <text:p>9,396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北門區</text:p>
          </table:table-cell>
          <table:table-cell office:value-type="float" office:value="4148" table:style-name="ce52">
            <text:p>4,148</text:p>
          </table:table-cell>
          <table:table-cell office:value-type="float" office:value="10636" table:style-name="ce11">
            <text:p>10,636</text:p>
          </table:table-cell>
          <table:table-cell office:value-type="float" office:value="5335" table:style-name="ce11">
            <text:p>5,335</text:p>
          </table:table-cell>
          <table:table-cell office:value-type="float" office:value="5301" table:style-name="ce10">
            <text:p>5,301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新化區</text:p>
          </table:table-cell>
          <table:table-cell office:value-type="float" office:value="14868" table:style-name="ce52">
            <text:p>14,868</text:p>
          </table:table-cell>
          <table:table-cell office:value-type="float" office:value="43350" table:style-name="ce11">
            <text:p>43,350</text:p>
          </table:table-cell>
          <table:table-cell office:value-type="float" office:value="22000" table:style-name="ce11">
            <text:p>22,000</text:p>
          </table:table-cell>
          <table:table-cell office:value-type="float" office:value="21350" table:style-name="ce10">
            <text:p>21,350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善化區</text:p>
          </table:table-cell>
          <table:table-cell office:value-type="float" office:value="19212" table:style-name="ce52">
            <text:p>19,212</text:p>
          </table:table-cell>
          <table:table-cell office:value-type="float" office:value="50663" table:style-name="ce11">
            <text:p>50,663</text:p>
          </table:table-cell>
          <table:table-cell office:value-type="float" office:value="25501" table:style-name="ce11">
            <text:p>25,501</text:p>
          </table:table-cell>
          <table:table-cell office:value-type="float" office:value="25162" table:style-name="ce10">
            <text:p>25,162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新市區</text:p>
          </table:table-cell>
          <table:table-cell office:value-type="float" office:value="13242" table:style-name="ce52">
            <text:p>13,242</text:p>
          </table:table-cell>
          <table:table-cell office:value-type="float" office:value="37639" table:style-name="ce11">
            <text:p>37,639</text:p>
          </table:table-cell>
          <table:table-cell office:value-type="float" office:value="18856" table:style-name="ce11">
            <text:p>18,856</text:p>
          </table:table-cell>
          <table:table-cell office:value-type="float" office:value="18783" table:style-name="ce10">
            <text:p>18,783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安定區</text:p>
          </table:table-cell>
          <table:table-cell office:value-type="float" office:value="10490" table:style-name="ce52">
            <text:p>10,490</text:p>
          </table:table-cell>
          <table:table-cell office:value-type="float" office:value="30385" table:style-name="ce11">
            <text:p>30,385</text:p>
          </table:table-cell>
          <table:table-cell office:value-type="float" office:value="15639" table:style-name="ce11">
            <text:p>15,639</text:p>
          </table:table-cell>
          <table:table-cell office:value-type="float" office:value="14746" table:style-name="ce10">
            <text:p>14,746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山上區</text:p>
          </table:table-cell>
          <table:table-cell office:value-type="float" office:value="2742" table:style-name="ce52">
            <text:p>2,742</text:p>
          </table:table-cell>
          <table:table-cell office:value-type="float" office:value="7156" table:style-name="ce11">
            <text:p>7,156</text:p>
          </table:table-cell>
          <table:table-cell office:value-type="float" office:value="3771" table:style-name="ce11">
            <text:p>3,771</text:p>
          </table:table-cell>
          <table:table-cell office:value-type="float" office:value="3385" table:style-name="ce10">
            <text:p>3,385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玉井區</text:p>
          </table:table-cell>
          <table:table-cell office:value-type="float" office:value="5158" table:style-name="ce52">
            <text:p>5,158</text:p>
          </table:table-cell>
          <table:table-cell office:value-type="float" office:value="13645" table:style-name="ce11">
            <text:p>13,645</text:p>
          </table:table-cell>
          <table:table-cell office:value-type="float" office:value="7046" table:style-name="ce11">
            <text:p>7,046</text:p>
          </table:table-cell>
          <table:table-cell office:value-type="float" office:value="6599" table:style-name="ce10">
            <text:p>6,599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楠西區</text:p>
          </table:table-cell>
          <table:table-cell office:value-type="float" office:value="3484" table:style-name="ce52">
            <text:p>3,484</text:p>
          </table:table-cell>
          <table:table-cell office:value-type="float" office:value="9214" table:style-name="ce11">
            <text:p>9,214</text:p>
          </table:table-cell>
          <table:table-cell office:value-type="float" office:value="4844" table:style-name="ce11">
            <text:p>4,844</text:p>
          </table:table-cell>
          <table:table-cell office:value-type="float" office:value="4370" table:style-name="ce10">
            <text:p>4,370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南化區</text:p>
          </table:table-cell>
          <table:table-cell office:value-type="float" office:value="2823" table:style-name="ce52">
            <text:p>2,823</text:p>
          </table:table-cell>
          <table:table-cell office:value-type="float" office:value="8425" table:style-name="ce11">
            <text:p>8,425</text:p>
          </table:table-cell>
          <table:table-cell office:value-type="float" office:value="4547" table:style-name="ce11">
            <text:p>4,547</text:p>
          </table:table-cell>
          <table:table-cell office:value-type="float" office:value="3878" table:style-name="ce10">
            <text:p>3,878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左鎮區</text:p>
          </table:table-cell>
          <table:table-cell office:value-type="float" office:value="1912" table:style-name="ce52">
            <text:p>1,912</text:p>
          </table:table-cell>
          <table:table-cell office:value-type="float" office:value="4584" table:style-name="ce11">
            <text:p>4,584</text:p>
          </table:table-cell>
          <table:table-cell office:value-type="float" office:value="2586" table:style-name="ce11">
            <text:p>2,586</text:p>
          </table:table-cell>
          <table:table-cell office:value-type="float" office:value="1998" table:style-name="ce10">
            <text:p>1,998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仁德區</text:p>
          </table:table-cell>
          <table:table-cell office:value-type="float" office:value="28592" table:style-name="ce52">
            <text:p>28,592</text:p>
          </table:table-cell>
          <table:table-cell office:value-type="float" office:value="76375" table:style-name="ce11">
            <text:p>76,375</text:p>
          </table:table-cell>
          <table:table-cell office:value-type="float" office:value="38556" table:style-name="ce11">
            <text:p>38,556</text:p>
          </table:table-cell>
          <table:table-cell office:value-type="float" office:value="37819" table:style-name="ce10">
            <text:p>37,819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歸仁區</text:p>
          </table:table-cell>
          <table:table-cell office:value-type="float" office:value="23354" table:style-name="ce52">
            <text:p>23,354</text:p>
          </table:table-cell>
          <table:table-cell office:value-type="float" office:value="68192" table:style-name="ce11">
            <text:p>68,192</text:p>
          </table:table-cell>
          <table:table-cell office:value-type="float" office:value="34474" table:style-name="ce11">
            <text:p>34,474</text:p>
          </table:table-cell>
          <table:table-cell office:value-type="float" office:value="33718" table:style-name="ce10">
            <text:p>33,718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關廟區</text:p>
          </table:table-cell>
          <table:table-cell office:value-type="float" office:value="11447" table:style-name="ce52">
            <text:p>11,447</text:p>
          </table:table-cell>
          <table:table-cell office:value-type="float" office:value="33933" table:style-name="ce11">
            <text:p>33,933</text:p>
          </table:table-cell>
          <table:table-cell office:value-type="float" office:value="17422" table:style-name="ce11">
            <text:p>17,422</text:p>
          </table:table-cell>
          <table:table-cell office:value-type="float" office:value="16511" table:style-name="ce10">
            <text:p>16,511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龍崎區</text:p>
          </table:table-cell>
          <table:table-cell office:value-type="float" office:value="1509" table:style-name="ce52">
            <text:p>1,509</text:p>
          </table:table-cell>
          <table:table-cell office:value-type="float" office:value="3777" table:style-name="ce11">
            <text:p>3,777</text:p>
          </table:table-cell>
          <table:table-cell office:value-type="float" office:value="2042" table:style-name="ce11">
            <text:p>2,042</text:p>
          </table:table-cell>
          <table:table-cell office:value-type="float" office:value="1735" table:style-name="ce10">
            <text:p>1,735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永康區</text:p>
          </table:table-cell>
          <table:table-cell office:value-type="float" office:value="87699" table:style-name="ce52">
            <text:p>87,699</text:p>
          </table:table-cell>
          <table:table-cell office:value-type="float" office:value="235400" table:style-name="ce11">
            <text:p>235,400</text:p>
          </table:table-cell>
          <table:table-cell office:value-type="float" office:value="115557" table:style-name="ce11">
            <text:p>115,557</text:p>
          </table:table-cell>
          <table:table-cell office:value-type="float" office:value="119843" table:style-name="ce10">
            <text:p>119,843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東 <text:s text:c="3"/>區</text:p>
          </table:table-cell>
          <table:table-cell office:value-type="float" office:value="73142" table:style-name="ce52">
            <text:p>73,142</text:p>
          </table:table-cell>
          <table:table-cell office:value-type="float" office:value="185103" table:style-name="ce11">
            <text:p>185,103</text:p>
          </table:table-cell>
          <table:table-cell office:value-type="float" office:value="88480" table:style-name="ce11">
            <text:p>88,480</text:p>
          </table:table-cell>
          <table:table-cell office:value-type="float" office:value="96623" table:style-name="ce10">
            <text:p>96,623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南 <text:s text:c="3"/>區</text:p>
          </table:table-cell>
          <table:table-cell office:value-type="float" office:value="47196" table:style-name="ce52">
            <text:p>47,196</text:p>
          </table:table-cell>
          <table:table-cell office:value-type="float" office:value="124031" table:style-name="ce11">
            <text:p>124,031</text:p>
          </table:table-cell>
          <table:table-cell office:value-type="float" office:value="61152" table:style-name="ce11">
            <text:p>61,152</text:p>
          </table:table-cell>
          <table:table-cell office:value-type="float" office:value="62879" table:style-name="ce10">
            <text:p>62,879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北 <text:s text:c="3"/>區</text:p>
          </table:table-cell>
          <table:table-cell office:value-type="float" office:value="51698" table:style-name="ce52">
            <text:p>51,698</text:p>
          </table:table-cell>
          <table:table-cell office:value-type="float" office:value="130373" table:style-name="ce11">
            <text:p>130,373</text:p>
          </table:table-cell>
          <table:table-cell office:value-type="float" office:value="63167" table:style-name="ce11">
            <text:p>63,167</text:p>
          </table:table-cell>
          <table:table-cell office:value-type="float" office:value="67206" table:style-name="ce10">
            <text:p>67,206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安南區</text:p>
          </table:table-cell>
          <table:table-cell office:value-type="float" office:value="65957" table:style-name="ce52">
            <text:p>65,957</text:p>
          </table:table-cell>
          <table:table-cell office:value-type="float" office:value="195289" table:style-name="ce11">
            <text:p>195,289</text:p>
          </table:table-cell>
          <table:table-cell office:value-type="float" office:value="98214" table:style-name="ce11">
            <text:p>98,214</text:p>
          </table:table-cell>
          <table:table-cell office:value-type="float" office:value="97075" table:style-name="ce10">
            <text:p>97,075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安平區</text:p>
          </table:table-cell>
          <table:table-cell office:value-type="float" office:value="26881" table:style-name="ce52">
            <text:p>26,881</text:p>
          </table:table-cell>
          <table:table-cell office:value-type="float" office:value="67249" table:style-name="ce11">
            <text:p>67,249</text:p>
          </table:table-cell>
          <table:table-cell office:value-type="float" office:value="31853" table:style-name="ce11">
            <text:p>31,853</text:p>
          </table:table-cell>
          <table:table-cell office:value-type="float" office:value="35396" table:style-name="ce10">
            <text:p>35,396</text:p>
          </table:table-cell>
          <table:table-cell table:number-columns-repeated="16379"/>
        </table:table-row>
        <table:table-row table:style-name="ro4">
          <table:table-cell office:value-type="string" table:style-name="ce42">
            <text:p>中西區</text:p>
          </table:table-cell>
          <table:table-cell office:value-type="float" office:value="32367" table:style-name="ce53">
            <text:p>32,367</text:p>
          </table:table-cell>
          <table:table-cell office:value-type="float" office:value="78433" table:style-name="ce18">
            <text:p>78,433</text:p>
          </table:table-cell>
          <table:table-cell office:value-type="float" office:value="37854" table:style-name="ce18">
            <text:p>37,854</text:p>
          </table:table-cell>
          <table:table-cell office:value-type="float" office:value="40579" table:style-name="ce17">
            <text:p>40,579</text:p>
          </table:table-cell>
          <table:table-cell table:number-columns-repeated="16379"/>
        </table:table-row>
        <table:table-row table:number-rows-repeated="7" table:style-name="ro4">
          <table:table-cell table:number-columns-repeated="16384" table:style-name="ce1"/>
        </table:table-row>
        <table:table-row table:number-rows-repeated="2" table:style-name="ro4">
          <table:table-cell table:number-columns-repeated="2"/>
          <table:table-cell table:number-columns-repeated="16382" table:style-name="ce1"/>
        </table:table-row>
        <table:table-row table:style-name="ro4">
          <table:table-cell table:number-columns-repeated="2"/>
          <table:table-cell table:style-name="ce56"/>
          <table:table-cell table:number-columns-repeated="16381"/>
        </table:table-row>
        <table:table-row table:number-rows-repeated="13" table:style-name="ro4">
          <table:table-cell table:number-columns-repeated="2"/>
          <table:table-cell table:number-columns-repeated="16382" table:style-name="ce1"/>
        </table:table-row>
        <table:table-row table:number-rows-repeated="4" table:style-name="ro4">
          <table:table-cell table:number-columns-repeated="16384"/>
        </table:table-row>
        <table:table-row table:number-rows-repeated="1048508" table:style-name="ro8">
          <table:table-cell table:number-columns-repeated="16384"/>
        </table:table-row>
      </table:table>
      <table:table table:name="高雄市" table:style-name="ta1">
        <table:table-column table:style-name="co4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table:style-name="ce86">
            <text:p>中華民國109年10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8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9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4">
            <text:p>高雄市</text:p>
          </table:table-cell>
          <table:table-cell office:value-type="float" office:value="1118827" table:style-name="ce75">
            <text:p>1,118,827</text:p>
          </table:table-cell>
          <table:table-cell office:value-type="float" office:value="2767383" table:style-name="ce79">
            <text:p>2,767,383</text:p>
          </table:table-cell>
          <table:table-cell office:value-type="float" office:value="1365252" table:style-name="ce80">
            <text:p>1,365,252</text:p>
          </table:table-cell>
          <table:table-cell office:value-type="float" office:value="1402131" table:style-name="ce72">
            <text:p>1,402,13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鹽埕區</text:p>
          </table:table-cell>
          <table:table-cell office:value-type="float" office:value="10891" table:style-name="ce9">
            <text:p>10,891</text:p>
          </table:table-cell>
          <table:table-cell office:value-type="float" office:value="23594" table:style-name="ce11">
            <text:p>23,594</text:p>
          </table:table-cell>
          <table:table-cell office:value-type="float" office:value="11682" table:style-name="ce9">
            <text:p>11,682</text:p>
          </table:table-cell>
          <table:table-cell office:value-type="float" office:value="11912" table:style-name="ce9">
            <text:p>11,91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鼓山區</text:p>
          </table:table-cell>
          <table:table-cell office:value-type="float" office:value="59934" table:style-name="ce9">
            <text:p>59,934</text:p>
          </table:table-cell>
          <table:table-cell office:value-type="float" office:value="141508" table:style-name="ce11">
            <text:p>141,508</text:p>
          </table:table-cell>
          <table:table-cell office:value-type="float" office:value="67965" table:style-name="ce9">
            <text:p>67,965</text:p>
          </table:table-cell>
          <table:table-cell office:value-type="float" office:value="73543" table:style-name="ce9">
            <text:p>73,54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左營區</text:p>
          </table:table-cell>
          <table:table-cell office:value-type="float" office:value="80834" table:style-name="ce9">
            <text:p>80,834</text:p>
          </table:table-cell>
          <table:table-cell office:value-type="float" office:value="197426" table:style-name="ce11">
            <text:p>197,426</text:p>
          </table:table-cell>
          <table:table-cell office:value-type="float" office:value="94411" table:style-name="ce9">
            <text:p>94,411</text:p>
          </table:table-cell>
          <table:table-cell office:value-type="float" office:value="103015" table:style-name="ce9">
            <text:p>103,01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楠梓區</text:p>
          </table:table-cell>
          <table:table-cell office:value-type="float" office:value="74430" table:style-name="ce9">
            <text:p>74,430</text:p>
          </table:table-cell>
          <table:table-cell office:value-type="float" office:value="189166" table:style-name="ce11">
            <text:p>189,166</text:p>
          </table:table-cell>
          <table:table-cell office:value-type="float" office:value="92458" table:style-name="ce9">
            <text:p>92,458</text:p>
          </table:table-cell>
          <table:table-cell office:value-type="float" office:value="96708" table:style-name="ce9">
            <text:p>96,70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三民區</text:p>
          </table:table-cell>
          <table:table-cell office:value-type="float" office:value="138666" table:style-name="ce9">
            <text:p>138,666</text:p>
          </table:table-cell>
          <table:table-cell office:value-type="float" office:value="337195" table:style-name="ce11">
            <text:p>337,195</text:p>
          </table:table-cell>
          <table:table-cell office:value-type="float" office:value="162601" table:style-name="ce9">
            <text:p>162,601</text:p>
          </table:table-cell>
          <table:table-cell office:value-type="float" office:value="174594" table:style-name="ce9">
            <text:p>174,59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新興區</text:p>
          </table:table-cell>
          <table:table-cell office:value-type="float" office:value="23175" table:style-name="ce9">
            <text:p>23,175</text:p>
          </table:table-cell>
          <table:table-cell office:value-type="float" office:value="50592" table:style-name="ce11">
            <text:p>50,592</text:p>
          </table:table-cell>
          <table:table-cell office:value-type="float" office:value="24263" table:style-name="ce9">
            <text:p>24,263</text:p>
          </table:table-cell>
          <table:table-cell office:value-type="float" office:value="26329" table:style-name="ce9">
            <text:p>26,32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前金區</text:p>
          </table:table-cell>
          <table:table-cell office:value-type="float" office:value="12942" table:style-name="ce9">
            <text:p>12,942</text:p>
          </table:table-cell>
          <table:table-cell office:value-type="float" office:value="26729" table:style-name="ce11">
            <text:p>26,729</text:p>
          </table:table-cell>
          <table:table-cell office:value-type="float" office:value="12615" table:style-name="ce9">
            <text:p>12,615</text:p>
          </table:table-cell>
          <table:table-cell office:value-type="float" office:value="14114" table:style-name="ce9">
            <text:p>14,11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苓雅區</text:p>
          </table:table-cell>
          <table:table-cell office:value-type="float" office:value="73132" table:style-name="ce9">
            <text:p>73,132</text:p>
          </table:table-cell>
          <table:table-cell office:value-type="float" office:value="167593" table:style-name="ce11">
            <text:p>167,593</text:p>
          </table:table-cell>
          <table:table-cell office:value-type="float" office:value="80201" table:style-name="ce9">
            <text:p>80,201</text:p>
          </table:table-cell>
          <table:table-cell office:value-type="float" office:value="87392" table:style-name="ce9">
            <text:p>87,39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前鎮區</text:p>
          </table:table-cell>
          <table:table-cell office:value-type="float" office:value="79535" table:style-name="ce9">
            <text:p>79,535</text:p>
          </table:table-cell>
          <table:table-cell office:value-type="float" office:value="186135" table:style-name="ce11">
            <text:p>186,135</text:p>
          </table:table-cell>
          <table:table-cell office:value-type="float" office:value="91173" table:style-name="ce9">
            <text:p>91,173</text:p>
          </table:table-cell>
          <table:table-cell office:value-type="float" office:value="94962" table:style-name="ce9">
            <text:p>94,96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旗津區</text:p>
          </table:table-cell>
          <table:table-cell office:value-type="float" office:value="11073" table:style-name="ce9">
            <text:p>11,073</text:p>
          </table:table-cell>
          <table:table-cell office:value-type="float" office:value="27858" table:style-name="ce11">
            <text:p>27,858</text:p>
          </table:table-cell>
          <table:table-cell office:value-type="float" office:value="14338" table:style-name="ce9">
            <text:p>14,338</text:p>
          </table:table-cell>
          <table:table-cell office:value-type="float" office:value="13520" table:style-name="ce9">
            <text:p>13,520</text:p>
          </table:table-cell>
          <table:table-cell table:number-columns-repeated="16379"/>
        </table:table-row>
        <table:table-row table:style-name="ro4">
          <table:table-cell office:value-type="string" table:style-name="ce40">
            <text:p>小港區</text:p>
          </table:table-cell>
          <table:table-cell office:value-type="float" office:value="69402" table:style-name="ce9">
            <text:p>69,402</text:p>
          </table:table-cell>
          <table:table-cell office:value-type="float" office:value="157432" table:style-name="ce11">
            <text:p>157,432</text:p>
          </table:table-cell>
          <table:table-cell office:value-type="float" office:value="77906" table:style-name="ce9">
            <text:p>77,906</text:p>
          </table:table-cell>
          <table:table-cell office:value-type="float" office:value="79526" table:style-name="ce9">
            <text:p>79,52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鳳山區</text:p>
          </table:table-cell>
          <table:table-cell office:value-type="float" office:value="144492" table:style-name="ce9">
            <text:p>144,492</text:p>
          </table:table-cell>
          <table:table-cell office:value-type="float" office:value="359642" table:style-name="ce11">
            <text:p>359,642</text:p>
          </table:table-cell>
          <table:table-cell office:value-type="float" office:value="175566" table:style-name="ce9">
            <text:p>175,566</text:p>
          </table:table-cell>
          <table:table-cell office:value-type="float" office:value="184076" table:style-name="ce9">
            <text:p>184,07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林園區</text:p>
          </table:table-cell>
          <table:table-cell office:value-type="float" office:value="26667" table:style-name="ce9">
            <text:p>26,667</text:p>
          </table:table-cell>
          <table:table-cell office:value-type="float" office:value="69476" table:style-name="ce11">
            <text:p>69,476</text:p>
          </table:table-cell>
          <table:table-cell office:value-type="float" office:value="34930" table:style-name="ce9">
            <text:p>34,930</text:p>
          </table:table-cell>
          <table:table-cell office:value-type="float" office:value="34546" table:style-name="ce9">
            <text:p>34,54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大寮區</text:p>
          </table:table-cell>
          <table:table-cell office:value-type="float" office:value="43291" table:style-name="ce9">
            <text:p>43,291</text:p>
          </table:table-cell>
          <table:table-cell office:value-type="float" office:value="112285" table:style-name="ce11">
            <text:p>112,285</text:p>
          </table:table-cell>
          <table:table-cell office:value-type="float" office:value="57331" table:style-name="ce9">
            <text:p>57,331</text:p>
          </table:table-cell>
          <table:table-cell office:value-type="float" office:value="54954" table:style-name="ce9">
            <text:p>54,95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大樹區</text:p>
          </table:table-cell>
          <table:table-cell office:value-type="float" office:value="13842" table:style-name="ce9">
            <text:p>13,842</text:p>
          </table:table-cell>
          <table:table-cell office:value-type="float" office:value="41812" table:style-name="ce11">
            <text:p>41,812</text:p>
          </table:table-cell>
          <table:table-cell office:value-type="float" office:value="21385" table:style-name="ce9">
            <text:p>21,385</text:p>
          </table:table-cell>
          <table:table-cell office:value-type="float" office:value="20427" table:style-name="ce9">
            <text:p>20,42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大社區</text:p>
          </table:table-cell>
          <table:table-cell office:value-type="float" office:value="13283" table:style-name="ce9">
            <text:p>13,283</text:p>
          </table:table-cell>
          <table:table-cell office:value-type="float" office:value="34327" table:style-name="ce11">
            <text:p>34,327</text:p>
          </table:table-cell>
          <table:table-cell office:value-type="float" office:value="17414" table:style-name="ce9">
            <text:p>17,414</text:p>
          </table:table-cell>
          <table:table-cell office:value-type="float" office:value="16913" table:style-name="ce9">
            <text:p>16,91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仁武區</text:p>
          </table:table-cell>
          <table:table-cell office:value-type="float" office:value="36536" table:style-name="ce9">
            <text:p>36,536</text:p>
          </table:table-cell>
          <table:table-cell office:value-type="float" office:value="91563" table:style-name="ce11">
            <text:p>91,563</text:p>
          </table:table-cell>
          <table:table-cell office:value-type="float" office:value="46210" table:style-name="ce9">
            <text:p>46,210</text:p>
          </table:table-cell>
          <table:table-cell office:value-type="float" office:value="45353" table:style-name="ce9">
            <text:p>45,35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鳥松區</text:p>
          </table:table-cell>
          <table:table-cell office:value-type="float" office:value="19167" table:style-name="ce9">
            <text:p>19,167</text:p>
          </table:table-cell>
          <table:table-cell office:value-type="float" office:value="45009" table:style-name="ce11">
            <text:p>45,009</text:p>
          </table:table-cell>
          <table:table-cell office:value-type="float" office:value="22700" table:style-name="ce9">
            <text:p>22,700</text:p>
          </table:table-cell>
          <table:table-cell office:value-type="float" office:value="22309" table:style-name="ce9">
            <text:p>22,30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岡山區</text:p>
          </table:table-cell>
          <table:table-cell office:value-type="float" office:value="35574" table:style-name="ce9">
            <text:p>35,574</text:p>
          </table:table-cell>
          <table:table-cell office:value-type="float" office:value="96866" table:style-name="ce11">
            <text:p>96,866</text:p>
          </table:table-cell>
          <table:table-cell office:value-type="float" office:value="47934" table:style-name="ce9">
            <text:p>47,934</text:p>
          </table:table-cell>
          <table:table-cell office:value-type="float" office:value="48932" table:style-name="ce9">
            <text:p>48,93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橋頭區</text:p>
          </table:table-cell>
          <table:table-cell office:value-type="float" office:value="14847" table:style-name="ce9">
            <text:p>14,847</text:p>
          </table:table-cell>
          <table:table-cell office:value-type="float" office:value="38884" table:style-name="ce11">
            <text:p>38,884</text:p>
          </table:table-cell>
          <table:table-cell office:value-type="float" office:value="19572" table:style-name="ce9">
            <text:p>19,572</text:p>
          </table:table-cell>
          <table:table-cell office:value-type="float" office:value="19312" table:style-name="ce9">
            <text:p>19,31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燕巢區</text:p>
          </table:table-cell>
          <table:table-cell office:value-type="float" office:value="10741" table:style-name="ce9">
            <text:p>10,741</text:p>
          </table:table-cell>
          <table:table-cell office:value-type="float" office:value="29503" table:style-name="ce11">
            <text:p>29,503</text:p>
          </table:table-cell>
          <table:table-cell office:value-type="float" office:value="15523" table:style-name="ce9">
            <text:p>15,523</text:p>
          </table:table-cell>
          <table:table-cell office:value-type="float" office:value="13980" table:style-name="ce9">
            <text:p>13,98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田寮區</text:p>
          </table:table-cell>
          <table:table-cell office:value-type="float" office:value="3161" table:style-name="ce9">
            <text:p>3,161</text:p>
          </table:table-cell>
          <table:table-cell office:value-type="float" office:value="6932" table:style-name="ce11">
            <text:p>6,932</text:p>
          </table:table-cell>
          <table:table-cell office:value-type="float" office:value="3844" table:style-name="ce9">
            <text:p>3,844</text:p>
          </table:table-cell>
          <table:table-cell office:value-type="float" office:value="3088" table:style-name="ce9">
            <text:p>3,08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阿蓮區</text:p>
          </table:table-cell>
          <table:table-cell office:value-type="float" office:value="9447" table:style-name="ce9">
            <text:p>9,447</text:p>
          </table:table-cell>
          <table:table-cell office:value-type="float" office:value="28356" table:style-name="ce11">
            <text:p>28,356</text:p>
          </table:table-cell>
          <table:table-cell office:value-type="float" office:value="14308" table:style-name="ce9">
            <text:p>14,308</text:p>
          </table:table-cell>
          <table:table-cell office:value-type="float" office:value="14048" table:style-name="ce9">
            <text:p>14,04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路竹區</text:p>
          </table:table-cell>
          <table:table-cell office:value-type="float" office:value="17357" table:style-name="ce9">
            <text:p>17,357</text:p>
          </table:table-cell>
          <table:table-cell office:value-type="float" office:value="51794" table:style-name="ce11">
            <text:p>51,794</text:p>
          </table:table-cell>
          <table:table-cell office:value-type="float" office:value="26298" table:style-name="ce9">
            <text:p>26,298</text:p>
          </table:table-cell>
          <table:table-cell office:value-type="float" office:value="25496" table:style-name="ce9">
            <text:p>25,49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湖內區</text:p>
          </table:table-cell>
          <table:table-cell office:value-type="float" office:value="11170" table:style-name="ce9">
            <text:p>11,170</text:p>
          </table:table-cell>
          <table:table-cell office:value-type="float" office:value="29885" table:style-name="ce11">
            <text:p>29,885</text:p>
          </table:table-cell>
          <table:table-cell office:value-type="float" office:value="15204" table:style-name="ce9">
            <text:p>15,204</text:p>
          </table:table-cell>
          <table:table-cell office:value-type="float" office:value="14681" table:style-name="ce9">
            <text:p>14,68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茄萣區</text:p>
          </table:table-cell>
          <table:table-cell office:value-type="float" office:value="10670" table:style-name="ce9">
            <text:p>10,670</text:p>
          </table:table-cell>
          <table:table-cell office:value-type="float" office:value="29992" table:style-name="ce11">
            <text:p>29,992</text:p>
          </table:table-cell>
          <table:table-cell office:value-type="float" office:value="15371" table:style-name="ce9">
            <text:p>15,371</text:p>
          </table:table-cell>
          <table:table-cell office:value-type="float" office:value="14621" table:style-name="ce9">
            <text:p>14,62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永安區</text:p>
          </table:table-cell>
          <table:table-cell office:value-type="float" office:value="5745" table:style-name="ce9">
            <text:p>5,745</text:p>
          </table:table-cell>
          <table:table-cell office:value-type="float" office:value="13713" table:style-name="ce11">
            <text:p>13,713</text:p>
          </table:table-cell>
          <table:table-cell office:value-type="float" office:value="6886" table:style-name="ce9">
            <text:p>6,886</text:p>
          </table:table-cell>
          <table:table-cell office:value-type="float" office:value="6827" table:style-name="ce9">
            <text:p>6,82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彌陀區</text:p>
          </table:table-cell>
          <table:table-cell office:value-type="float" office:value="6793" table:style-name="ce9">
            <text:p>6,793</text:p>
          </table:table-cell>
          <table:table-cell office:value-type="float" office:value="18883" table:style-name="ce11">
            <text:p>18,883</text:p>
          </table:table-cell>
          <table:table-cell office:value-type="float" office:value="9664" table:style-name="ce9">
            <text:p>9,664</text:p>
          </table:table-cell>
          <table:table-cell office:value-type="float" office:value="9219" table:style-name="ce9">
            <text:p>9,21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梓官區</text:p>
          </table:table-cell>
          <table:table-cell office:value-type="float" office:value="12900" table:style-name="ce9">
            <text:p>12,900</text:p>
          </table:table-cell>
          <table:table-cell office:value-type="float" office:value="35559" table:style-name="ce11">
            <text:p>35,559</text:p>
          </table:table-cell>
          <table:table-cell office:value-type="float" office:value="18289" table:style-name="ce9">
            <text:p>18,289</text:p>
          </table:table-cell>
          <table:table-cell office:value-type="float" office:value="17270" table:style-name="ce9">
            <text:p>17,27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旗山區</text:p>
          </table:table-cell>
          <table:table-cell office:value-type="float" office:value="13732" table:style-name="ce9">
            <text:p>13,732</text:p>
          </table:table-cell>
          <table:table-cell office:value-type="float" office:value="35820" table:style-name="ce11">
            <text:p>35,820</text:p>
          </table:table-cell>
          <table:table-cell office:value-type="float" office:value="18430" table:style-name="ce9">
            <text:p>18,430</text:p>
          </table:table-cell>
          <table:table-cell office:value-type="float" office:value="17390" table:style-name="ce9">
            <text:p>17,39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美濃區</text:p>
          </table:table-cell>
          <table:table-cell office:value-type="float" office:value="14896" table:style-name="ce9">
            <text:p>14,896</text:p>
          </table:table-cell>
          <table:table-cell office:value-type="float" office:value="38702" table:style-name="ce11">
            <text:p>38,702</text:p>
          </table:table-cell>
          <table:table-cell office:value-type="float" office:value="20306" table:style-name="ce9">
            <text:p>20,306</text:p>
          </table:table-cell>
          <table:table-cell office:value-type="float" office:value="18396" table:style-name="ce9">
            <text:p>18,39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六龜區</text:p>
          </table:table-cell>
          <table:table-cell office:value-type="float" office:value="5489" table:style-name="ce9">
            <text:p>5,489</text:p>
          </table:table-cell>
          <table:table-cell office:value-type="float" office:value="12401" table:style-name="ce11">
            <text:p>12,401</text:p>
          </table:table-cell>
          <table:table-cell office:value-type="float" office:value="6701" table:style-name="ce9">
            <text:p>6,701</text:p>
          </table:table-cell>
          <table:table-cell office:value-type="float" office:value="5700" table:style-name="ce9">
            <text:p>5,70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甲仙區</text:p>
          </table:table-cell>
          <table:table-cell office:value-type="float" office:value="2293" table:style-name="ce9">
            <text:p>2,293</text:p>
          </table:table-cell>
          <table:table-cell office:value-type="float" office:value="5899" table:style-name="ce11">
            <text:p>5,899</text:p>
          </table:table-cell>
          <table:table-cell office:value-type="float" office:value="3119" table:style-name="ce9">
            <text:p>3,119</text:p>
          </table:table-cell>
          <table:table-cell office:value-type="float" office:value="2780" table:style-name="ce9">
            <text:p>2,780</text:p>
          </table:table-cell>
          <table:table-cell table:number-columns-repeated="16379"/>
        </table:table-row>
        <table:table-row table:style-name="ro8">
          <table:table-cell office:value-type="string" table:style-name="ce14">
            <text:p>杉林區</text:p>
          </table:table-cell>
          <table:table-cell office:value-type="float" office:value="4759" table:style-name="ce9">
            <text:p>4,759</text:p>
          </table:table-cell>
          <table:table-cell office:value-type="float" office:value="11553" table:style-name="ce11">
            <text:p>11,553</text:p>
          </table:table-cell>
          <table:table-cell office:value-type="float" office:value="6291" table:style-name="ce9">
            <text:p>6,291</text:p>
          </table:table-cell>
          <table:table-cell office:value-type="float" office:value="5262" table:style-name="ce9">
            <text:p>5,262</text:p>
          </table:table-cell>
          <table:table-cell table:number-columns-repeated="16379"/>
        </table:table-row>
        <table:table-row table:style-name="ro8">
          <table:table-cell office:value-type="string" table:style-name="ce14">
            <text:p>內門區</text:p>
          </table:table-cell>
          <table:table-cell office:value-type="float" office:value="5134" table:style-name="ce9">
            <text:p>5,134</text:p>
          </table:table-cell>
          <table:table-cell office:value-type="float" office:value="14016" table:style-name="ce11">
            <text:p>14,016</text:p>
          </table:table-cell>
          <table:table-cell office:value-type="float" office:value="7569" table:style-name="ce9">
            <text:p>7,569</text:p>
          </table:table-cell>
          <table:table-cell office:value-type="float" office:value="6447" table:style-name="ce9">
            <text:p>6,447</text:p>
          </table:table-cell>
          <table:table-cell table:number-columns-repeated="16379"/>
        </table:table-row>
        <table:table-row table:style-name="ro8">
          <table:table-cell office:value-type="string" table:style-name="ce14">
            <text:p>※茂林區</text:p>
          </table:table-cell>
          <table:table-cell office:value-type="float" office:value="611" table:style-name="ce9">
            <text:p>611</text:p>
          </table:table-cell>
          <table:table-cell office:value-type="float" office:value="1916" table:style-name="ce11">
            <text:p>1,916</text:p>
          </table:table-cell>
          <table:table-cell office:value-type="float" office:value="961" table:style-name="ce9">
            <text:p>961</text:p>
          </table:table-cell>
          <table:table-cell office:value-type="float" office:value="955" table:style-name="ce9">
            <text:p>955</text:p>
          </table:table-cell>
          <table:table-cell table:number-columns-repeated="16379"/>
        </table:table-row>
        <table:table-row table:style-name="ro8">
          <table:table-cell office:value-type="string" table:style-name="ce14">
            <text:p>※桃源區</text:p>
          </table:table-cell>
          <table:table-cell office:value-type="float" office:value="1363" table:style-name="ce9">
            <text:p>1,363</text:p>
          </table:table-cell>
          <table:table-cell office:value-type="float" office:value="4225" table:style-name="ce11">
            <text:p>4,225</text:p>
          </table:table-cell>
          <table:table-cell office:value-type="float" office:value="2219" table:style-name="ce9">
            <text:p>2,219</text:p>
          </table:table-cell>
          <table:table-cell office:value-type="float" office:value="2006" table:style-name="ce9">
            <text:p>2,006</text:p>
          </table:table-cell>
          <table:table-cell table:number-columns-repeated="16379"/>
        </table:table-row>
        <table:table-row table:style-name="ro9">
          <table:table-cell office:value-type="string" table:style-name="ce24">
            <text:p>※那瑪夏區</text:p>
          </table:table-cell>
          <table:table-cell office:value-type="float" office:value="853" table:style-name="ce16">
            <text:p>853</text:p>
          </table:table-cell>
          <table:table-cell office:value-type="float" office:value="3142" table:style-name="ce18">
            <text:p>3,142</text:p>
          </table:table-cell>
          <table:table-cell office:value-type="float" office:value="1614" table:style-name="ce16">
            <text:p>1,614</text:p>
          </table:table-cell>
          <table:table-cell office:value-type="float" office:value="1528" table:style-name="ce16">
            <text:p>1,528</text:p>
          </table:table-cell>
          <table:table-cell table:number-columns-repeated="16379"/>
        </table:table-row>
        <table:table-row table:number-rows-repeated="1048534" table:style-name="ro8">
          <table:table-cell table:number-columns-repeated="16384"/>
        </table:table-row>
      </table:table>
      <table:table table:name="宜蘭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table:style-name="ce86">
            <text:p>中華民國109年10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8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9">
            <text:p>戶 <text:s text:c="3"/>數</text:p>
          </table:table-cell>
          <table:table-cell office:value-type="string" table:style-name="ce2">
            <text:p>人 <text:s text:c="7"/>口 <text:s text:c="7"/>數</text:p>
          </table:table-cell>
          <table:table-cell table:number-columns-repeated="2" table:style-name="ce3"/>
          <table:table-cell table:number-columns-repeated="16379" table:style-name="ce4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 table:style-name="ce8"/>
        </table:table-row>
        <table:table-row table:style-name="ro4">
          <table:table-cell office:value-type="string" table:style-name="ce77">
            <text:p>宜蘭縣</text:p>
          </table:table-cell>
          <table:table-cell office:value-type="float" office:value="172464" table:style-name="ce71">
            <text:p>172,464</text:p>
          </table:table-cell>
          <table:table-cell office:value-type="float" office:value="453309" table:style-name="ce79">
            <text:p>453,309</text:p>
          </table:table-cell>
          <table:table-cell office:value-type="float" office:value="228490" table:style-name="ce79">
            <text:p>228,490</text:p>
          </table:table-cell>
          <table:table-cell office:value-type="float" office:value="224819" table:style-name="ce73">
            <text:p>224,819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宜蘭市</text:p>
          </table:table-cell>
          <table:table-cell office:value-type="float" office:value="37151" table:style-name="ce52">
            <text:p>37,151</text:p>
          </table:table-cell>
          <table:table-cell office:value-type="float" office:value="95507" table:style-name="ce11">
            <text:p>95,507</text:p>
          </table:table-cell>
          <table:table-cell office:value-type="float" office:value="46436" table:style-name="ce11">
            <text:p>46,436</text:p>
          </table:table-cell>
          <table:table-cell office:value-type="float" office:value="49071" table:style-name="ce10">
            <text:p>49,07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羅東鎮</text:p>
          </table:table-cell>
          <table:table-cell office:value-type="float" office:value="26769" table:style-name="ce52">
            <text:p>26,769</text:p>
          </table:table-cell>
          <table:table-cell office:value-type="float" office:value="71516" table:style-name="ce11">
            <text:p>71,516</text:p>
          </table:table-cell>
          <table:table-cell office:value-type="float" office:value="33765" table:style-name="ce11">
            <text:p>33,765</text:p>
          </table:table-cell>
          <table:table-cell office:value-type="float" office:value="37751" table:style-name="ce10">
            <text:p>37,75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蘇澳鎮</text:p>
          </table:table-cell>
          <table:table-cell office:value-type="float" office:value="14407" table:style-name="ce52">
            <text:p>14,407</text:p>
          </table:table-cell>
          <table:table-cell office:value-type="float" office:value="38926" table:style-name="ce11">
            <text:p>38,926</text:p>
          </table:table-cell>
          <table:table-cell office:value-type="float" office:value="19832" table:style-name="ce11">
            <text:p>19,832</text:p>
          </table:table-cell>
          <table:table-cell office:value-type="float" office:value="19094" table:style-name="ce10">
            <text:p>19,09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頭城鎮</text:p>
          </table:table-cell>
          <table:table-cell office:value-type="float" office:value="10436" table:style-name="ce52">
            <text:p>10,436</text:p>
          </table:table-cell>
          <table:table-cell office:value-type="float" office:value="28873" table:style-name="ce11">
            <text:p>28,873</text:p>
          </table:table-cell>
          <table:table-cell office:value-type="float" office:value="14849" table:style-name="ce11">
            <text:p>14,849</text:p>
          </table:table-cell>
          <table:table-cell office:value-type="float" office:value="14024" table:style-name="ce10">
            <text:p>14,02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礁溪鄉</text:p>
          </table:table-cell>
          <table:table-cell office:value-type="float" office:value="14425" table:style-name="ce52">
            <text:p>14,425</text:p>
          </table:table-cell>
          <table:table-cell office:value-type="float" office:value="35262" table:style-name="ce11">
            <text:p>35,262</text:p>
          </table:table-cell>
          <table:table-cell office:value-type="float" office:value="18251" table:style-name="ce11">
            <text:p>18,251</text:p>
          </table:table-cell>
          <table:table-cell office:value-type="float" office:value="17011" table:style-name="ce10">
            <text:p>17,01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壯圍鄉</text:p>
          </table:table-cell>
          <table:table-cell office:value-type="float" office:value="9117" table:style-name="ce52">
            <text:p>9,117</text:p>
          </table:table-cell>
          <table:table-cell office:value-type="float" office:value="24317" table:style-name="ce11">
            <text:p>24,317</text:p>
          </table:table-cell>
          <table:table-cell office:value-type="float" office:value="12772" table:style-name="ce11">
            <text:p>12,772</text:p>
          </table:table-cell>
          <table:table-cell office:value-type="float" office:value="11545" table:style-name="ce10">
            <text:p>11,54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員山鄉</text:p>
          </table:table-cell>
          <table:table-cell office:value-type="float" office:value="11985" table:style-name="ce52">
            <text:p>11,985</text:p>
          </table:table-cell>
          <table:table-cell office:value-type="float" office:value="32283" table:style-name="ce11">
            <text:p>32,283</text:p>
          </table:table-cell>
          <table:table-cell office:value-type="float" office:value="17023" table:style-name="ce11">
            <text:p>17,023</text:p>
          </table:table-cell>
          <table:table-cell office:value-type="float" office:value="15260" table:style-name="ce10">
            <text:p>15,26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冬山鄉</text:p>
          </table:table-cell>
          <table:table-cell office:value-type="float" office:value="19785" table:style-name="ce52">
            <text:p>19,785</text:p>
          </table:table-cell>
          <table:table-cell office:value-type="float" office:value="53118" table:style-name="ce11">
            <text:p>53,118</text:p>
          </table:table-cell>
          <table:table-cell office:value-type="float" office:value="27174" table:style-name="ce11">
            <text:p>27,174</text:p>
          </table:table-cell>
          <table:table-cell office:value-type="float" office:value="25944" table:style-name="ce10">
            <text:p>25,94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五結鄉</text:p>
          </table:table-cell>
          <table:table-cell office:value-type="float" office:value="15606" table:style-name="ce52">
            <text:p>15,606</text:p>
          </table:table-cell>
          <table:table-cell office:value-type="float" office:value="40222" table:style-name="ce11">
            <text:p>40,222</text:p>
          </table:table-cell>
          <table:table-cell office:value-type="float" office:value="20601" table:style-name="ce11">
            <text:p>20,601</text:p>
          </table:table-cell>
          <table:table-cell office:value-type="float" office:value="19621" table:style-name="ce10">
            <text:p>19,62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三星鄉</text:p>
          </table:table-cell>
          <table:table-cell office:value-type="float" office:value="8804" table:style-name="ce52">
            <text:p>8,804</text:p>
          </table:table-cell>
          <table:table-cell office:value-type="float" office:value="21234" table:style-name="ce11">
            <text:p>21,234</text:p>
          </table:table-cell>
          <table:table-cell office:value-type="float" office:value="11421" table:style-name="ce11">
            <text:p>11,421</text:p>
          </table:table-cell>
          <table:table-cell office:value-type="float" office:value="9813" table:style-name="ce10">
            <text:p>9,813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※大同鄉</text:p>
          </table:table-cell>
          <table:table-cell office:value-type="float" office:value="1965" table:style-name="ce52">
            <text:p>1,965</text:p>
          </table:table-cell>
          <table:table-cell office:value-type="float" office:value="6138" table:style-name="ce11">
            <text:p>6,138</text:p>
          </table:table-cell>
          <table:table-cell office:value-type="float" office:value="3305" table:style-name="ce11">
            <text:p>3,305</text:p>
          </table:table-cell>
          <table:table-cell office:value-type="float" office:value="2833" table:style-name="ce10">
            <text:p>2,833</text:p>
          </table:table-cell>
          <table:table-cell table:number-columns-repeated="16379"/>
        </table:table-row>
        <table:table-row table:style-name="ro4">
          <table:table-cell office:value-type="string" table:style-name="ce15">
            <text:p>※南澳鄉</text:p>
          </table:table-cell>
          <table:table-cell office:value-type="float" office:value="2014" table:style-name="ce53">
            <text:p>2,014</text:p>
          </table:table-cell>
          <table:table-cell office:value-type="float" office:value="5913" table:style-name="ce18">
            <text:p>5,913</text:p>
          </table:table-cell>
          <table:table-cell office:value-type="float" office:value="3061" table:style-name="ce18">
            <text:p>3,061</text:p>
          </table:table-cell>
          <table:table-cell office:value-type="float" office:value="2852" table:style-name="ce17">
            <text:p>2,852</text:p>
          </table:table-cell>
          <table:table-cell table:number-columns-repeated="16379"/>
        </table:table-row>
        <table:table-row table:number-rows-repeated="3" table:style-name="ro4">
          <table:table-cell/>
          <table:table-cell table:number-columns-repeated="16383" table:style-name="ce1"/>
        </table:table-row>
        <table:table-row table:number-rows-repeated="2" table:style-name="ro4">
          <table:table-cell/>
          <table:table-cell table:number-columns-repeated="3" table:style-name="ce56"/>
          <table:table-cell table:number-columns-repeated="16380"/>
        </table:table-row>
        <table:table-row table:number-rows-repeated="11" table:style-name="ro4">
          <table:table-cell/>
          <table:table-cell table:number-columns-repeated="16383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23" table:style-name="ro1">
          <table:table-cell table:number-columns-repeated="16384"/>
        </table:table-row>
        <table:table-row table:number-rows-repeated="1048516" table:style-name="ro8">
          <table:table-cell table:number-columns-repeated="16384"/>
        </table:table-row>
      </table:table>
      <table:table table:name="新竹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style-name="ce1"/>
          <table:table-cell table:style-name="ce43"/>
          <table:table-cell office:value-type="string" table:style-name="ce86">
            <text:p>中華民國109年10月底</text:p>
          </table:table-cell>
          <table:table-cell table:number-columns-repeated="2" table:style-name="ce43"/>
          <table:table-cell table:number-columns-repeated="16379"/>
        </table:table-row>
        <table:table-row table:style-name="ro1">
          <table:table-cell office:value-type="string" table:number-columns-spanned="1" table:number-rows-spanned="2" table:style-name="ce108">
            <text:p>區 <text:s/>域 <text:s/>別</text:p>
          </table:table-cell>
          <table:table-cell office:value-type="string" table:number-columns-spanned="1" table:number-rows-spanned="2" table:style-name="ce110">
            <text:p>戶 <text:s text:c="3"/>數</text:p>
          </table:table-cell>
          <table:table-cell office:value-type="string" table:style-name="ce44">
            <text:p>人 <text:s text:c="7"/>口 <text:s text:c="7"/>數</text:p>
          </table:table-cell>
          <table:table-cell table:number-columns-repeated="2" table:style-name="ce45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46">
            <text:p>計</text:p>
          </table:table-cell>
          <table:table-cell office:value-type="string" table:style-name="ce47">
            <text:p>男</text:p>
          </table:table-cell>
          <table:table-cell office:value-type="string" table:style-name="ce48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7">
            <text:p>新竹縣</text:p>
          </table:table-cell>
          <table:table-cell office:value-type="float" office:value="205085" table:style-name="ce71">
            <text:p>205,085</text:p>
          </table:table-cell>
          <table:table-cell office:value-type="float" office:value="569565" table:style-name="ce79">
            <text:p>569,565</text:p>
          </table:table-cell>
          <table:table-cell office:value-type="float" office:value="290730" table:style-name="ce79">
            <text:p>290,730</text:p>
          </table:table-cell>
          <table:table-cell office:value-type="float" office:value="278835" table:style-name="ce73">
            <text:p>278,835</text:p>
          </table:table-cell>
          <table:table-cell table:number-columns-repeated="16379"/>
        </table:table-row>
        <table:table-row table:style-name="ro4">
          <table:table-cell office:value-type="string" table:style-name="ce50">
            <text:p>竹北市</text:p>
          </table:table-cell>
          <table:table-cell office:value-type="float" office:value="74081" table:style-name="ce52">
            <text:p>74,081</text:p>
          </table:table-cell>
          <table:table-cell office:value-type="float" office:value="199655" table:style-name="ce11">
            <text:p>199,655</text:p>
          </table:table-cell>
          <table:table-cell office:value-type="float" office:value="99362" table:style-name="ce11">
            <text:p>99,362</text:p>
          </table:table-cell>
          <table:table-cell office:value-type="float" office:value="100293" table:style-name="ce10">
            <text:p>100,293</text:p>
          </table:table-cell>
          <table:table-cell table:number-columns-repeated="16379"/>
        </table:table-row>
        <table:table-row table:style-name="ro4">
          <table:table-cell office:value-type="string" table:style-name="ce50">
            <text:p>關西鎮</text:p>
          </table:table-cell>
          <table:table-cell office:value-type="float" office:value="9344" table:style-name="ce52">
            <text:p>9,344</text:p>
          </table:table-cell>
          <table:table-cell office:value-type="float" office:value="27810" table:style-name="ce49">
            <text:p>27,810</text:p>
          </table:table-cell>
          <table:table-cell office:value-type="float" office:value="14940" table:style-name="ce11">
            <text:p>14,940</text:p>
          </table:table-cell>
          <table:table-cell office:value-type="float" office:value="12870" table:style-name="ce10">
            <text:p>12,870</text:p>
          </table:table-cell>
          <table:table-cell table:number-columns-repeated="16379"/>
        </table:table-row>
        <table:table-row table:style-name="ro4">
          <table:table-cell office:value-type="string" table:style-name="ce50">
            <text:p>新埔鎮</text:p>
          </table:table-cell>
          <table:table-cell office:value-type="float" office:value="11288" table:style-name="ce52">
            <text:p>11,288</text:p>
          </table:table-cell>
          <table:table-cell office:value-type="float" office:value="33046" table:style-name="ce49">
            <text:p>33,046</text:p>
          </table:table-cell>
          <table:table-cell office:value-type="float" office:value="17592" table:style-name="ce11">
            <text:p>17,592</text:p>
          </table:table-cell>
          <table:table-cell office:value-type="float" office:value="15454" table:style-name="ce10">
            <text:p>15,454</text:p>
          </table:table-cell>
          <table:table-cell table:number-columns-repeated="16379"/>
        </table:table-row>
        <table:table-row table:style-name="ro4">
          <table:table-cell office:value-type="string" table:style-name="ce50">
            <text:p>竹東鎮</text:p>
          </table:table-cell>
          <table:table-cell office:value-type="float" office:value="35390" table:style-name="ce52">
            <text:p>35,390</text:p>
          </table:table-cell>
          <table:table-cell office:value-type="float" office:value="97167" table:style-name="ce49">
            <text:p>97,167</text:p>
          </table:table-cell>
          <table:table-cell office:value-type="float" office:value="48900" table:style-name="ce11">
            <text:p>48,900</text:p>
          </table:table-cell>
          <table:table-cell office:value-type="float" office:value="48267" table:style-name="ce10">
            <text:p>48,267</text:p>
          </table:table-cell>
          <table:table-cell table:number-columns-repeated="16379"/>
        </table:table-row>
        <table:table-row table:style-name="ro4">
          <table:table-cell office:value-type="string" table:style-name="ce50">
            <text:p>湖口鄉</text:p>
          </table:table-cell>
          <table:table-cell office:value-type="float" office:value="28487" table:style-name="ce52">
            <text:p>28,487</text:p>
          </table:table-cell>
          <table:table-cell office:value-type="float" office:value="78765" table:style-name="ce49">
            <text:p>78,765</text:p>
          </table:table-cell>
          <table:table-cell office:value-type="float" office:value="39850" table:style-name="ce11">
            <text:p>39,850</text:p>
          </table:table-cell>
          <table:table-cell office:value-type="float" office:value="38915" table:style-name="ce10">
            <text:p>38,915</text:p>
          </table:table-cell>
          <table:table-cell table:number-columns-repeated="16379"/>
        </table:table-row>
        <table:table-row table:style-name="ro4">
          <table:table-cell office:value-type="string" table:style-name="ce50">
            <text:p>橫山鄉</text:p>
          </table:table-cell>
          <table:table-cell office:value-type="float" office:value="4397" table:style-name="ce52">
            <text:p>4,397</text:p>
          </table:table-cell>
          <table:table-cell office:value-type="float" office:value="12583" table:style-name="ce49">
            <text:p>12,583</text:p>
          </table:table-cell>
          <table:table-cell office:value-type="float" office:value="6818" table:style-name="ce11">
            <text:p>6,818</text:p>
          </table:table-cell>
          <table:table-cell office:value-type="float" office:value="5765" table:style-name="ce10">
            <text:p>5,765</text:p>
          </table:table-cell>
          <table:table-cell table:number-columns-repeated="16379"/>
        </table:table-row>
        <table:table-row table:style-name="ro4">
          <table:table-cell office:value-type="string" table:style-name="ce50">
            <text:p>新豐鄉</text:p>
          </table:table-cell>
          <table:table-cell office:value-type="float" office:value="19377" table:style-name="ce52">
            <text:p>19,377</text:p>
          </table:table-cell>
          <table:table-cell office:value-type="float" office:value="57467" table:style-name="ce49">
            <text:p>57,467</text:p>
          </table:table-cell>
          <table:table-cell office:value-type="float" office:value="29443" table:style-name="ce11">
            <text:p>29,443</text:p>
          </table:table-cell>
          <table:table-cell office:value-type="float" office:value="28024" table:style-name="ce10">
            <text:p>28,024</text:p>
          </table:table-cell>
          <table:table-cell table:number-columns-repeated="16379"/>
        </table:table-row>
        <table:table-row table:style-name="ro4">
          <table:table-cell office:value-type="string" table:style-name="ce50">
            <text:p>芎林鄉</text:p>
          </table:table-cell>
          <table:table-cell office:value-type="float" office:value="6845" table:style-name="ce52">
            <text:p>6,845</text:p>
          </table:table-cell>
          <table:table-cell office:value-type="float" office:value="19894" table:style-name="ce49">
            <text:p>19,894</text:p>
          </table:table-cell>
          <table:table-cell office:value-type="float" office:value="10497" table:style-name="ce11">
            <text:p>10,497</text:p>
          </table:table-cell>
          <table:table-cell office:value-type="float" office:value="9397" table:style-name="ce10">
            <text:p>9,397</text:p>
          </table:table-cell>
          <table:table-cell table:number-columns-repeated="16379"/>
        </table:table-row>
        <table:table-row table:style-name="ro4">
          <table:table-cell office:value-type="string" table:style-name="ce50">
            <text:p>寶山鄉</text:p>
          </table:table-cell>
          <table:table-cell office:value-type="float" office:value="5988" table:style-name="ce52">
            <text:p>5,988</text:p>
          </table:table-cell>
          <table:table-cell office:value-type="float" office:value="14629" table:style-name="ce49">
            <text:p>14,629</text:p>
          </table:table-cell>
          <table:table-cell office:value-type="float" office:value="7972" table:style-name="ce11">
            <text:p>7,972</text:p>
          </table:table-cell>
          <table:table-cell office:value-type="float" office:value="6657" table:style-name="ce10">
            <text:p>6,657</text:p>
          </table:table-cell>
          <table:table-cell table:number-columns-repeated="16379"/>
        </table:table-row>
        <table:table-row table:style-name="ro4">
          <table:table-cell office:value-type="string" table:style-name="ce50">
            <text:p>北埔鄉</text:p>
          </table:table-cell>
          <table:table-cell office:value-type="float" office:value="3133" table:style-name="ce52">
            <text:p>3,133</text:p>
          </table:table-cell>
          <table:table-cell office:value-type="float" office:value="9047" table:style-name="ce49">
            <text:p>9,047</text:p>
          </table:table-cell>
          <table:table-cell office:value-type="float" office:value="4941" table:style-name="ce11">
            <text:p>4,941</text:p>
          </table:table-cell>
          <table:table-cell office:value-type="float" office:value="4106" table:style-name="ce10">
            <text:p>4,106</text:p>
          </table:table-cell>
          <table:table-cell table:number-columns-repeated="16379"/>
        </table:table-row>
        <table:table-row table:style-name="ro4">
          <table:table-cell office:value-type="string" table:style-name="ce50">
            <text:p>峨眉鄉</text:p>
          </table:table-cell>
          <table:table-cell office:value-type="float" office:value="2074" table:style-name="ce52">
            <text:p>2,074</text:p>
          </table:table-cell>
          <table:table-cell office:value-type="float" office:value="5415" table:style-name="ce49">
            <text:p>5,415</text:p>
          </table:table-cell>
          <table:table-cell office:value-type="float" office:value="2980" table:style-name="ce11">
            <text:p>2,980</text:p>
          </table:table-cell>
          <table:table-cell office:value-type="float" office:value="2435" table:style-name="ce10">
            <text:p>2,435</text:p>
          </table:table-cell>
          <table:table-cell table:number-columns-repeated="16379"/>
        </table:table-row>
        <table:table-row table:style-name="ro4">
          <table:table-cell office:value-type="string" table:style-name="ce91">
            <text:p>※尖石鄉</text:p>
          </table:table-cell>
          <table:table-cell office:value-type="float" office:value="2924" table:style-name="ce52">
            <text:p>2,924</text:p>
          </table:table-cell>
          <table:table-cell office:value-type="float" office:value="9599" table:style-name="ce49">
            <text:p>9,599</text:p>
          </table:table-cell>
          <table:table-cell office:value-type="float" office:value="5001" table:style-name="ce11">
            <text:p>5,001</text:p>
          </table:table-cell>
          <table:table-cell office:value-type="float" office:value="4598" table:style-name="ce10">
            <text:p>4,598</text:p>
          </table:table-cell>
          <table:table-cell table:number-columns-repeated="16379"/>
        </table:table-row>
        <table:table-row table:style-name="ro4">
          <table:table-cell office:value-type="string" table:style-name="ce92">
            <text:p>※五峰鄉</text:p>
          </table:table-cell>
          <table:table-cell office:value-type="float" office:value="1757" table:style-name="ce53">
            <text:p>1,757</text:p>
          </table:table-cell>
          <table:table-cell office:value-type="float" office:value="4488" table:style-name="ce51">
            <text:p>4,488</text:p>
          </table:table-cell>
          <table:table-cell office:value-type="float" office:value="2434" table:style-name="ce18">
            <text:p>2,434</text:p>
          </table:table-cell>
          <table:table-cell office:value-type="float" office:value="2054" table:style-name="ce17">
            <text:p>2,054</text:p>
          </table:table-cell>
          <table:table-cell table:number-columns-repeated="16379"/>
        </table:table-row>
        <table:table-row table:number-rows-repeated="2" table:style-name="ro4">
          <table:table-cell table:number-columns-repeated="16384" table:style-name="ce1"/>
        </table:table-row>
        <table:table-row table:style-name="ro4">
          <table:table-cell table:style-name="ce1"/>
          <table:table-cell table:number-columns-repeated="3" table:style-name="ce56"/>
          <table:table-cell table:number-columns-repeated="16380" table:style-name="ce1"/>
        </table:table-row>
        <table:table-row table:number-rows-repeated="12" table:style-name="ro4">
          <table:table-cell table:number-columns-repeated="16384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苗栗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table:style-name="ce86">
            <text:p>中華民國109年10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8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9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7">
            <text:p>苗栗縣</text:p>
          </table:table-cell>
          <table:table-cell office:value-type="float" office:value="193141" table:style-name="ce71">
            <text:p>193,141</text:p>
          </table:table-cell>
          <table:table-cell office:value-type="float" office:value="543287" table:style-name="ce79">
            <text:p>543,287</text:p>
          </table:table-cell>
          <table:table-cell office:value-type="float" office:value="280018" table:style-name="ce79">
            <text:p>280,018</text:p>
          </table:table-cell>
          <table:table-cell office:value-type="float" office:value="263269" table:style-name="ce73">
            <text:p>263,26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苗栗市</text:p>
          </table:table-cell>
          <table:table-cell office:value-type="float" office:value="32156" table:style-name="ce52">
            <text:p>32,156</text:p>
          </table:table-cell>
          <table:table-cell office:value-type="float" office:value="87769" table:style-name="ce11">
            <text:p>87,769</text:p>
          </table:table-cell>
          <table:table-cell office:value-type="float" office:value="43714" table:style-name="ce11">
            <text:p>43,714</text:p>
          </table:table-cell>
          <table:table-cell office:value-type="float" office:value="44055" table:style-name="ce10">
            <text:p>44,055</text:p>
          </table:table-cell>
          <table:table-cell table:number-columns-repeated="16379"/>
        </table:table-row>
        <table:table-row table:style-name="ro4">
          <table:table-cell office:value-type="string" table:style-name="ce90">
            <text:p>頭份市</text:p>
          </table:table-cell>
          <table:table-cell office:value-type="float" office:value="37017" table:style-name="ce52">
            <text:p>37,017</text:p>
          </table:table-cell>
          <table:table-cell office:value-type="float" office:value="104302" table:style-name="ce11">
            <text:p>104,302</text:p>
          </table:table-cell>
          <table:table-cell office:value-type="float" office:value="52527" table:style-name="ce11">
            <text:p>52,527</text:p>
          </table:table-cell>
          <table:table-cell office:value-type="float" office:value="51775" table:style-name="ce10">
            <text:p>51,775</text:p>
          </table:table-cell>
          <table:table-cell table:number-columns-repeated="16379"/>
        </table:table-row>
        <table:table-row table:style-name="ro4">
          <table:table-cell office:value-type="string" table:style-name="ce90">
            <text:p>苑裡鎮</text:p>
          </table:table-cell>
          <table:table-cell office:value-type="float" office:value="14996" table:style-name="ce52">
            <text:p>14,996</text:p>
          </table:table-cell>
          <table:table-cell office:value-type="float" office:value="44705" table:style-name="ce11">
            <text:p>44,705</text:p>
          </table:table-cell>
          <table:table-cell office:value-type="float" office:value="23307" table:style-name="ce11">
            <text:p>23,307</text:p>
          </table:table-cell>
          <table:table-cell office:value-type="float" office:value="21398" table:style-name="ce10">
            <text:p>21,39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通霄鎮</text:p>
          </table:table-cell>
          <table:table-cell office:value-type="float" office:value="11578" table:style-name="ce52">
            <text:p>11,578</text:p>
          </table:table-cell>
          <table:table-cell office:value-type="float" office:value="33159" table:style-name="ce11">
            <text:p>33,159</text:p>
          </table:table-cell>
          <table:table-cell office:value-type="float" office:value="17525" table:style-name="ce11">
            <text:p>17,525</text:p>
          </table:table-cell>
          <table:table-cell office:value-type="float" office:value="15634" table:style-name="ce10">
            <text:p>15,63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竹南鎮</text:p>
          </table:table-cell>
          <table:table-cell office:value-type="float" office:value="31167" table:style-name="ce52">
            <text:p>31,167</text:p>
          </table:table-cell>
          <table:table-cell office:value-type="float" office:value="87098" table:style-name="ce11">
            <text:p>87,098</text:p>
          </table:table-cell>
          <table:table-cell office:value-type="float" office:value="43952" table:style-name="ce11">
            <text:p>43,952</text:p>
          </table:table-cell>
          <table:table-cell office:value-type="float" office:value="43146" table:style-name="ce10">
            <text:p>43,14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後龍鎮</text:p>
          </table:table-cell>
          <table:table-cell office:value-type="float" office:value="12082" table:style-name="ce52">
            <text:p>12,082</text:p>
          </table:table-cell>
          <table:table-cell office:value-type="float" office:value="35297" table:style-name="ce11">
            <text:p>35,297</text:p>
          </table:table-cell>
          <table:table-cell office:value-type="float" office:value="18699" table:style-name="ce11">
            <text:p>18,699</text:p>
          </table:table-cell>
          <table:table-cell office:value-type="float" office:value="16598" table:style-name="ce10">
            <text:p>16,59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卓蘭鎮</text:p>
          </table:table-cell>
          <table:table-cell office:value-type="float" office:value="5936" table:style-name="ce52">
            <text:p>5,936</text:p>
          </table:table-cell>
          <table:table-cell office:value-type="float" office:value="16257" table:style-name="ce11">
            <text:p>16,257</text:p>
          </table:table-cell>
          <table:table-cell office:value-type="float" office:value="8498" table:style-name="ce11">
            <text:p>8,498</text:p>
          </table:table-cell>
          <table:table-cell office:value-type="float" office:value="7759" table:style-name="ce10">
            <text:p>7,75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大湖鄉</text:p>
          </table:table-cell>
          <table:table-cell office:value-type="float" office:value="5299" table:style-name="ce52">
            <text:p>5,299</text:p>
          </table:table-cell>
          <table:table-cell office:value-type="float" office:value="13941" table:style-name="ce11">
            <text:p>13,941</text:p>
          </table:table-cell>
          <table:table-cell office:value-type="float" office:value="7426" table:style-name="ce11">
            <text:p>7,426</text:p>
          </table:table-cell>
          <table:table-cell office:value-type="float" office:value="6515" table:style-name="ce10">
            <text:p>6,51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公館鄉</text:p>
          </table:table-cell>
          <table:table-cell office:value-type="float" office:value="10780" table:style-name="ce52">
            <text:p>10,780</text:p>
          </table:table-cell>
          <table:table-cell office:value-type="float" office:value="32457" table:style-name="ce11">
            <text:p>32,457</text:p>
          </table:table-cell>
          <table:table-cell office:value-type="float" office:value="16929" table:style-name="ce11">
            <text:p>16,929</text:p>
          </table:table-cell>
          <table:table-cell office:value-type="float" office:value="15528" table:style-name="ce10">
            <text:p>15,52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銅鑼鄉</text:p>
          </table:table-cell>
          <table:table-cell office:value-type="float" office:value="6119" table:style-name="ce52">
            <text:p>6,119</text:p>
          </table:table-cell>
          <table:table-cell office:value-type="float" office:value="17331" table:style-name="ce11">
            <text:p>17,331</text:p>
          </table:table-cell>
          <table:table-cell office:value-type="float" office:value="9214" table:style-name="ce11">
            <text:p>9,214</text:p>
          </table:table-cell>
          <table:table-cell office:value-type="float" office:value="8117" table:style-name="ce10">
            <text:p>8,11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南庄鄉</text:p>
          </table:table-cell>
          <table:table-cell office:value-type="float" office:value="3914" table:style-name="ce52">
            <text:p>3,914</text:p>
          </table:table-cell>
          <table:table-cell office:value-type="float" office:value="9634" table:style-name="ce11">
            <text:p>9,634</text:p>
          </table:table-cell>
          <table:table-cell office:value-type="float" office:value="5295" table:style-name="ce11">
            <text:p>5,295</text:p>
          </table:table-cell>
          <table:table-cell office:value-type="float" office:value="4339" table:style-name="ce10">
            <text:p>4,33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頭屋鄉</text:p>
          </table:table-cell>
          <table:table-cell office:value-type="float" office:value="3622" table:style-name="ce52">
            <text:p>3,622</text:p>
          </table:table-cell>
          <table:table-cell office:value-type="float" office:value="10282" table:style-name="ce11">
            <text:p>10,282</text:p>
          </table:table-cell>
          <table:table-cell office:value-type="float" office:value="5454" table:style-name="ce11">
            <text:p>5,454</text:p>
          </table:table-cell>
          <table:table-cell office:value-type="float" office:value="4828" table:style-name="ce10">
            <text:p>4,82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三義鄉</text:p>
          </table:table-cell>
          <table:table-cell office:value-type="float" office:value="5638" table:style-name="ce52">
            <text:p>5,638</text:p>
          </table:table-cell>
          <table:table-cell office:value-type="float" office:value="15713" table:style-name="ce11">
            <text:p>15,713</text:p>
          </table:table-cell>
          <table:table-cell office:value-type="float" office:value="8297" table:style-name="ce11">
            <text:p>8,297</text:p>
          </table:table-cell>
          <table:table-cell office:value-type="float" office:value="7416" table:style-name="ce10">
            <text:p>7,41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西湖鄉</text:p>
          </table:table-cell>
          <table:table-cell office:value-type="float" office:value="2637" table:style-name="ce52">
            <text:p>2,637</text:p>
          </table:table-cell>
          <table:table-cell office:value-type="float" office:value="6757" table:style-name="ce11">
            <text:p>6,757</text:p>
          </table:table-cell>
          <table:table-cell office:value-type="float" office:value="3784" table:style-name="ce11">
            <text:p>3,784</text:p>
          </table:table-cell>
          <table:table-cell office:value-type="float" office:value="2973" table:style-name="ce10">
            <text:p>2,97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造橋鄉</text:p>
          </table:table-cell>
          <table:table-cell office:value-type="float" office:value="4140" table:style-name="ce52">
            <text:p>4,140</text:p>
          </table:table-cell>
          <table:table-cell office:value-type="float" office:value="12225" table:style-name="ce11">
            <text:p>12,225</text:p>
          </table:table-cell>
          <table:table-cell office:value-type="float" office:value="6478" table:style-name="ce11">
            <text:p>6,478</text:p>
          </table:table-cell>
          <table:table-cell office:value-type="float" office:value="5747" table:style-name="ce10">
            <text:p>5,74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三灣鄉</text:p>
          </table:table-cell>
          <table:table-cell office:value-type="float" office:value="2350" table:style-name="ce52">
            <text:p>2,350</text:p>
          </table:table-cell>
          <table:table-cell office:value-type="float" office:value="6395" table:style-name="ce11">
            <text:p>6,395</text:p>
          </table:table-cell>
          <table:table-cell office:value-type="float" office:value="3495" table:style-name="ce11">
            <text:p>3,495</text:p>
          </table:table-cell>
          <table:table-cell office:value-type="float" office:value="2900" table:style-name="ce10">
            <text:p>2,90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獅潭鄉</text:p>
          </table:table-cell>
          <table:table-cell office:value-type="float" office:value="1729" table:style-name="ce52">
            <text:p>1,729</text:p>
          </table:table-cell>
          <table:table-cell office:value-type="float" office:value="4164" table:style-name="ce11">
            <text:p>4,164</text:p>
          </table:table-cell>
          <table:table-cell office:value-type="float" office:value="2317" table:style-name="ce11">
            <text:p>2,317</text:p>
          </table:table-cell>
          <table:table-cell office:value-type="float" office:value="1847" table:style-name="ce10">
            <text:p>1,847</text:p>
          </table:table-cell>
          <table:table-cell table:number-columns-repeated="16379"/>
        </table:table-row>
        <table:table-row table:style-name="ro4">
          <table:table-cell office:value-type="string" table:style-name="ce15">
            <text:p>※泰安鄉</text:p>
          </table:table-cell>
          <table:table-cell office:value-type="float" office:value="1981" table:style-name="ce53">
            <text:p>1,981</text:p>
          </table:table-cell>
          <table:table-cell office:value-type="float" office:value="5801" table:style-name="ce18">
            <text:p>5,801</text:p>
          </table:table-cell>
          <table:table-cell office:value-type="float" office:value="3107" table:style-name="ce18">
            <text:p>3,107</text:p>
          </table:table-cell>
          <table:table-cell office:value-type="float" office:value="2694" table:style-name="ce17">
            <text:p>2,694</text:p>
          </table:table-cell>
          <table:table-cell table:number-columns-repeated="16379"/>
        </table:table-row>
        <table:table-row table:style-name="ro4">
          <table:table-cell table:number-columns-repeated="2" table:style-name="ce1"/>
          <table:table-cell table:number-columns-repeated="3" table:style-name="ce12"/>
          <table:table-cell table:number-columns-repeated="16379"/>
        </table:table-row>
        <table:table-row table:number-rows-repeated="9" table:style-name="ro4">
          <table:table-cell table:number-columns-repeated="16384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彰化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table:style-name="ce86">
            <text:p>中華民國109年10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8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9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 table:style-name="ce1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77">
            <text:p>彰化縣</text:p>
          </table:table-cell>
          <table:table-cell office:value-type="float" office:value="396310" table:style-name="ce71">
            <text:p>396,310</text:p>
          </table:table-cell>
          <table:table-cell office:value-type="float" office:value="1267786" table:style-name="ce79">
            <text:p>1,267,786</text:p>
          </table:table-cell>
          <table:table-cell office:value-type="float" office:value="644461" table:style-name="ce79">
            <text:p>644,461</text:p>
          </table:table-cell>
          <table:table-cell office:value-type="float" office:value="623325" table:style-name="ce73">
            <text:p>623,325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4">
            <text:p>彰化市</text:p>
          </table:table-cell>
          <table:table-cell office:value-type="float" office:value="77975" table:style-name="ce52">
            <text:p>77,975</text:p>
          </table:table-cell>
          <table:table-cell office:value-type="float" office:value="231445" table:style-name="ce11">
            <text:p>231,445</text:p>
          </table:table-cell>
          <table:table-cell office:value-type="float" office:value="113851" table:style-name="ce11">
            <text:p>113,851</text:p>
          </table:table-cell>
          <table:table-cell office:value-type="float" office:value="117594" table:style-name="ce10">
            <text:p>117,594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90">
            <text:p>員林市</text:p>
          </table:table-cell>
          <table:table-cell office:value-type="float" office:value="40992" table:style-name="ce52">
            <text:p>40,992</text:p>
          </table:table-cell>
          <table:table-cell office:value-type="float" office:value="124787" table:style-name="ce11">
            <text:p>124,787</text:p>
          </table:table-cell>
          <table:table-cell office:value-type="float" office:value="61790" table:style-name="ce11">
            <text:p>61,790</text:p>
          </table:table-cell>
          <table:table-cell office:value-type="float" office:value="62997" table:style-name="ce10">
            <text:p>62,997</text:p>
          </table:table-cell>
          <table:table-cell table:style-name="ce1"/>
          <table:table-cell table:style-name="ce89"/>
          <table:table-cell table:number-columns-repeated="16377"/>
        </table:table-row>
        <table:table-row table:style-name="ro4">
          <table:table-cell office:value-type="string" table:style-name="ce14">
            <text:p>鹿港鎮</text:p>
          </table:table-cell>
          <table:table-cell office:value-type="float" office:value="25267" table:style-name="ce52">
            <text:p>25,267</text:p>
          </table:table-cell>
          <table:table-cell office:value-type="float" office:value="86563" table:style-name="ce11">
            <text:p>86,563</text:p>
          </table:table-cell>
          <table:table-cell office:value-type="float" office:value="43875" table:style-name="ce11">
            <text:p>43,875</text:p>
          </table:table-cell>
          <table:table-cell office:value-type="float" office:value="42688" table:style-name="ce10">
            <text:p>42,688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4">
            <text:p>和美鎮</text:p>
          </table:table-cell>
          <table:table-cell office:value-type="float" office:value="27495" table:style-name="ce52">
            <text:p>27,495</text:p>
          </table:table-cell>
          <table:table-cell office:value-type="float" office:value="90204" table:style-name="ce11">
            <text:p>90,204</text:p>
          </table:table-cell>
          <table:table-cell office:value-type="float" office:value="45905" table:style-name="ce11">
            <text:p>45,905</text:p>
          </table:table-cell>
          <table:table-cell office:value-type="float" office:value="44299" table:style-name="ce10">
            <text:p>44,299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4">
            <text:p>北斗鎮</text:p>
          </table:table-cell>
          <table:table-cell office:value-type="float" office:value="11061" table:style-name="ce52">
            <text:p>11,061</text:p>
          </table:table-cell>
          <table:table-cell office:value-type="float" office:value="33351" table:style-name="ce11">
            <text:p>33,351</text:p>
          </table:table-cell>
          <table:table-cell office:value-type="float" office:value="16748" table:style-name="ce11">
            <text:p>16,748</text:p>
          </table:table-cell>
          <table:table-cell office:value-type="float" office:value="16603" table:style-name="ce10">
            <text:p>16,603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4">
            <text:p>溪湖鎮</text:p>
          </table:table-cell>
          <table:table-cell office:value-type="float" office:value="16671" table:style-name="ce52">
            <text:p>16,671</text:p>
          </table:table-cell>
          <table:table-cell office:value-type="float" office:value="54889" table:style-name="ce11">
            <text:p>54,889</text:p>
          </table:table-cell>
          <table:table-cell office:value-type="float" office:value="27745" table:style-name="ce11">
            <text:p>27,745</text:p>
          </table:table-cell>
          <table:table-cell office:value-type="float" office:value="27144" table:style-name="ce10">
            <text:p>27,144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4">
            <text:p>田中鎮</text:p>
          </table:table-cell>
          <table:table-cell office:value-type="float" office:value="13401" table:style-name="ce52">
            <text:p>13,401</text:p>
          </table:table-cell>
          <table:table-cell office:value-type="float" office:value="40832" table:style-name="ce11">
            <text:p>40,832</text:p>
          </table:table-cell>
          <table:table-cell office:value-type="float" office:value="20911" table:style-name="ce11">
            <text:p>20,911</text:p>
          </table:table-cell>
          <table:table-cell office:value-type="float" office:value="19921" table:style-name="ce10">
            <text:p>19,921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4">
            <text:p>二林鎮</text:p>
          </table:table-cell>
          <table:table-cell office:value-type="float" office:value="15259" table:style-name="ce52">
            <text:p>15,259</text:p>
          </table:table-cell>
          <table:table-cell office:value-type="float" office:value="49721" table:style-name="ce11">
            <text:p>49,721</text:p>
          </table:table-cell>
          <table:table-cell office:value-type="float" office:value="25482" table:style-name="ce11">
            <text:p>25,482</text:p>
          </table:table-cell>
          <table:table-cell office:value-type="float" office:value="24239" table:style-name="ce10">
            <text:p>24,239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4">
            <text:p>線西鄉</text:p>
          </table:table-cell>
          <table:table-cell office:value-type="float" office:value="4525" table:style-name="ce52">
            <text:p>4,525</text:p>
          </table:table-cell>
          <table:table-cell office:value-type="float" office:value="16683" table:style-name="ce11">
            <text:p>16,683</text:p>
          </table:table-cell>
          <table:table-cell office:value-type="float" office:value="8570" table:style-name="ce11">
            <text:p>8,570</text:p>
          </table:table-cell>
          <table:table-cell office:value-type="float" office:value="8113" table:style-name="ce10">
            <text:p>8,113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4">
            <text:p>伸港鄉</text:p>
          </table:table-cell>
          <table:table-cell office:value-type="float" office:value="10521" table:style-name="ce52">
            <text:p>10,521</text:p>
          </table:table-cell>
          <table:table-cell office:value-type="float" office:value="37705" table:style-name="ce11">
            <text:p>37,705</text:p>
          </table:table-cell>
          <table:table-cell office:value-type="float" office:value="19088" table:style-name="ce11">
            <text:p>19,088</text:p>
          </table:table-cell>
          <table:table-cell office:value-type="float" office:value="18617" table:style-name="ce10">
            <text:p>18,617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4">
            <text:p>福興鄉</text:p>
          </table:table-cell>
          <table:table-cell office:value-type="float" office:value="13218" table:style-name="ce52">
            <text:p>13,218</text:p>
          </table:table-cell>
          <table:table-cell office:value-type="float" office:value="46507" table:style-name="ce11">
            <text:p>46,507</text:p>
          </table:table-cell>
          <table:table-cell office:value-type="float" office:value="24236" table:style-name="ce11">
            <text:p>24,236</text:p>
          </table:table-cell>
          <table:table-cell office:value-type="float" office:value="22271" table:style-name="ce10">
            <text:p>22,271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4">
            <text:p>秀水鄉</text:p>
          </table:table-cell>
          <table:table-cell office:value-type="float" office:value="11103" table:style-name="ce52">
            <text:p>11,103</text:p>
          </table:table-cell>
          <table:table-cell office:value-type="float" office:value="38934" table:style-name="ce11">
            <text:p>38,934</text:p>
          </table:table-cell>
          <table:table-cell office:value-type="float" office:value="20050" table:style-name="ce11">
            <text:p>20,050</text:p>
          </table:table-cell>
          <table:table-cell office:value-type="float" office:value="18884" table:style-name="ce10">
            <text:p>18,884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4">
            <text:p>花壇鄉</text:p>
          </table:table-cell>
          <table:table-cell office:value-type="float" office:value="14434" table:style-name="ce52">
            <text:p>14,434</text:p>
          </table:table-cell>
          <table:table-cell office:value-type="float" office:value="45369" table:style-name="ce11">
            <text:p>45,369</text:p>
          </table:table-cell>
          <table:table-cell office:value-type="float" office:value="23264" table:style-name="ce11">
            <text:p>23,264</text:p>
          </table:table-cell>
          <table:table-cell office:value-type="float" office:value="22105" table:style-name="ce10">
            <text:p>22,10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芬園鄉</text:p>
          </table:table-cell>
          <table:table-cell office:value-type="float" office:value="6840" table:style-name="ce52">
            <text:p>6,840</text:p>
          </table:table-cell>
          <table:table-cell office:value-type="float" office:value="23269" table:style-name="ce11">
            <text:p>23,269</text:p>
          </table:table-cell>
          <table:table-cell office:value-type="float" office:value="12248" table:style-name="ce11">
            <text:p>12,248</text:p>
          </table:table-cell>
          <table:table-cell office:value-type="float" office:value="11021" table:style-name="ce10">
            <text:p>11,02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大村鄉</text:p>
          </table:table-cell>
          <table:table-cell office:value-type="float" office:value="11584" table:style-name="ce52">
            <text:p>11,584</text:p>
          </table:table-cell>
          <table:table-cell office:value-type="float" office:value="37630" table:style-name="ce11">
            <text:p>37,630</text:p>
          </table:table-cell>
          <table:table-cell office:value-type="float" office:value="19330" table:style-name="ce11">
            <text:p>19,330</text:p>
          </table:table-cell>
          <table:table-cell office:value-type="float" office:value="18300" table:style-name="ce10">
            <text:p>18,30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埔鹽鄉</text:p>
          </table:table-cell>
          <table:table-cell office:value-type="float" office:value="9270" table:style-name="ce52">
            <text:p>9,270</text:p>
          </table:table-cell>
          <table:table-cell office:value-type="float" office:value="32018" table:style-name="ce11">
            <text:p>32,018</text:p>
          </table:table-cell>
          <table:table-cell office:value-type="float" office:value="16843" table:style-name="ce11">
            <text:p>16,843</text:p>
          </table:table-cell>
          <table:table-cell office:value-type="float" office:value="15175" table:style-name="ce10">
            <text:p>15,17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埔心鄉</text:p>
          </table:table-cell>
          <table:table-cell office:value-type="float" office:value="10951" table:style-name="ce52">
            <text:p>10,951</text:p>
          </table:table-cell>
          <table:table-cell office:value-type="float" office:value="34578" table:style-name="ce11">
            <text:p>34,578</text:p>
          </table:table-cell>
          <table:table-cell office:value-type="float" office:value="17760" table:style-name="ce11">
            <text:p>17,760</text:p>
          </table:table-cell>
          <table:table-cell office:value-type="float" office:value="16818" table:style-name="ce10">
            <text:p>16,81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永靖鄉</text:p>
          </table:table-cell>
          <table:table-cell office:value-type="float" office:value="11071" table:style-name="ce52">
            <text:p>11,071</text:p>
          </table:table-cell>
          <table:table-cell office:value-type="float" office:value="36318" table:style-name="ce11">
            <text:p>36,318</text:p>
          </table:table-cell>
          <table:table-cell office:value-type="float" office:value="18779" table:style-name="ce11">
            <text:p>18,779</text:p>
          </table:table-cell>
          <table:table-cell office:value-type="float" office:value="17539" table:style-name="ce10">
            <text:p>17,53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社頭鄉</text:p>
          </table:table-cell>
          <table:table-cell office:value-type="float" office:value="13130" table:style-name="ce52">
            <text:p>13,130</text:p>
          </table:table-cell>
          <table:table-cell office:value-type="float" office:value="42494" table:style-name="ce11">
            <text:p>42,494</text:p>
          </table:table-cell>
          <table:table-cell office:value-type="float" office:value="21834" table:style-name="ce11">
            <text:p>21,834</text:p>
          </table:table-cell>
          <table:table-cell office:value-type="float" office:value="20660" table:style-name="ce10">
            <text:p>20,66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二水鄉</text:p>
          </table:table-cell>
          <table:table-cell office:value-type="float" office:value="5313" table:style-name="ce52">
            <text:p>5,313</text:p>
          </table:table-cell>
          <table:table-cell office:value-type="float" office:value="14689" table:style-name="ce11">
            <text:p>14,689</text:p>
          </table:table-cell>
          <table:table-cell office:value-type="float" office:value="7762" table:style-name="ce11">
            <text:p>7,762</text:p>
          </table:table-cell>
          <table:table-cell office:value-type="float" office:value="6927" table:style-name="ce10">
            <text:p>6,92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田尾鄉</text:p>
          </table:table-cell>
          <table:table-cell office:value-type="float" office:value="8110" table:style-name="ce52">
            <text:p>8,110</text:p>
          </table:table-cell>
          <table:table-cell office:value-type="float" office:value="26724" table:style-name="ce11">
            <text:p>26,724</text:p>
          </table:table-cell>
          <table:table-cell office:value-type="float" office:value="13819" table:style-name="ce11">
            <text:p>13,819</text:p>
          </table:table-cell>
          <table:table-cell office:value-type="float" office:value="12905" table:style-name="ce10">
            <text:p>12,90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埤頭鄉</text:p>
          </table:table-cell>
          <table:table-cell office:value-type="float" office:value="9159" table:style-name="ce52">
            <text:p>9,159</text:p>
          </table:table-cell>
          <table:table-cell office:value-type="float" office:value="30135" table:style-name="ce11">
            <text:p>30,135</text:p>
          </table:table-cell>
          <table:table-cell office:value-type="float" office:value="15546" table:style-name="ce11">
            <text:p>15,546</text:p>
          </table:table-cell>
          <table:table-cell office:value-type="float" office:value="14589" table:style-name="ce10">
            <text:p>14,58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芳苑鄉</text:p>
          </table:table-cell>
          <table:table-cell office:value-type="float" office:value="10153" table:style-name="ce52">
            <text:p>10,153</text:p>
          </table:table-cell>
          <table:table-cell office:value-type="float" office:value="32823" table:style-name="ce11">
            <text:p>32,823</text:p>
          </table:table-cell>
          <table:table-cell office:value-type="float" office:value="17332" table:style-name="ce11">
            <text:p>17,332</text:p>
          </table:table-cell>
          <table:table-cell office:value-type="float" office:value="15491" table:style-name="ce10">
            <text:p>15,49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大城鄉</text:p>
          </table:table-cell>
          <table:table-cell office:value-type="float" office:value="5186" table:style-name="ce52">
            <text:p>5,186</text:p>
          </table:table-cell>
          <table:table-cell office:value-type="float" office:value="16161" table:style-name="ce11">
            <text:p>16,161</text:p>
          </table:table-cell>
          <table:table-cell office:value-type="float" office:value="8726" table:style-name="ce11">
            <text:p>8,726</text:p>
          </table:table-cell>
          <table:table-cell office:value-type="float" office:value="7435" table:style-name="ce10">
            <text:p>7,43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竹塘鄉</text:p>
          </table:table-cell>
          <table:table-cell office:value-type="float" office:value="4595" table:style-name="ce52">
            <text:p>4,595</text:p>
          </table:table-cell>
          <table:table-cell office:value-type="float" office:value="14803" table:style-name="ce11">
            <text:p>14,803</text:p>
          </table:table-cell>
          <table:table-cell office:value-type="float" office:value="7740" table:style-name="ce11">
            <text:p>7,740</text:p>
          </table:table-cell>
          <table:table-cell office:value-type="float" office:value="7063" table:style-name="ce10">
            <text:p>7,063</text:p>
          </table:table-cell>
          <table:table-cell table:number-columns-repeated="16379"/>
        </table:table-row>
        <table:table-row table:style-name="ro4">
          <table:table-cell office:value-type="string" table:style-name="ce24">
            <text:p>溪州鄉</text:p>
          </table:table-cell>
          <table:table-cell office:value-type="float" office:value="9026" table:style-name="ce53">
            <text:p>9,026</text:p>
          </table:table-cell>
          <table:table-cell office:value-type="float" office:value="29154" table:style-name="ce18">
            <text:p>29,154</text:p>
          </table:table-cell>
          <table:table-cell office:value-type="float" office:value="15227" table:style-name="ce18">
            <text:p>15,227</text:p>
          </table:table-cell>
          <table:table-cell office:value-type="float" office:value="13927" table:style-name="ce17">
            <text:p>13,927</text:p>
          </table:table-cell>
          <table:table-cell table:number-columns-repeated="16379"/>
        </table:table-row>
        <table:table-row table:style-name="ro4">
          <table:table-cell table:style-name="ce87"/>
          <table:table-cell table:number-columns-repeated="16383" table:style-name="ce1"/>
        </table:table-row>
        <table:table-row table:style-name="ro4">
          <table:table-cell table:number-columns-repeated="16384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南投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table:style-name="ce86">
            <text:p>中華民國109年10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8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9">
            <text:p>戶 <text:s text:c="3"/>數</text:p>
          </table:table-cell>
          <table:table-cell office:value-type="string" table:style-name="ce104">
            <text:p>人 <text:s text:c="7"/>口 <text:s text:c="7"/>數</text:p>
          </table:table-cell>
          <table:table-cell table:number-columns-repeated="2" table:style-name="ce105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7">
            <text:p>南投縣</text:p>
          </table:table-cell>
          <table:table-cell office:value-type="float" office:value="179599" table:style-name="ce71">
            <text:p>179,599</text:p>
          </table:table-cell>
          <table:table-cell office:value-type="float" office:value="491546" table:style-name="ce79">
            <text:p>491,546</text:p>
          </table:table-cell>
          <table:table-cell office:value-type="float" office:value="251159" table:style-name="ce79">
            <text:p>251,159</text:p>
          </table:table-cell>
          <table:table-cell office:value-type="float" office:value="240387" table:style-name="ce73">
            <text:p>240,38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南投市</text:p>
          </table:table-cell>
          <table:table-cell office:value-type="float" office:value="35416" table:style-name="ce52">
            <text:p>35,416</text:p>
          </table:table-cell>
          <table:table-cell office:value-type="float" office:value="99113" table:style-name="ce11">
            <text:p>99,113</text:p>
          </table:table-cell>
          <table:table-cell office:value-type="float" office:value="49516" table:style-name="ce11">
            <text:p>49,516</text:p>
          </table:table-cell>
          <table:table-cell office:value-type="float" office:value="49597" table:style-name="ce10">
            <text:p>49,59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埔里鎮</text:p>
          </table:table-cell>
          <table:table-cell office:value-type="float" office:value="29082" table:style-name="ce52">
            <text:p>29,082</text:p>
          </table:table-cell>
          <table:table-cell office:value-type="float" office:value="79324" table:style-name="ce11">
            <text:p>79,324</text:p>
          </table:table-cell>
          <table:table-cell office:value-type="float" office:value="39401" table:style-name="ce11">
            <text:p>39,401</text:p>
          </table:table-cell>
          <table:table-cell office:value-type="float" office:value="39923" table:style-name="ce10">
            <text:p>39,92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草屯鎮</text:p>
          </table:table-cell>
          <table:table-cell office:value-type="float" office:value="34049" table:style-name="ce52">
            <text:p>34,049</text:p>
          </table:table-cell>
          <table:table-cell office:value-type="float" office:value="97575" table:style-name="ce11">
            <text:p>97,575</text:p>
          </table:table-cell>
          <table:table-cell office:value-type="float" office:value="49131" table:style-name="ce11">
            <text:p>49,131</text:p>
          </table:table-cell>
          <table:table-cell office:value-type="float" office:value="48444" table:style-name="ce10">
            <text:p>48,44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竹山鎮</text:p>
          </table:table-cell>
          <table:table-cell office:value-type="float" office:value="20298" table:style-name="ce52">
            <text:p>20,298</text:p>
          </table:table-cell>
          <table:table-cell office:value-type="float" office:value="53544" table:style-name="ce11">
            <text:p>53,544</text:p>
          </table:table-cell>
          <table:table-cell office:value-type="float" office:value="27362" table:style-name="ce11">
            <text:p>27,362</text:p>
          </table:table-cell>
          <table:table-cell office:value-type="float" office:value="26182" table:style-name="ce10">
            <text:p>26,18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集集鎮</text:p>
          </table:table-cell>
          <table:table-cell office:value-type="float" office:value="4263" table:style-name="ce52">
            <text:p>4,263</text:p>
          </table:table-cell>
          <table:table-cell office:value-type="float" office:value="10513" table:style-name="ce11">
            <text:p>10,513</text:p>
          </table:table-cell>
          <table:table-cell office:value-type="float" office:value="5496" table:style-name="ce11">
            <text:p>5,496</text:p>
          </table:table-cell>
          <table:table-cell office:value-type="float" office:value="5017" table:style-name="ce10">
            <text:p>5,01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名間鄉</text:p>
          </table:table-cell>
          <table:table-cell office:value-type="float" office:value="12683" table:style-name="ce52">
            <text:p>12,683</text:p>
          </table:table-cell>
          <table:table-cell office:value-type="float" office:value="37600" table:style-name="ce11">
            <text:p>37,600</text:p>
          </table:table-cell>
          <table:table-cell office:value-type="float" office:value="19786" table:style-name="ce11">
            <text:p>19,786</text:p>
          </table:table-cell>
          <table:table-cell office:value-type="float" office:value="17814" table:style-name="ce10">
            <text:p>17,81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鹿谷鄉</text:p>
          </table:table-cell>
          <table:table-cell office:value-type="float" office:value="8010" table:style-name="ce52">
            <text:p>8,010</text:p>
          </table:table-cell>
          <table:table-cell office:value-type="float" office:value="17287" table:style-name="ce11">
            <text:p>17,287</text:p>
          </table:table-cell>
          <table:table-cell office:value-type="float" office:value="9229" table:style-name="ce11">
            <text:p>9,229</text:p>
          </table:table-cell>
          <table:table-cell office:value-type="float" office:value="8058" table:style-name="ce10">
            <text:p>8,05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中寮鄉</text:p>
          </table:table-cell>
          <table:table-cell office:value-type="float" office:value="5589" table:style-name="ce52">
            <text:p>5,589</text:p>
          </table:table-cell>
          <table:table-cell office:value-type="float" office:value="14346" table:style-name="ce11">
            <text:p>14,346</text:p>
          </table:table-cell>
          <table:table-cell office:value-type="float" office:value="7826" table:style-name="ce11">
            <text:p>7,826</text:p>
          </table:table-cell>
          <table:table-cell office:value-type="float" office:value="6520" table:style-name="ce10">
            <text:p>6,52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魚池鄉</text:p>
          </table:table-cell>
          <table:table-cell office:value-type="float" office:value="5752" table:style-name="ce52">
            <text:p>5,752</text:p>
          </table:table-cell>
          <table:table-cell office:value-type="float" office:value="15479" table:style-name="ce11">
            <text:p>15,479</text:p>
          </table:table-cell>
          <table:table-cell office:value-type="float" office:value="8149" table:style-name="ce11">
            <text:p>8,149</text:p>
          </table:table-cell>
          <table:table-cell office:value-type="float" office:value="7330" table:style-name="ce10">
            <text:p>7,33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國姓鄉</text:p>
          </table:table-cell>
          <table:table-cell office:value-type="float" office:value="7213" table:style-name="ce52">
            <text:p>7,213</text:p>
          </table:table-cell>
          <table:table-cell office:value-type="float" office:value="18021" table:style-name="ce11">
            <text:p>18,021</text:p>
          </table:table-cell>
          <table:table-cell office:value-type="float" office:value="9701" table:style-name="ce11">
            <text:p>9,701</text:p>
          </table:table-cell>
          <table:table-cell office:value-type="float" office:value="8320" table:style-name="ce10">
            <text:p>8,32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水里鄉</text:p>
          </table:table-cell>
          <table:table-cell office:value-type="float" office:value="7129" table:style-name="ce52">
            <text:p>7,129</text:p>
          </table:table-cell>
          <table:table-cell office:value-type="float" office:value="17063" table:style-name="ce11">
            <text:p>17,063</text:p>
          </table:table-cell>
          <table:table-cell office:value-type="float" office:value="8947" table:style-name="ce11">
            <text:p>8,947</text:p>
          </table:table-cell>
          <table:table-cell office:value-type="float" office:value="8116" table:style-name="ce10">
            <text:p>8,116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※信義鄉</text:p>
          </table:table-cell>
          <table:table-cell office:value-type="float" office:value="5271" table:style-name="ce52">
            <text:p>5,271</text:p>
          </table:table-cell>
          <table:table-cell office:value-type="float" office:value="15876" table:style-name="ce11">
            <text:p>15,876</text:p>
          </table:table-cell>
          <table:table-cell office:value-type="float" office:value="8502" table:style-name="ce11">
            <text:p>8,502</text:p>
          </table:table-cell>
          <table:table-cell office:value-type="float" office:value="7374" table:style-name="ce10">
            <text:p>7,374</text:p>
          </table:table-cell>
          <table:table-cell table:number-columns-repeated="16379"/>
        </table:table-row>
        <table:table-row table:style-name="ro4">
          <table:table-cell office:value-type="string" table:style-name="ce15">
            <text:p>※仁愛鄉</text:p>
          </table:table-cell>
          <table:table-cell office:value-type="float" office:value="4844" table:style-name="ce53">
            <text:p>4,844</text:p>
          </table:table-cell>
          <table:table-cell office:value-type="float" office:value="15805" table:style-name="ce18">
            <text:p>15,805</text:p>
          </table:table-cell>
          <table:table-cell office:value-type="float" office:value="8113" table:style-name="ce18">
            <text:p>8,113</text:p>
          </table:table-cell>
          <table:table-cell office:value-type="float" office:value="7692" table:style-name="ce17">
            <text:p>7,692</text:p>
          </table:table-cell>
          <table:table-cell table:number-columns-repeated="16379"/>
        </table:table-row>
        <table:table-row table:number-rows-repeated="2" table:style-name="ro4">
          <table:table-cell table:number-columns-repeated="16384" table:style-name="ce1"/>
        </table:table-row>
        <table:table-row table:style-name="ro4">
          <table:table-cell table:style-name="ce1"/>
          <table:table-cell table:number-columns-repeated="3" table:style-name="ce56"/>
          <table:table-cell table:number-columns-repeated="16380" table:style-name="ce1"/>
        </table:table-row>
        <table:table-row table:number-rows-repeated="12" table:style-name="ro4">
          <table:table-cell table:number-columns-repeated="16384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雲林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table:style-name="ce86">
            <text:p>中華民國109年10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8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9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4">
            <text:p>雲林縣</text:p>
          </table:table-cell>
          <table:table-cell office:value-type="float" office:value="243900" table:style-name="ce71">
            <text:p>243,900</text:p>
          </table:table-cell>
          <table:table-cell office:value-type="float" office:value="677669" table:style-name="ce79">
            <text:p>677,669</text:p>
          </table:table-cell>
          <table:table-cell office:value-type="float" office:value="350572" table:style-name="ce79">
            <text:p>350,572</text:p>
          </table:table-cell>
          <table:table-cell office:value-type="float" office:value="327097" table:style-name="ce73">
            <text:p>327,09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斗六市</text:p>
          </table:table-cell>
          <table:table-cell office:value-type="float" office:value="39400" table:style-name="ce52">
            <text:p>39,400</text:p>
          </table:table-cell>
          <table:table-cell office:value-type="float" office:value="108738" table:style-name="ce11">
            <text:p>108,738</text:p>
          </table:table-cell>
          <table:table-cell office:value-type="float" office:value="53901" table:style-name="ce11">
            <text:p>53,901</text:p>
          </table:table-cell>
          <table:table-cell office:value-type="float" office:value="54837" table:style-name="ce10">
            <text:p>54,83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斗南鎮</text:p>
          </table:table-cell>
          <table:table-cell office:value-type="float" office:value="16092" table:style-name="ce52">
            <text:p>16,092</text:p>
          </table:table-cell>
          <table:table-cell office:value-type="float" office:value="44162" table:style-name="ce11">
            <text:p>44,162</text:p>
          </table:table-cell>
          <table:table-cell office:value-type="float" office:value="22403" table:style-name="ce11">
            <text:p>22,403</text:p>
          </table:table-cell>
          <table:table-cell office:value-type="float" office:value="21759" table:style-name="ce10">
            <text:p>21,75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虎尾鎮</text:p>
          </table:table-cell>
          <table:table-cell office:value-type="float" office:value="25936" table:style-name="ce52">
            <text:p>25,936</text:p>
          </table:table-cell>
          <table:table-cell office:value-type="float" office:value="70921" table:style-name="ce11">
            <text:p>70,921</text:p>
          </table:table-cell>
          <table:table-cell office:value-type="float" office:value="35824" table:style-name="ce11">
            <text:p>35,824</text:p>
          </table:table-cell>
          <table:table-cell office:value-type="float" office:value="35097" table:style-name="ce10">
            <text:p>35,09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西螺鎮</text:p>
          </table:table-cell>
          <table:table-cell office:value-type="float" office:value="15053" table:style-name="ce52">
            <text:p>15,053</text:p>
          </table:table-cell>
          <table:table-cell office:value-type="float" office:value="45476" table:style-name="ce11">
            <text:p>45,476</text:p>
          </table:table-cell>
          <table:table-cell office:value-type="float" office:value="22869" table:style-name="ce11">
            <text:p>22,869</text:p>
          </table:table-cell>
          <table:table-cell office:value-type="float" office:value="22607" table:style-name="ce10">
            <text:p>22,60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土庫鎮</text:p>
          </table:table-cell>
          <table:table-cell office:value-type="float" office:value="9594" table:style-name="ce52">
            <text:p>9,594</text:p>
          </table:table-cell>
          <table:table-cell office:value-type="float" office:value="28383" table:style-name="ce11">
            <text:p>28,383</text:p>
          </table:table-cell>
          <table:table-cell office:value-type="float" office:value="14791" table:style-name="ce11">
            <text:p>14,791</text:p>
          </table:table-cell>
          <table:table-cell office:value-type="float" office:value="13592" table:style-name="ce10">
            <text:p>13,59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北港鎮</text:p>
          </table:table-cell>
          <table:table-cell office:value-type="float" office:value="16152" table:style-name="ce52">
            <text:p>16,152</text:p>
          </table:table-cell>
          <table:table-cell office:value-type="float" office:value="39169" table:style-name="ce11">
            <text:p>39,169</text:p>
          </table:table-cell>
          <table:table-cell office:value-type="float" office:value="20261" table:style-name="ce11">
            <text:p>20,261</text:p>
          </table:table-cell>
          <table:table-cell office:value-type="float" office:value="18908" table:style-name="ce10">
            <text:p>18,90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古坑鄉</text:p>
          </table:table-cell>
          <table:table-cell office:value-type="float" office:value="11272" table:style-name="ce52">
            <text:p>11,272</text:p>
          </table:table-cell>
          <table:table-cell office:value-type="float" office:value="30914" table:style-name="ce11">
            <text:p>30,914</text:p>
          </table:table-cell>
          <table:table-cell office:value-type="float" office:value="16278" table:style-name="ce11">
            <text:p>16,278</text:p>
          </table:table-cell>
          <table:table-cell office:value-type="float" office:value="14636" table:style-name="ce10">
            <text:p>14,63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大埤鄉</text:p>
          </table:table-cell>
          <table:table-cell office:value-type="float" office:value="6657" table:style-name="ce52">
            <text:p>6,657</text:p>
          </table:table-cell>
          <table:table-cell office:value-type="float" office:value="18642" table:style-name="ce11">
            <text:p>18,642</text:p>
          </table:table-cell>
          <table:table-cell office:value-type="float" office:value="9934" table:style-name="ce11">
            <text:p>9,934</text:p>
          </table:table-cell>
          <table:table-cell office:value-type="float" office:value="8708" table:style-name="ce10">
            <text:p>8,70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莿桐鄉</text:p>
          </table:table-cell>
          <table:table-cell office:value-type="float" office:value="9458" table:style-name="ce52">
            <text:p>9,458</text:p>
          </table:table-cell>
          <table:table-cell office:value-type="float" office:value="28365" table:style-name="ce11">
            <text:p>28,365</text:p>
          </table:table-cell>
          <table:table-cell office:value-type="float" office:value="14802" table:style-name="ce11">
            <text:p>14,802</text:p>
          </table:table-cell>
          <table:table-cell office:value-type="float" office:value="13563" table:style-name="ce10">
            <text:p>13,56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林內鄉</text:p>
          </table:table-cell>
          <table:table-cell office:value-type="float" office:value="6026" table:style-name="ce52">
            <text:p>6,026</text:p>
          </table:table-cell>
          <table:table-cell office:value-type="float" office:value="17518" table:style-name="ce11">
            <text:p>17,518</text:p>
          </table:table-cell>
          <table:table-cell office:value-type="float" office:value="9173" table:style-name="ce11">
            <text:p>9,173</text:p>
          </table:table-cell>
          <table:table-cell office:value-type="float" office:value="8345" table:style-name="ce10">
            <text:p>8,34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二崙鄉</text:p>
          </table:table-cell>
          <table:table-cell office:value-type="float" office:value="8970" table:style-name="ce52">
            <text:p>8,970</text:p>
          </table:table-cell>
          <table:table-cell office:value-type="float" office:value="26076" table:style-name="ce11">
            <text:p>26,076</text:p>
          </table:table-cell>
          <table:table-cell office:value-type="float" office:value="13938" table:style-name="ce11">
            <text:p>13,938</text:p>
          </table:table-cell>
          <table:table-cell office:value-type="float" office:value="12138" table:style-name="ce10">
            <text:p>12,13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崙背鄉</text:p>
          </table:table-cell>
          <table:table-cell office:value-type="float" office:value="8565" table:style-name="ce52">
            <text:p>8,565</text:p>
          </table:table-cell>
          <table:table-cell office:value-type="float" office:value="23821" table:style-name="ce11">
            <text:p>23,821</text:p>
          </table:table-cell>
          <table:table-cell office:value-type="float" office:value="12559" table:style-name="ce11">
            <text:p>12,559</text:p>
          </table:table-cell>
          <table:table-cell office:value-type="float" office:value="11262" table:style-name="ce10">
            <text:p>11,26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麥寮鄉</text:p>
          </table:table-cell>
          <table:table-cell office:value-type="float" office:value="15075" table:style-name="ce52">
            <text:p>15,075</text:p>
          </table:table-cell>
          <table:table-cell office:value-type="float" office:value="47807" table:style-name="ce11">
            <text:p>47,807</text:p>
          </table:table-cell>
          <table:table-cell office:value-type="float" office:value="23783" table:style-name="ce11">
            <text:p>23,783</text:p>
          </table:table-cell>
          <table:table-cell office:value-type="float" office:value="24024" table:style-name="ce10">
            <text:p>24,02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東勢鄉</text:p>
          </table:table-cell>
          <table:table-cell office:value-type="float" office:value="5815" table:style-name="ce52">
            <text:p>5,815</text:p>
          </table:table-cell>
          <table:table-cell office:value-type="float" office:value="14176" table:style-name="ce11">
            <text:p>14,176</text:p>
          </table:table-cell>
          <table:table-cell office:value-type="float" office:value="7865" table:style-name="ce11">
            <text:p>7,865</text:p>
          </table:table-cell>
          <table:table-cell office:value-type="float" office:value="6311" table:style-name="ce10">
            <text:p>6,31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褒忠鄉</text:p>
          </table:table-cell>
          <table:table-cell office:value-type="float" office:value="4438" table:style-name="ce52">
            <text:p>4,438</text:p>
          </table:table-cell>
          <table:table-cell office:value-type="float" office:value="12497" table:style-name="ce11">
            <text:p>12,497</text:p>
          </table:table-cell>
          <table:table-cell office:value-type="float" office:value="6724" table:style-name="ce11">
            <text:p>6,724</text:p>
          </table:table-cell>
          <table:table-cell office:value-type="float" office:value="5773" table:style-name="ce10">
            <text:p>5,77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臺西鄉</text:p>
          </table:table-cell>
          <table:table-cell office:value-type="float" office:value="8560" table:style-name="ce52">
            <text:p>8,560</text:p>
          </table:table-cell>
          <table:table-cell office:value-type="float" office:value="23062" table:style-name="ce11">
            <text:p>23,062</text:p>
          </table:table-cell>
          <table:table-cell office:value-type="float" office:value="12336" table:style-name="ce11">
            <text:p>12,336</text:p>
          </table:table-cell>
          <table:table-cell office:value-type="float" office:value="10726" table:style-name="ce10">
            <text:p>10,72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元長鄉</text:p>
          </table:table-cell>
          <table:table-cell office:value-type="float" office:value="9153" table:style-name="ce52">
            <text:p>9,153</text:p>
          </table:table-cell>
          <table:table-cell office:value-type="float" office:value="24766" table:style-name="ce11">
            <text:p>24,766</text:p>
          </table:table-cell>
          <table:table-cell office:value-type="float" office:value="13565" table:style-name="ce11">
            <text:p>13,565</text:p>
          </table:table-cell>
          <table:table-cell office:value-type="float" office:value="11201" table:style-name="ce10">
            <text:p>11,20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四湖鄉</text:p>
          </table:table-cell>
          <table:table-cell office:value-type="float" office:value="8626" table:style-name="ce52">
            <text:p>8,626</text:p>
          </table:table-cell>
          <table:table-cell office:value-type="float" office:value="22450" table:style-name="ce11">
            <text:p>22,450</text:p>
          </table:table-cell>
          <table:table-cell office:value-type="float" office:value="12233" table:style-name="ce11">
            <text:p>12,233</text:p>
          </table:table-cell>
          <table:table-cell office:value-type="float" office:value="10217" table:style-name="ce10">
            <text:p>10,21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口湖鄉</text:p>
          </table:table-cell>
          <table:table-cell office:value-type="float" office:value="9370" table:style-name="ce52">
            <text:p>9,370</text:p>
          </table:table-cell>
          <table:table-cell office:value-type="float" office:value="26475" table:style-name="ce11">
            <text:p>26,475</text:p>
          </table:table-cell>
          <table:table-cell office:value-type="float" office:value="14121" table:style-name="ce11">
            <text:p>14,121</text:p>
          </table:table-cell>
          <table:table-cell office:value-type="float" office:value="12354" table:style-name="ce10">
            <text:p>12,354</text:p>
          </table:table-cell>
          <table:table-cell table:number-columns-repeated="16379"/>
        </table:table-row>
        <table:table-row table:style-name="ro4">
          <table:table-cell office:value-type="string" table:style-name="ce24">
            <text:p>水林鄉</text:p>
          </table:table-cell>
          <table:table-cell office:value-type="float" office:value="9688" table:style-name="ce53">
            <text:p>9,688</text:p>
          </table:table-cell>
          <table:table-cell office:value-type="float" office:value="24251" table:style-name="ce18">
            <text:p>24,251</text:p>
          </table:table-cell>
          <table:table-cell office:value-type="float" office:value="13212" table:style-name="ce18">
            <text:p>13,212</text:p>
          </table:table-cell>
          <table:table-cell office:value-type="float" office:value="11039" table:style-name="ce17">
            <text:p>11,039</text:p>
          </table:table-cell>
          <table:table-cell table:number-columns-repeated="16379"/>
        </table:table-row>
        <table:table-row table:number-rows-repeated="8" table:style-name="ro4">
          <table:table-cell table:number-columns-repeated="16384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嘉義縣" table:style-name="ta1">
        <table:table-column table:style-name="co5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table:style-name="ce86">
            <text:p>中華民國109年10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8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9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7">
            <text:p>嘉義縣</text:p>
          </table:table-cell>
          <table:table-cell office:value-type="float" office:value="184606" table:style-name="ce71">
            <text:p>184,606</text:p>
          </table:table-cell>
          <table:table-cell office:value-type="float" office:value="500117" table:style-name="ce79">
            <text:p>500,117</text:p>
          </table:table-cell>
          <table:table-cell office:value-type="float" office:value="259439" table:style-name="ce79">
            <text:p>259,439</text:p>
          </table:table-cell>
          <table:table-cell office:value-type="float" office:value="240678" table:style-name="ce73">
            <text:p>240,67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太保市</text:p>
          </table:table-cell>
          <table:table-cell office:value-type="float" office:value="13640" table:style-name="ce52">
            <text:p>13,640</text:p>
          </table:table-cell>
          <table:table-cell office:value-type="float" office:value="38516" table:style-name="ce11">
            <text:p>38,516</text:p>
          </table:table-cell>
          <table:table-cell office:value-type="float" office:value="19650" table:style-name="ce11">
            <text:p>19,650</text:p>
          </table:table-cell>
          <table:table-cell office:value-type="float" office:value="18866" table:style-name="ce10">
            <text:p>18,86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朴子市</text:p>
          </table:table-cell>
          <table:table-cell office:value-type="float" office:value="15863" table:style-name="ce52">
            <text:p>15,863</text:p>
          </table:table-cell>
          <table:table-cell office:value-type="float" office:value="41675" table:style-name="ce11">
            <text:p>41,675</text:p>
          </table:table-cell>
          <table:table-cell office:value-type="float" office:value="21004" table:style-name="ce11">
            <text:p>21,004</text:p>
          </table:table-cell>
          <table:table-cell office:value-type="float" office:value="20671" table:style-name="ce10">
            <text:p>20,67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布袋鎮</text:p>
          </table:table-cell>
          <table:table-cell office:value-type="float" office:value="9870" table:style-name="ce52">
            <text:p>9,870</text:p>
          </table:table-cell>
          <table:table-cell office:value-type="float" office:value="26044" table:style-name="ce11">
            <text:p>26,044</text:p>
          </table:table-cell>
          <table:table-cell office:value-type="float" office:value="13295" table:style-name="ce11">
            <text:p>13,295</text:p>
          </table:table-cell>
          <table:table-cell office:value-type="float" office:value="12749" table:style-name="ce10">
            <text:p>12,74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大林鎮</text:p>
          </table:table-cell>
          <table:table-cell office:value-type="float" office:value="11432" table:style-name="ce52">
            <text:p>11,432</text:p>
          </table:table-cell>
          <table:table-cell office:value-type="float" office:value="30419" table:style-name="ce11">
            <text:p>30,419</text:p>
          </table:table-cell>
          <table:table-cell office:value-type="float" office:value="15481" table:style-name="ce11">
            <text:p>15,481</text:p>
          </table:table-cell>
          <table:table-cell office:value-type="float" office:value="14938" table:style-name="ce10">
            <text:p>14,93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民雄鄉</text:p>
          </table:table-cell>
          <table:table-cell office:value-type="float" office:value="25680" table:style-name="ce52">
            <text:p>25,680</text:p>
          </table:table-cell>
          <table:table-cell office:value-type="float" office:value="71362" table:style-name="ce11">
            <text:p>71,362</text:p>
          </table:table-cell>
          <table:table-cell office:value-type="float" office:value="36456" table:style-name="ce11">
            <text:p>36,456</text:p>
          </table:table-cell>
          <table:table-cell office:value-type="float" office:value="34906" table:style-name="ce10">
            <text:p>34,90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溪口鄉</text:p>
          </table:table-cell>
          <table:table-cell office:value-type="float" office:value="5279" table:style-name="ce52">
            <text:p>5,279</text:p>
          </table:table-cell>
          <table:table-cell office:value-type="float" office:value="14091" table:style-name="ce11">
            <text:p>14,091</text:p>
          </table:table-cell>
          <table:table-cell office:value-type="float" office:value="7521" table:style-name="ce11">
            <text:p>7,521</text:p>
          </table:table-cell>
          <table:table-cell office:value-type="float" office:value="6570" table:style-name="ce10">
            <text:p>6,57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新港鄉</text:p>
          </table:table-cell>
          <table:table-cell office:value-type="float" office:value="10832" table:style-name="ce52">
            <text:p>10,832</text:p>
          </table:table-cell>
          <table:table-cell office:value-type="float" office:value="31218" table:style-name="ce11">
            <text:p>31,218</text:p>
          </table:table-cell>
          <table:table-cell office:value-type="float" office:value="16473" table:style-name="ce11">
            <text:p>16,473</text:p>
          </table:table-cell>
          <table:table-cell office:value-type="float" office:value="14745" table:style-name="ce10">
            <text:p>14,74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六腳鄉</text:p>
          </table:table-cell>
          <table:table-cell office:value-type="float" office:value="8782" table:style-name="ce52">
            <text:p>8,782</text:p>
          </table:table-cell>
          <table:table-cell office:value-type="float" office:value="22260" table:style-name="ce11">
            <text:p>22,260</text:p>
          </table:table-cell>
          <table:table-cell office:value-type="float" office:value="11785" table:style-name="ce11">
            <text:p>11,785</text:p>
          </table:table-cell>
          <table:table-cell office:value-type="float" office:value="10475" table:style-name="ce10">
            <text:p>10,47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東石鄉</text:p>
          </table:table-cell>
          <table:table-cell office:value-type="float" office:value="9125" table:style-name="ce52">
            <text:p>9,125</text:p>
          </table:table-cell>
          <table:table-cell office:value-type="float" office:value="23817" table:style-name="ce11">
            <text:p>23,817</text:p>
          </table:table-cell>
          <table:table-cell office:value-type="float" office:value="12598" table:style-name="ce11">
            <text:p>12,598</text:p>
          </table:table-cell>
          <table:table-cell office:value-type="float" office:value="11219" table:style-name="ce10">
            <text:p>11,21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義竹鄉</text:p>
          </table:table-cell>
          <table:table-cell office:value-type="float" office:value="7265" table:style-name="ce52">
            <text:p>7,265</text:p>
          </table:table-cell>
          <table:table-cell office:value-type="float" office:value="17651" table:style-name="ce11">
            <text:p>17,651</text:p>
          </table:table-cell>
          <table:table-cell office:value-type="float" office:value="9196" table:style-name="ce11">
            <text:p>9,196</text:p>
          </table:table-cell>
          <table:table-cell office:value-type="float" office:value="8455" table:style-name="ce10">
            <text:p>8,45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鹿草鄉</text:p>
          </table:table-cell>
          <table:table-cell office:value-type="float" office:value="5745" table:style-name="ce52">
            <text:p>5,745</text:p>
          </table:table-cell>
          <table:table-cell office:value-type="float" office:value="14936" table:style-name="ce11">
            <text:p>14,936</text:p>
          </table:table-cell>
          <table:table-cell office:value-type="float" office:value="8030" table:style-name="ce11">
            <text:p>8,030</text:p>
          </table:table-cell>
          <table:table-cell office:value-type="float" office:value="6906" table:style-name="ce10">
            <text:p>6,90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水上鄉</text:p>
          </table:table-cell>
          <table:table-cell office:value-type="float" office:value="18443" table:style-name="ce52">
            <text:p>18,443</text:p>
          </table:table-cell>
          <table:table-cell office:value-type="float" office:value="49050" table:style-name="ce11">
            <text:p>49,050</text:p>
          </table:table-cell>
          <table:table-cell office:value-type="float" office:value="25316" table:style-name="ce11">
            <text:p>25,316</text:p>
          </table:table-cell>
          <table:table-cell office:value-type="float" office:value="23734" table:style-name="ce10">
            <text:p>23,73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中埔鄉</text:p>
          </table:table-cell>
          <table:table-cell office:value-type="float" office:value="16158" table:style-name="ce52">
            <text:p>16,158</text:p>
          </table:table-cell>
          <table:table-cell office:value-type="float" office:value="44217" table:style-name="ce11">
            <text:p>44,217</text:p>
          </table:table-cell>
          <table:table-cell office:value-type="float" office:value="22898" table:style-name="ce11">
            <text:p>22,898</text:p>
          </table:table-cell>
          <table:table-cell office:value-type="float" office:value="21319" table:style-name="ce10">
            <text:p>21,31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竹崎鄉</text:p>
          </table:table-cell>
          <table:table-cell office:value-type="float" office:value="11697" table:style-name="ce52">
            <text:p>11,697</text:p>
          </table:table-cell>
          <table:table-cell office:value-type="float" office:value="34850" table:style-name="ce11">
            <text:p>34,850</text:p>
          </table:table-cell>
          <table:table-cell office:value-type="float" office:value="18543" table:style-name="ce11">
            <text:p>18,543</text:p>
          </table:table-cell>
          <table:table-cell office:value-type="float" office:value="16307" table:style-name="ce10">
            <text:p>16,30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梅山鄉</text:p>
          </table:table-cell>
          <table:table-cell office:value-type="float" office:value="6766" table:style-name="ce52">
            <text:p>6,766</text:p>
          </table:table-cell>
          <table:table-cell office:value-type="float" office:value="18721" table:style-name="ce11">
            <text:p>18,721</text:p>
          </table:table-cell>
          <table:table-cell office:value-type="float" office:value="9935" table:style-name="ce11">
            <text:p>9,935</text:p>
          </table:table-cell>
          <table:table-cell office:value-type="float" office:value="8786" table:style-name="ce10">
            <text:p>8,78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番路鄉</text:p>
          </table:table-cell>
          <table:table-cell office:value-type="float" office:value="4218" table:style-name="ce52">
            <text:p>4,218</text:p>
          </table:table-cell>
          <table:table-cell office:value-type="float" office:value="11178" table:style-name="ce11">
            <text:p>11,178</text:p>
          </table:table-cell>
          <table:table-cell office:value-type="float" office:value="6022" table:style-name="ce11">
            <text:p>6,022</text:p>
          </table:table-cell>
          <table:table-cell office:value-type="float" office:value="5156" table:style-name="ce10">
            <text:p>5,15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大埔鄉</text:p>
          </table:table-cell>
          <table:table-cell office:value-type="float" office:value="1932" table:style-name="ce52">
            <text:p>1,932</text:p>
          </table:table-cell>
          <table:table-cell office:value-type="float" office:value="4579" table:style-name="ce11">
            <text:p>4,579</text:p>
          </table:table-cell>
          <table:table-cell office:value-type="float" office:value="2337" table:style-name="ce11">
            <text:p>2,337</text:p>
          </table:table-cell>
          <table:table-cell office:value-type="float" office:value="2242" table:style-name="ce10">
            <text:p>2,242</text:p>
          </table:table-cell>
          <table:table-cell table:number-columns-repeated="16379"/>
        </table:table-row>
        <table:table-row table:style-name="ro4">
          <table:table-cell office:value-type="string" table:style-name="ce15">
            <text:p>※阿里山鄉</text:p>
          </table:table-cell>
          <table:table-cell office:value-type="float" office:value="1879" table:style-name="ce53">
            <text:p>1,879</text:p>
          </table:table-cell>
          <table:table-cell office:value-type="float" office:value="5533" table:style-name="ce18">
            <text:p>5,533</text:p>
          </table:table-cell>
          <table:table-cell office:value-type="float" office:value="2899" table:style-name="ce18">
            <text:p>2,899</text:p>
          </table:table-cell>
          <table:table-cell office:value-type="float" office:value="2634" table:style-name="ce17">
            <text:p>2,634</text:p>
          </table:table-cell>
          <table:table-cell table:number-columns-repeated="16379"/>
        </table:table-row>
        <table:table-row table:number-rows-repeated="10" table:style-name="ro4">
          <table:table-cell table:number-columns-repeated="16384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屏東縣" table:style-name="ta1">
        <table:table-column table:style-name="co6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table:style-name="ce86">
            <text:p>中華民國109年10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8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9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4">
            <text:p>屏東縣</text:p>
          </table:table-cell>
          <table:table-cell office:value-type="float" office:value="291522" table:style-name="ce71">
            <text:p>291,522</text:p>
          </table:table-cell>
          <table:table-cell office:value-type="float" office:value="813676" table:style-name="ce79">
            <text:p>813,676</text:p>
          </table:table-cell>
          <table:table-cell office:value-type="float" office:value="414594" table:style-name="ce79">
            <text:p>414,594</text:p>
          </table:table-cell>
          <table:table-cell office:value-type="float" office:value="399082" table:style-name="ce73">
            <text:p>399,08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屏東市</text:p>
          </table:table-cell>
          <table:table-cell office:value-type="float" office:value="75204" table:style-name="ce52">
            <text:p>75,204</text:p>
          </table:table-cell>
          <table:table-cell office:value-type="float" office:value="197965" table:style-name="ce11">
            <text:p>197,965</text:p>
          </table:table-cell>
          <table:table-cell office:value-type="float" office:value="97417" table:style-name="ce11">
            <text:p>97,417</text:p>
          </table:table-cell>
          <table:table-cell office:value-type="float" office:value="100548" table:style-name="ce10">
            <text:p>100,54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潮州鎮</text:p>
          </table:table-cell>
          <table:table-cell office:value-type="float" office:value="20242" table:style-name="ce52">
            <text:p>20,242</text:p>
          </table:table-cell>
          <table:table-cell office:value-type="float" office:value="53880" table:style-name="ce11">
            <text:p>53,880</text:p>
          </table:table-cell>
          <table:table-cell office:value-type="float" office:value="26805" table:style-name="ce11">
            <text:p>26,805</text:p>
          </table:table-cell>
          <table:table-cell office:value-type="float" office:value="27075" table:style-name="ce10">
            <text:p>27,07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東港鎮</text:p>
          </table:table-cell>
          <table:table-cell office:value-type="float" office:value="17124" table:style-name="ce52">
            <text:p>17,124</text:p>
          </table:table-cell>
          <table:table-cell office:value-type="float" office:value="46775" table:style-name="ce11">
            <text:p>46,775</text:p>
          </table:table-cell>
          <table:table-cell office:value-type="float" office:value="23564" table:style-name="ce11">
            <text:p>23,564</text:p>
          </table:table-cell>
          <table:table-cell office:value-type="float" office:value="23211" table:style-name="ce10">
            <text:p>23,21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恆春鎮</text:p>
          </table:table-cell>
          <table:table-cell office:value-type="float" office:value="11863" table:style-name="ce52">
            <text:p>11,863</text:p>
          </table:table-cell>
          <table:table-cell office:value-type="float" office:value="30468" table:style-name="ce11">
            <text:p>30,468</text:p>
          </table:table-cell>
          <table:table-cell office:value-type="float" office:value="15598" table:style-name="ce11">
            <text:p>15,598</text:p>
          </table:table-cell>
          <table:table-cell office:value-type="float" office:value="14870" table:style-name="ce10">
            <text:p>14,87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萬丹鄉</text:p>
          </table:table-cell>
          <table:table-cell office:value-type="float" office:value="15563" table:style-name="ce52">
            <text:p>15,563</text:p>
          </table:table-cell>
          <table:table-cell office:value-type="float" office:value="50183" table:style-name="ce11">
            <text:p>50,183</text:p>
          </table:table-cell>
          <table:table-cell office:value-type="float" office:value="26011" table:style-name="ce11">
            <text:p>26,011</text:p>
          </table:table-cell>
          <table:table-cell office:value-type="float" office:value="24172" table:style-name="ce10">
            <text:p>24,17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長治鄉</text:p>
          </table:table-cell>
          <table:table-cell office:value-type="float" office:value="10348" table:style-name="ce52">
            <text:p>10,348</text:p>
          </table:table-cell>
          <table:table-cell office:value-type="float" office:value="29512" table:style-name="ce11">
            <text:p>29,512</text:p>
          </table:table-cell>
          <table:table-cell office:value-type="float" office:value="15323" table:style-name="ce11">
            <text:p>15,323</text:p>
          </table:table-cell>
          <table:table-cell office:value-type="float" office:value="14189" table:style-name="ce10">
            <text:p>14,18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麟洛鄉</text:p>
          </table:table-cell>
          <table:table-cell office:value-type="float" office:value="3868" table:style-name="ce52">
            <text:p>3,868</text:p>
          </table:table-cell>
          <table:table-cell office:value-type="float" office:value="10770" table:style-name="ce11">
            <text:p>10,770</text:p>
          </table:table-cell>
          <table:table-cell office:value-type="float" office:value="5579" table:style-name="ce11">
            <text:p>5,579</text:p>
          </table:table-cell>
          <table:table-cell office:value-type="float" office:value="5191" table:style-name="ce10">
            <text:p>5,19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九如鄉</text:p>
          </table:table-cell>
          <table:table-cell office:value-type="float" office:value="7319" table:style-name="ce52">
            <text:p>7,319</text:p>
          </table:table-cell>
          <table:table-cell office:value-type="float" office:value="21979" table:style-name="ce11">
            <text:p>21,979</text:p>
          </table:table-cell>
          <table:table-cell office:value-type="float" office:value="11280" table:style-name="ce11">
            <text:p>11,280</text:p>
          </table:table-cell>
          <table:table-cell office:value-type="float" office:value="10699" table:style-name="ce10">
            <text:p>10,69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里港鄉</text:p>
          </table:table-cell>
          <table:table-cell office:value-type="float" office:value="8261" table:style-name="ce52">
            <text:p>8,261</text:p>
          </table:table-cell>
          <table:table-cell office:value-type="float" office:value="25680" table:style-name="ce11">
            <text:p>25,680</text:p>
          </table:table-cell>
          <table:table-cell office:value-type="float" office:value="13041" table:style-name="ce11">
            <text:p>13,041</text:p>
          </table:table-cell>
          <table:table-cell office:value-type="float" office:value="12639" table:style-name="ce10">
            <text:p>12,63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鹽埔鄉</text:p>
          </table:table-cell>
          <table:table-cell office:value-type="float" office:value="7927" table:style-name="ce52">
            <text:p>7,927</text:p>
          </table:table-cell>
          <table:table-cell office:value-type="float" office:value="25066" table:style-name="ce11">
            <text:p>25,066</text:p>
          </table:table-cell>
          <table:table-cell office:value-type="float" office:value="12985" table:style-name="ce11">
            <text:p>12,985</text:p>
          </table:table-cell>
          <table:table-cell office:value-type="float" office:value="12081" table:style-name="ce10">
            <text:p>12,08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高樹鄉</text:p>
          </table:table-cell>
          <table:table-cell office:value-type="float" office:value="9212" table:style-name="ce52">
            <text:p>9,212</text:p>
          </table:table-cell>
          <table:table-cell office:value-type="float" office:value="23812" table:style-name="ce11">
            <text:p>23,812</text:p>
          </table:table-cell>
          <table:table-cell office:value-type="float" office:value="12649" table:style-name="ce11">
            <text:p>12,649</text:p>
          </table:table-cell>
          <table:table-cell office:value-type="float" office:value="11163" table:style-name="ce10">
            <text:p>11,16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萬巒鄉</text:p>
          </table:table-cell>
          <table:table-cell office:value-type="float" office:value="6560" table:style-name="ce52">
            <text:p>6,560</text:p>
          </table:table-cell>
          <table:table-cell office:value-type="float" office:value="20227" table:style-name="ce11">
            <text:p>20,227</text:p>
          </table:table-cell>
          <table:table-cell office:value-type="float" office:value="10514" table:style-name="ce11">
            <text:p>10,514</text:p>
          </table:table-cell>
          <table:table-cell office:value-type="float" office:value="9713" table:style-name="ce10">
            <text:p>9,71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內埔鄉</text:p>
          </table:table-cell>
          <table:table-cell office:value-type="float" office:value="19020" table:style-name="ce52">
            <text:p>19,020</text:p>
          </table:table-cell>
          <table:table-cell office:value-type="float" office:value="53307" table:style-name="ce11">
            <text:p>53,307</text:p>
          </table:table-cell>
          <table:table-cell office:value-type="float" office:value="27446" table:style-name="ce11">
            <text:p>27,446</text:p>
          </table:table-cell>
          <table:table-cell office:value-type="float" office:value="25861" table:style-name="ce10">
            <text:p>25,86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竹田鄉</text:p>
          </table:table-cell>
          <table:table-cell office:value-type="float" office:value="5676" table:style-name="ce52">
            <text:p>5,676</text:p>
          </table:table-cell>
          <table:table-cell office:value-type="float" office:value="16670" table:style-name="ce11">
            <text:p>16,670</text:p>
          </table:table-cell>
          <table:table-cell office:value-type="float" office:value="8840" table:style-name="ce11">
            <text:p>8,840</text:p>
          </table:table-cell>
          <table:table-cell office:value-type="float" office:value="7830" table:style-name="ce10">
            <text:p>7,83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新埤鄉</text:p>
          </table:table-cell>
          <table:table-cell office:value-type="float" office:value="3447" table:style-name="ce52">
            <text:p>3,447</text:p>
          </table:table-cell>
          <table:table-cell office:value-type="float" office:value="9598" table:style-name="ce11">
            <text:p>9,598</text:p>
          </table:table-cell>
          <table:table-cell office:value-type="float" office:value="5120" table:style-name="ce11">
            <text:p>5,120</text:p>
          </table:table-cell>
          <table:table-cell office:value-type="float" office:value="4478" table:style-name="ce10">
            <text:p>4,47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枋寮鄉</text:p>
          </table:table-cell>
          <table:table-cell office:value-type="float" office:value="8655" table:style-name="ce52">
            <text:p>8,655</text:p>
          </table:table-cell>
          <table:table-cell office:value-type="float" office:value="23753" table:style-name="ce11">
            <text:p>23,753</text:p>
          </table:table-cell>
          <table:table-cell office:value-type="float" office:value="12416" table:style-name="ce11">
            <text:p>12,416</text:p>
          </table:table-cell>
          <table:table-cell office:value-type="float" office:value="11337" table:style-name="ce10">
            <text:p>11,33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新園鄉</text:p>
          </table:table-cell>
          <table:table-cell office:value-type="float" office:value="11880" table:style-name="ce52">
            <text:p>11,880</text:p>
          </table:table-cell>
          <table:table-cell office:value-type="float" office:value="34033" table:style-name="ce11">
            <text:p>34,033</text:p>
          </table:table-cell>
          <table:table-cell office:value-type="float" office:value="17641" table:style-name="ce11">
            <text:p>17,641</text:p>
          </table:table-cell>
          <table:table-cell office:value-type="float" office:value="16392" table:style-name="ce10">
            <text:p>16,39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崁頂鄉</text:p>
          </table:table-cell>
          <table:table-cell office:value-type="float" office:value="4547" table:style-name="ce52">
            <text:p>4,547</text:p>
          </table:table-cell>
          <table:table-cell office:value-type="float" office:value="15382" table:style-name="ce11">
            <text:p>15,382</text:p>
          </table:table-cell>
          <table:table-cell office:value-type="float" office:value="7726" table:style-name="ce11">
            <text:p>7,726</text:p>
          </table:table-cell>
          <table:table-cell office:value-type="float" office:value="7656" table:style-name="ce10">
            <text:p>7,65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林邊鄉</text:p>
          </table:table-cell>
          <table:table-cell office:value-type="float" office:value="6687" table:style-name="ce52">
            <text:p>6,687</text:p>
          </table:table-cell>
          <table:table-cell office:value-type="float" office:value="17324" table:style-name="ce11">
            <text:p>17,324</text:p>
          </table:table-cell>
          <table:table-cell office:value-type="float" office:value="8832" table:style-name="ce11">
            <text:p>8,832</text:p>
          </table:table-cell>
          <table:table-cell office:value-type="float" office:value="8492" table:style-name="ce10">
            <text:p>8,49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南州鄉</text:p>
          </table:table-cell>
          <table:table-cell office:value-type="float" office:value="3777" table:style-name="ce52">
            <text:p>3,777</text:p>
          </table:table-cell>
          <table:table-cell office:value-type="float" office:value="10378" table:style-name="ce11">
            <text:p>10,378</text:p>
          </table:table-cell>
          <table:table-cell office:value-type="float" office:value="5324" table:style-name="ce11">
            <text:p>5,324</text:p>
          </table:table-cell>
          <table:table-cell office:value-type="float" office:value="5054" table:style-name="ce10">
            <text:p>5,05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佳冬鄉</text:p>
          </table:table-cell>
          <table:table-cell office:value-type="float" office:value="6980" table:style-name="ce52">
            <text:p>6,980</text:p>
          </table:table-cell>
          <table:table-cell office:value-type="float" office:value="18641" table:style-name="ce11">
            <text:p>18,641</text:p>
          </table:table-cell>
          <table:table-cell office:value-type="float" office:value="9661" table:style-name="ce11">
            <text:p>9,661</text:p>
          </table:table-cell>
          <table:table-cell office:value-type="float" office:value="8980" table:style-name="ce10">
            <text:p>8,98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琉球鄉</text:p>
          </table:table-cell>
          <table:table-cell office:value-type="float" office:value="4630" table:style-name="ce52">
            <text:p>4,630</text:p>
          </table:table-cell>
          <table:table-cell office:value-type="float" office:value="12117" table:style-name="ce11">
            <text:p>12,117</text:p>
          </table:table-cell>
          <table:table-cell office:value-type="float" office:value="6633" table:style-name="ce11">
            <text:p>6,633</text:p>
          </table:table-cell>
          <table:table-cell office:value-type="float" office:value="5484" table:style-name="ce10">
            <text:p>5,48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車城鄉</text:p>
          </table:table-cell>
          <table:table-cell office:value-type="float" office:value="3480" table:style-name="ce52">
            <text:p>3,480</text:p>
          </table:table-cell>
          <table:table-cell office:value-type="float" office:value="8282" table:style-name="ce11">
            <text:p>8,282</text:p>
          </table:table-cell>
          <table:table-cell office:value-type="float" office:value="4426" table:style-name="ce11">
            <text:p>4,426</text:p>
          </table:table-cell>
          <table:table-cell office:value-type="float" office:value="3856" table:style-name="ce10">
            <text:p>3,85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滿州鄉</text:p>
          </table:table-cell>
          <table:table-cell office:value-type="float" office:value="3026" table:style-name="ce52">
            <text:p>3,026</text:p>
          </table:table-cell>
          <table:table-cell office:value-type="float" office:value="7493" table:style-name="ce11">
            <text:p>7,493</text:p>
          </table:table-cell>
          <table:table-cell office:value-type="float" office:value="4072" table:style-name="ce11">
            <text:p>4,072</text:p>
          </table:table-cell>
          <table:table-cell office:value-type="float" office:value="3421" table:style-name="ce10">
            <text:p>3,42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枋山鄉</text:p>
          </table:table-cell>
          <table:table-cell office:value-type="float" office:value="2060" table:style-name="ce52">
            <text:p>2,060</text:p>
          </table:table-cell>
          <table:table-cell office:value-type="float" office:value="5244" table:style-name="ce11">
            <text:p>5,244</text:p>
          </table:table-cell>
          <table:table-cell office:value-type="float" office:value="2760" table:style-name="ce11">
            <text:p>2,760</text:p>
          </table:table-cell>
          <table:table-cell office:value-type="float" office:value="2484" table:style-name="ce10">
            <text:p>2,484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※三地門鄉</text:p>
          </table:table-cell>
          <table:table-cell office:value-type="float" office:value="2349" table:style-name="ce52">
            <text:p>2,349</text:p>
          </table:table-cell>
          <table:table-cell office:value-type="float" office:value="7667" table:style-name="ce11">
            <text:p>7,667</text:p>
          </table:table-cell>
          <table:table-cell office:value-type="float" office:value="3869" table:style-name="ce11">
            <text:p>3,869</text:p>
          </table:table-cell>
          <table:table-cell office:value-type="float" office:value="3798" table:style-name="ce10">
            <text:p>3,798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※霧臺鄉</text:p>
          </table:table-cell>
          <table:table-cell office:value-type="float" office:value="1045" table:style-name="ce52">
            <text:p>1,045</text:p>
          </table:table-cell>
          <table:table-cell office:value-type="float" office:value="3258" table:style-name="ce11">
            <text:p>3,258</text:p>
          </table:table-cell>
          <table:table-cell office:value-type="float" office:value="1679" table:style-name="ce11">
            <text:p>1,679</text:p>
          </table:table-cell>
          <table:table-cell office:value-type="float" office:value="1579" table:style-name="ce10">
            <text:p>1,579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※瑪家鄉</text:p>
          </table:table-cell>
          <table:table-cell office:value-type="float" office:value="2082" table:style-name="ce52">
            <text:p>2,082</text:p>
          </table:table-cell>
          <table:table-cell office:value-type="float" office:value="6749" table:style-name="ce11">
            <text:p>6,749</text:p>
          </table:table-cell>
          <table:table-cell office:value-type="float" office:value="3408" table:style-name="ce11">
            <text:p>3,408</text:p>
          </table:table-cell>
          <table:table-cell office:value-type="float" office:value="3341" table:style-name="ce10">
            <text:p>3,341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※泰武鄉</text:p>
          </table:table-cell>
          <table:table-cell office:value-type="float" office:value="1412" table:style-name="ce52">
            <text:p>1,412</text:p>
          </table:table-cell>
          <table:table-cell office:value-type="float" office:value="5365" table:style-name="ce11">
            <text:p>5,365</text:p>
          </table:table-cell>
          <table:table-cell office:value-type="float" office:value="2806" table:style-name="ce11">
            <text:p>2,806</text:p>
          </table:table-cell>
          <table:table-cell office:value-type="float" office:value="2559" table:style-name="ce10">
            <text:p>2,559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※來義鄉</text:p>
          </table:table-cell>
          <table:table-cell office:value-type="float" office:value="2263" table:style-name="ce52">
            <text:p>2,263</text:p>
          </table:table-cell>
          <table:table-cell office:value-type="float" office:value="7445" table:style-name="ce11">
            <text:p>7,445</text:p>
          </table:table-cell>
          <table:table-cell office:value-type="float" office:value="3724" table:style-name="ce11">
            <text:p>3,724</text:p>
          </table:table-cell>
          <table:table-cell office:value-type="float" office:value="3721" table:style-name="ce10">
            <text:p>3,721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※春日鄉</text:p>
          </table:table-cell>
          <table:table-cell office:value-type="float" office:value="1434" table:style-name="ce52">
            <text:p>1,434</text:p>
          </table:table-cell>
          <table:table-cell office:value-type="float" office:value="4936" table:style-name="ce11">
            <text:p>4,936</text:p>
          </table:table-cell>
          <table:table-cell office:value-type="float" office:value="2519" table:style-name="ce11">
            <text:p>2,519</text:p>
          </table:table-cell>
          <table:table-cell office:value-type="float" office:value="2417" table:style-name="ce10">
            <text:p>2,417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※獅子鄉</text:p>
          </table:table-cell>
          <table:table-cell office:value-type="float" office:value="1601" table:style-name="ce52">
            <text:p>1,601</text:p>
          </table:table-cell>
          <table:table-cell office:value-type="float" office:value="4854" table:style-name="ce11">
            <text:p>4,854</text:p>
          </table:table-cell>
          <table:table-cell office:value-type="float" office:value="2494" table:style-name="ce11">
            <text:p>2,494</text:p>
          </table:table-cell>
          <table:table-cell office:value-type="float" office:value="2360" table:style-name="ce10">
            <text:p>2,360</text:p>
          </table:table-cell>
          <table:table-cell table:number-columns-repeated="16379"/>
        </table:table-row>
        <table:table-row table:style-name="ro4">
          <table:table-cell office:value-type="string" table:style-name="ce15">
            <text:p>※牡丹鄉</text:p>
          </table:table-cell>
          <table:table-cell office:value-type="float" office:value="1980" table:style-name="ce53">
            <text:p>1,980</text:p>
          </table:table-cell>
          <table:table-cell office:value-type="float" office:value="4863" table:style-name="ce18">
            <text:p>4,863</text:p>
          </table:table-cell>
          <table:table-cell office:value-type="float" office:value="2432" table:style-name="ce18">
            <text:p>2,432</text:p>
          </table:table-cell>
          <table:table-cell office:value-type="float" office:value="2431" table:style-name="ce17">
            <text:p>2,431</text:p>
          </table:table-cell>
          <table:table-cell table:number-columns-repeated="16379"/>
        </table:table-row>
        <table:table-row table:style-name="ro8">
          <table:table-cell table:style-name="ce22"/>
          <table:table-cell table:style-name="ce54"/>
          <table:table-cell table:number-columns-repeated="16382" table:style-name="ce1"/>
        </table:table-row>
        <table:table-row table:number-rows-repeated="1048538" table:style-name="ro8">
          <table:table-cell table:number-columns-repeated="16384"/>
        </table:table-row>
      </table:table>
      <table:table table:name="臺東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table:style-name="ce86">
            <text:p>中華民國109年10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8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9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8">
            <text:p>臺東縣</text:p>
          </table:table-cell>
          <table:table-cell office:value-type="float" office:value="83590" table:style-name="ce71">
            <text:p>83,590</text:p>
          </table:table-cell>
          <table:table-cell office:value-type="float" office:value="215468" table:style-name="ce79">
            <text:p>215,468</text:p>
          </table:table-cell>
          <table:table-cell office:value-type="float" office:value="110744" table:style-name="ce79">
            <text:p>110,744</text:p>
          </table:table-cell>
          <table:table-cell office:value-type="float" office:value="104724" table:style-name="ce73">
            <text:p>104,72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臺東市</text:p>
          </table:table-cell>
          <table:table-cell office:value-type="float" office:value="40259" table:style-name="ce52">
            <text:p>40,259</text:p>
          </table:table-cell>
          <table:table-cell office:value-type="float" office:value="104841" table:style-name="ce11">
            <text:p>104,841</text:p>
          </table:table-cell>
          <table:table-cell office:value-type="float" office:value="52281" table:style-name="ce11">
            <text:p>52,281</text:p>
          </table:table-cell>
          <table:table-cell office:value-type="float" office:value="52560" table:style-name="ce10">
            <text:p>52,56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成功鎮</text:p>
          </table:table-cell>
          <table:table-cell office:value-type="float" office:value="5335" table:style-name="ce52">
            <text:p>5,335</text:p>
          </table:table-cell>
          <table:table-cell office:value-type="float" office:value="13510" table:style-name="ce11">
            <text:p>13,510</text:p>
          </table:table-cell>
          <table:table-cell office:value-type="float" office:value="7095" table:style-name="ce11">
            <text:p>7,095</text:p>
          </table:table-cell>
          <table:table-cell office:value-type="float" office:value="6415" table:style-name="ce10">
            <text:p>6,41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關山鎮</text:p>
          </table:table-cell>
          <table:table-cell office:value-type="float" office:value="3227" table:style-name="ce52">
            <text:p>3,227</text:p>
          </table:table-cell>
          <table:table-cell office:value-type="float" office:value="8448" table:style-name="ce11">
            <text:p>8,448</text:p>
          </table:table-cell>
          <table:table-cell office:value-type="float" office:value="4378" table:style-name="ce11">
            <text:p>4,378</text:p>
          </table:table-cell>
          <table:table-cell office:value-type="float" office:value="4070" table:style-name="ce10">
            <text:p>4,07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卑南鄉</text:p>
          </table:table-cell>
          <table:table-cell office:value-type="float" office:value="6833" table:style-name="ce52">
            <text:p>6,833</text:p>
          </table:table-cell>
          <table:table-cell office:value-type="float" office:value="17038" table:style-name="ce11">
            <text:p>17,038</text:p>
          </table:table-cell>
          <table:table-cell office:value-type="float" office:value="8964" table:style-name="ce11">
            <text:p>8,964</text:p>
          </table:table-cell>
          <table:table-cell office:value-type="float" office:value="8074" table:style-name="ce10">
            <text:p>8,07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大武鄉</text:p>
          </table:table-cell>
          <table:table-cell office:value-type="float" office:value="2459" table:style-name="ce52">
            <text:p>2,459</text:p>
          </table:table-cell>
          <table:table-cell office:value-type="float" office:value="5761" table:style-name="ce11">
            <text:p>5,761</text:p>
          </table:table-cell>
          <table:table-cell office:value-type="float" office:value="3002" table:style-name="ce11">
            <text:p>3,002</text:p>
          </table:table-cell>
          <table:table-cell office:value-type="float" office:value="2759" table:style-name="ce10">
            <text:p>2,75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太麻里鄉</text:p>
          </table:table-cell>
          <table:table-cell office:value-type="float" office:value="4798" table:style-name="ce52">
            <text:p>4,798</text:p>
          </table:table-cell>
          <table:table-cell office:value-type="float" office:value="10919" table:style-name="ce11">
            <text:p>10,919</text:p>
          </table:table-cell>
          <table:table-cell office:value-type="float" office:value="5794" table:style-name="ce11">
            <text:p>5,794</text:p>
          </table:table-cell>
          <table:table-cell office:value-type="float" office:value="5125" table:style-name="ce10">
            <text:p>5,12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東河鄉</text:p>
          </table:table-cell>
          <table:table-cell office:value-type="float" office:value="3715" table:style-name="ce52">
            <text:p>3,715</text:p>
          </table:table-cell>
          <table:table-cell office:value-type="float" office:value="8235" table:style-name="ce11">
            <text:p>8,235</text:p>
          </table:table-cell>
          <table:table-cell office:value-type="float" office:value="4549" table:style-name="ce11">
            <text:p>4,549</text:p>
          </table:table-cell>
          <table:table-cell office:value-type="float" office:value="3686" table:style-name="ce10">
            <text:p>3,68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長濱鄉</text:p>
          </table:table-cell>
          <table:table-cell office:value-type="float" office:value="2901" table:style-name="ce52">
            <text:p>2,901</text:p>
          </table:table-cell>
          <table:table-cell office:value-type="float" office:value="6951" table:style-name="ce11">
            <text:p>6,951</text:p>
          </table:table-cell>
          <table:table-cell office:value-type="float" office:value="3916" table:style-name="ce11">
            <text:p>3,916</text:p>
          </table:table-cell>
          <table:table-cell office:value-type="float" office:value="3035" table:style-name="ce10">
            <text:p>3,03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鹿野鄉</text:p>
          </table:table-cell>
          <table:table-cell office:value-type="float" office:value="3025" table:style-name="ce52">
            <text:p>3,025</text:p>
          </table:table-cell>
          <table:table-cell office:value-type="float" office:value="7631" table:style-name="ce11">
            <text:p>7,631</text:p>
          </table:table-cell>
          <table:table-cell office:value-type="float" office:value="4039" table:style-name="ce11">
            <text:p>4,039</text:p>
          </table:table-cell>
          <table:table-cell office:value-type="float" office:value="3592" table:style-name="ce10">
            <text:p>3,59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池上鄉</text:p>
          </table:table-cell>
          <table:table-cell office:value-type="float" office:value="3188" table:style-name="ce52">
            <text:p>3,188</text:p>
          </table:table-cell>
          <table:table-cell office:value-type="float" office:value="8097" table:style-name="ce11">
            <text:p>8,097</text:p>
          </table:table-cell>
          <table:table-cell office:value-type="float" office:value="4184" table:style-name="ce11">
            <text:p>4,184</text:p>
          </table:table-cell>
          <table:table-cell office:value-type="float" office:value="3913" table:style-name="ce10">
            <text:p>3,91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綠島鄉</text:p>
          </table:table-cell>
          <table:table-cell office:value-type="float" office:value="1167" table:style-name="ce52">
            <text:p>1,167</text:p>
          </table:table-cell>
          <table:table-cell office:value-type="float" office:value="4039" table:style-name="ce11">
            <text:p>4,039</text:p>
          </table:table-cell>
          <table:table-cell office:value-type="float" office:value="2147" table:style-name="ce11">
            <text:p>2,147</text:p>
          </table:table-cell>
          <table:table-cell office:value-type="float" office:value="1892" table:style-name="ce10">
            <text:p>1,892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※延平鄉</text:p>
          </table:table-cell>
          <table:table-cell office:value-type="float" office:value="1067" table:style-name="ce52">
            <text:p>1,067</text:p>
          </table:table-cell>
          <table:table-cell office:value-type="float" office:value="3532" table:style-name="ce11">
            <text:p>3,532</text:p>
          </table:table-cell>
          <table:table-cell office:value-type="float" office:value="1892" table:style-name="ce11">
            <text:p>1,892</text:p>
          </table:table-cell>
          <table:table-cell office:value-type="float" office:value="1640" table:style-name="ce10">
            <text:p>1,640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※海端鄉</text:p>
          </table:table-cell>
          <table:table-cell office:value-type="float" office:value="1083" table:style-name="ce52">
            <text:p>1,083</text:p>
          </table:table-cell>
          <table:table-cell office:value-type="float" office:value="4107" table:style-name="ce11">
            <text:p>4,107</text:p>
          </table:table-cell>
          <table:table-cell office:value-type="float" office:value="2171" table:style-name="ce11">
            <text:p>2,171</text:p>
          </table:table-cell>
          <table:table-cell office:value-type="float" office:value="1936" table:style-name="ce10">
            <text:p>1,936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※達仁鄉</text:p>
          </table:table-cell>
          <table:table-cell office:value-type="float" office:value="1423" table:style-name="ce52">
            <text:p>1,423</text:p>
          </table:table-cell>
          <table:table-cell office:value-type="float" office:value="3478" table:style-name="ce11">
            <text:p>3,478</text:p>
          </table:table-cell>
          <table:table-cell office:value-type="float" office:value="1882" table:style-name="ce11">
            <text:p>1,882</text:p>
          </table:table-cell>
          <table:table-cell office:value-type="float" office:value="1596" table:style-name="ce10">
            <text:p>1,596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※金峰鄉</text:p>
          </table:table-cell>
          <table:table-cell office:value-type="float" office:value="1171" table:style-name="ce52">
            <text:p>1,171</text:p>
          </table:table-cell>
          <table:table-cell office:value-type="float" office:value="3696" table:style-name="ce11">
            <text:p>3,696</text:p>
          </table:table-cell>
          <table:table-cell office:value-type="float" office:value="1849" table:style-name="ce11">
            <text:p>1,849</text:p>
          </table:table-cell>
          <table:table-cell office:value-type="float" office:value="1847" table:style-name="ce10">
            <text:p>1,847</text:p>
          </table:table-cell>
          <table:table-cell table:number-columns-repeated="16379"/>
        </table:table-row>
        <table:table-row table:style-name="ro4">
          <table:table-cell office:value-type="string" table:style-name="ce15">
            <text:p>※蘭嶼鄉</text:p>
          </table:table-cell>
          <table:table-cell office:value-type="float" office:value="1939" table:style-name="ce53">
            <text:p>1,939</text:p>
          </table:table-cell>
          <table:table-cell office:value-type="float" office:value="5185" table:style-name="ce18">
            <text:p>5,185</text:p>
          </table:table-cell>
          <table:table-cell office:value-type="float" office:value="2601" table:style-name="ce18">
            <text:p>2,601</text:p>
          </table:table-cell>
          <table:table-cell office:value-type="float" office:value="2584" table:style-name="ce17">
            <text:p>2,584</text:p>
          </table:table-cell>
          <table:table-cell table:number-columns-repeated="16379"/>
        </table:table-row>
        <table:table-row table:number-rows-repeated="12" table:style-name="ro4">
          <table:table-cell table:number-columns-repeated="16384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花蓮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table:style-name="ce86">
            <text:p>中華民國109年10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8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9">
            <text:p>戶 <text:s text:c="3"/>數</text:p>
          </table:table-cell>
          <table:table-cell office:value-type="string" table:style-name="ce104">
            <text:p>人 <text:s text:c="7"/>口 <text:s text:c="7"/>數</text:p>
          </table:table-cell>
          <table:table-cell table:number-columns-repeated="2" table:style-name="ce105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4">
            <text:p>花蓮縣</text:p>
          </table:table-cell>
          <table:table-cell office:value-type="float" office:value="127359" table:style-name="ce71">
            <text:p>127,359</text:p>
          </table:table-cell>
          <table:table-cell office:value-type="float" office:value="324602" table:style-name="ce79">
            <text:p>324,602</text:p>
          </table:table-cell>
          <table:table-cell office:value-type="float" office:value="164173" table:style-name="ce79">
            <text:p>164,173</text:p>
          </table:table-cell>
          <table:table-cell office:value-type="float" office:value="160429" table:style-name="ce73">
            <text:p>160,42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花蓮市</text:p>
          </table:table-cell>
          <table:table-cell office:value-type="float" office:value="41751" table:style-name="ce52">
            <text:p>41,751</text:p>
          </table:table-cell>
          <table:table-cell office:value-type="float" office:value="102518" table:style-name="ce11">
            <text:p>102,518</text:p>
          </table:table-cell>
          <table:table-cell office:value-type="float" office:value="49258" table:style-name="ce11">
            <text:p>49,258</text:p>
          </table:table-cell>
          <table:table-cell office:value-type="float" office:value="53260" table:style-name="ce10">
            <text:p>53,26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鳳林鎮</text:p>
          </table:table-cell>
          <table:table-cell office:value-type="float" office:value="4406" table:style-name="ce52">
            <text:p>4,406</text:p>
          </table:table-cell>
          <table:table-cell office:value-type="float" office:value="10834" table:style-name="ce11">
            <text:p>10,834</text:p>
          </table:table-cell>
          <table:table-cell office:value-type="float" office:value="5628" table:style-name="ce11">
            <text:p>5,628</text:p>
          </table:table-cell>
          <table:table-cell office:value-type="float" office:value="5206" table:style-name="ce10">
            <text:p>5,20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玉里鎮</text:p>
          </table:table-cell>
          <table:table-cell office:value-type="float" office:value="8923" table:style-name="ce52">
            <text:p>8,923</text:p>
          </table:table-cell>
          <table:table-cell office:value-type="float" office:value="23418" table:style-name="ce11">
            <text:p>23,418</text:p>
          </table:table-cell>
          <table:table-cell office:value-type="float" office:value="12425" table:style-name="ce11">
            <text:p>12,425</text:p>
          </table:table-cell>
          <table:table-cell office:value-type="float" office:value="10993" table:style-name="ce10">
            <text:p>10,99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新城鄉</text:p>
          </table:table-cell>
          <table:table-cell office:value-type="float" office:value="7879" table:style-name="ce52">
            <text:p>7,879</text:p>
          </table:table-cell>
          <table:table-cell office:value-type="float" office:value="20125" table:style-name="ce11">
            <text:p>20,125</text:p>
          </table:table-cell>
          <table:table-cell office:value-type="float" office:value="10250" table:style-name="ce11">
            <text:p>10,250</text:p>
          </table:table-cell>
          <table:table-cell office:value-type="float" office:value="9875" table:style-name="ce10">
            <text:p>9,87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吉安鄉</text:p>
          </table:table-cell>
          <table:table-cell office:value-type="float" office:value="32754" table:style-name="ce52">
            <text:p>32,754</text:p>
          </table:table-cell>
          <table:table-cell office:value-type="float" office:value="83567" table:style-name="ce11">
            <text:p>83,567</text:p>
          </table:table-cell>
          <table:table-cell office:value-type="float" office:value="41874" table:style-name="ce11">
            <text:p>41,874</text:p>
          </table:table-cell>
          <table:table-cell office:value-type="float" office:value="41693" table:style-name="ce10">
            <text:p>41,69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壽豐鄉</text:p>
          </table:table-cell>
          <table:table-cell office:value-type="float" office:value="7347" table:style-name="ce52">
            <text:p>7,347</text:p>
          </table:table-cell>
          <table:table-cell office:value-type="float" office:value="17623" table:style-name="ce11">
            <text:p>17,623</text:p>
          </table:table-cell>
          <table:table-cell office:value-type="float" office:value="9348" table:style-name="ce11">
            <text:p>9,348</text:p>
          </table:table-cell>
          <table:table-cell office:value-type="float" office:value="8275" table:style-name="ce10">
            <text:p>8,27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光復鄉</text:p>
          </table:table-cell>
          <table:table-cell office:value-type="float" office:value="4992" table:style-name="ce52">
            <text:p>4,992</text:p>
          </table:table-cell>
          <table:table-cell office:value-type="float" office:value="12421" table:style-name="ce11">
            <text:p>12,421</text:p>
          </table:table-cell>
          <table:table-cell office:value-type="float" office:value="6595" table:style-name="ce11">
            <text:p>6,595</text:p>
          </table:table-cell>
          <table:table-cell office:value-type="float" office:value="5826" table:style-name="ce10">
            <text:p>5,82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豐濱鄉</text:p>
          </table:table-cell>
          <table:table-cell office:value-type="float" office:value="1694" table:style-name="ce52">
            <text:p>1,694</text:p>
          </table:table-cell>
          <table:table-cell office:value-type="float" office:value="4385" table:style-name="ce11">
            <text:p>4,385</text:p>
          </table:table-cell>
          <table:table-cell office:value-type="float" office:value="2456" table:style-name="ce11">
            <text:p>2,456</text:p>
          </table:table-cell>
          <table:table-cell office:value-type="float" office:value="1929" table:style-name="ce10">
            <text:p>1,92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瑞穗鄉</text:p>
          </table:table-cell>
          <table:table-cell office:value-type="float" office:value="4794" table:style-name="ce52">
            <text:p>4,794</text:p>
          </table:table-cell>
          <table:table-cell office:value-type="float" office:value="11335" table:style-name="ce11">
            <text:p>11,335</text:p>
          </table:table-cell>
          <table:table-cell office:value-type="float" office:value="6070" table:style-name="ce11">
            <text:p>6,070</text:p>
          </table:table-cell>
          <table:table-cell office:value-type="float" office:value="5265" table:style-name="ce10">
            <text:p>5,26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富里鄉</text:p>
          </table:table-cell>
          <table:table-cell office:value-type="float" office:value="4050" table:style-name="ce52">
            <text:p>4,050</text:p>
          </table:table-cell>
          <table:table-cell office:value-type="float" office:value="10010" table:style-name="ce11">
            <text:p>10,010</text:p>
          </table:table-cell>
          <table:table-cell office:value-type="float" office:value="5445" table:style-name="ce11">
            <text:p>5,445</text:p>
          </table:table-cell>
          <table:table-cell office:value-type="float" office:value="4565" table:style-name="ce10">
            <text:p>4,565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※秀林鄉</text:p>
          </table:table-cell>
          <table:table-cell office:value-type="float" office:value="4940" table:style-name="ce52">
            <text:p>4,940</text:p>
          </table:table-cell>
          <table:table-cell office:value-type="float" office:value="16086" table:style-name="ce11">
            <text:p>16,086</text:p>
          </table:table-cell>
          <table:table-cell office:value-type="float" office:value="8254" table:style-name="ce11">
            <text:p>8,254</text:p>
          </table:table-cell>
          <table:table-cell office:value-type="float" office:value="7832" table:style-name="ce10">
            <text:p>7,832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※萬榮鄉</text:p>
          </table:table-cell>
          <table:table-cell office:value-type="float" office:value="2126" table:style-name="ce52">
            <text:p>2,126</text:p>
          </table:table-cell>
          <table:table-cell office:value-type="float" office:value="6239" table:style-name="ce11">
            <text:p>6,239</text:p>
          </table:table-cell>
          <table:table-cell office:value-type="float" office:value="3290" table:style-name="ce11">
            <text:p>3,290</text:p>
          </table:table-cell>
          <table:table-cell office:value-type="float" office:value="2949" table:style-name="ce10">
            <text:p>2,949</text:p>
          </table:table-cell>
          <table:table-cell table:number-columns-repeated="16379"/>
        </table:table-row>
        <table:table-row table:style-name="ro4">
          <table:table-cell office:value-type="string" table:style-name="ce15">
            <text:p>※卓溪鄉</text:p>
          </table:table-cell>
          <table:table-cell office:value-type="float" office:value="1703" table:style-name="ce53">
            <text:p>1,703</text:p>
          </table:table-cell>
          <table:table-cell office:value-type="float" office:value="6041" table:style-name="ce18">
            <text:p>6,041</text:p>
          </table:table-cell>
          <table:table-cell office:value-type="float" office:value="3280" table:style-name="ce18">
            <text:p>3,280</text:p>
          </table:table-cell>
          <table:table-cell office:value-type="float" office:value="2761" table:style-name="ce17">
            <text:p>2,761</text:p>
          </table:table-cell>
          <table:table-cell table:number-columns-repeated="16379"/>
        </table:table-row>
        <table:table-row table:number-rows-repeated="2" table:style-name="ro4">
          <table:table-cell table:number-columns-repeated="16384" table:style-name="ce1"/>
        </table:table-row>
        <table:table-row table:style-name="ro4">
          <table:table-cell table:number-columns-repeated="2" table:style-name="ce1"/>
          <table:table-cell table:style-name="ce56"/>
          <table:table-cell table:number-columns-repeated="16381" table:style-name="ce1"/>
        </table:table-row>
        <table:table-row table:number-rows-repeated="12" table:style-name="ro4">
          <table:table-cell table:number-columns-repeated="16384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澎湖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table:style-name="ce86">
            <text:p>中華民國109年10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8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9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7">
            <text:p>澎湖縣</text:p>
          </table:table-cell>
          <table:table-cell office:value-type="float" office:value="41945" table:style-name="ce71">
            <text:p>41,945</text:p>
          </table:table-cell>
          <table:table-cell office:value-type="float" office:value="105912" table:style-name="ce79">
            <text:p>105,912</text:p>
          </table:table-cell>
          <table:table-cell office:value-type="float" office:value="54514" table:style-name="ce79">
            <text:p>54,514</text:p>
          </table:table-cell>
          <table:table-cell office:value-type="float" office:value="51398" table:style-name="ce73">
            <text:p>51,39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馬公市</text:p>
          </table:table-cell>
          <table:table-cell office:value-type="float" office:value="25704" table:style-name="ce52">
            <text:p>25,704</text:p>
          </table:table-cell>
          <table:table-cell office:value-type="float" office:value="63191" table:style-name="ce11">
            <text:p>63,191</text:p>
          </table:table-cell>
          <table:table-cell office:value-type="float" office:value="32093" table:style-name="ce11">
            <text:p>32,093</text:p>
          </table:table-cell>
          <table:table-cell office:value-type="float" office:value="31098" table:style-name="ce10">
            <text:p>31,09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湖西鄉</text:p>
          </table:table-cell>
          <table:table-cell office:value-type="float" office:value="6105" table:style-name="ce52">
            <text:p>6,105</text:p>
          </table:table-cell>
          <table:table-cell office:value-type="float" office:value="15201" table:style-name="ce11">
            <text:p>15,201</text:p>
          </table:table-cell>
          <table:table-cell office:value-type="float" office:value="8067" table:style-name="ce11">
            <text:p>8,067</text:p>
          </table:table-cell>
          <table:table-cell office:value-type="float" office:value="7134" table:style-name="ce10">
            <text:p>7,13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白沙鄉</text:p>
          </table:table-cell>
          <table:table-cell office:value-type="float" office:value="3549" table:style-name="ce52">
            <text:p>3,549</text:p>
          </table:table-cell>
          <table:table-cell office:value-type="float" office:value="9914" table:style-name="ce11">
            <text:p>9,914</text:p>
          </table:table-cell>
          <table:table-cell office:value-type="float" office:value="5139" table:style-name="ce11">
            <text:p>5,139</text:p>
          </table:table-cell>
          <table:table-cell office:value-type="float" office:value="4775" table:style-name="ce10">
            <text:p>4,77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西嶼鄉</text:p>
          </table:table-cell>
          <table:table-cell office:value-type="float" office:value="3079" table:style-name="ce52">
            <text:p>3,079</text:p>
          </table:table-cell>
          <table:table-cell office:value-type="float" office:value="8340" table:style-name="ce11">
            <text:p>8,340</text:p>
          </table:table-cell>
          <table:table-cell office:value-type="float" office:value="4307" table:style-name="ce11">
            <text:p>4,307</text:p>
          </table:table-cell>
          <table:table-cell office:value-type="float" office:value="4033" table:style-name="ce10">
            <text:p>4,03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望安鄉</text:p>
          </table:table-cell>
          <table:table-cell office:value-type="float" office:value="2082" table:style-name="ce52">
            <text:p>2,082</text:p>
          </table:table-cell>
          <table:table-cell office:value-type="float" office:value="5372" table:style-name="ce11">
            <text:p>5,372</text:p>
          </table:table-cell>
          <table:table-cell office:value-type="float" office:value="2917" table:style-name="ce11">
            <text:p>2,917</text:p>
          </table:table-cell>
          <table:table-cell office:value-type="float" office:value="2455" table:style-name="ce10">
            <text:p>2,455</text:p>
          </table:table-cell>
          <table:table-cell table:number-columns-repeated="16379"/>
        </table:table-row>
        <table:table-row table:style-name="ro4">
          <table:table-cell office:value-type="string" table:style-name="ce24">
            <text:p>七美鄉</text:p>
          </table:table-cell>
          <table:table-cell office:value-type="float" office:value="1426" table:style-name="ce53">
            <text:p>1,426</text:p>
          </table:table-cell>
          <table:table-cell office:value-type="float" office:value="3894" table:style-name="ce18">
            <text:p>3,894</text:p>
          </table:table-cell>
          <table:table-cell office:value-type="float" office:value="1991" table:style-name="ce18">
            <text:p>1,991</text:p>
          </table:table-cell>
          <table:table-cell office:value-type="float" office:value="1903" table:style-name="ce17">
            <text:p>1,903</text:p>
          </table:table-cell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23"/>
          <table:table-cell table:number-columns-repeated="16380" table:style-name="ce1"/>
        </table:table-row>
        <table:table-row table:number-rows-repeated="5" table:style-name="ro4">
          <table:table-cell table:number-columns-repeated="16384" table:style-name="ce1"/>
        </table:table-row>
        <table:table-row table:number-rows-repeated="3" table:style-name="ro4">
          <table:table-cell table:number-columns-repeated="2"/>
          <table:table-cell table:number-columns-repeated="16382" table:style-name="ce1"/>
        </table:table-row>
        <table:table-row table:style-name="ro4">
          <table:table-cell table:number-columns-repeated="2"/>
          <table:table-cell table:style-name="ce56"/>
          <table:table-cell table:number-columns-repeated="16381"/>
        </table:table-row>
        <table:table-row table:number-rows-repeated="12" table:style-name="ro4">
          <table:table-cell table:number-columns-repeated="2"/>
          <table:table-cell table:number-columns-repeated="16382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基隆市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style-name="ce1"/>
          <table:table-cell table:style-name="ce25"/>
          <table:table-cell office:value-type="string" table:style-name="ce86">
            <text:p>中華民國109年10月底</text:p>
          </table:table-cell>
          <table:table-cell table:number-columns-repeated="2" table:style-name="ce25"/>
          <table:table-cell table:number-columns-repeated="16379"/>
        </table:table-row>
        <table:table-row table:style-name="ro1">
          <table:table-cell office:value-type="string" table:number-columns-spanned="1" table:number-rows-spanned="2" table:style-name="ce108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9">
            <text:p>戶 <text:s text:c="3"/>數</text:p>
          </table:table-cell>
          <table:table-cell office:value-type="string" table:style-name="ce2">
            <text:p>人 <text:s text:c="7"/>口 <text:s text:c="7"/>數</text:p>
          </table:table-cell>
          <table:table-cell table:number-columns-repeated="2" table:style-name="ce3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6">
            <text:p>基隆市</text:p>
          </table:table-cell>
          <table:table-cell office:value-type="float" office:value="155454" table:style-name="ce71">
            <text:p>155,454</text:p>
          </table:table-cell>
          <table:table-cell office:value-type="float" office:value="367890" table:style-name="ce79">
            <text:p>367,890</text:p>
          </table:table-cell>
          <table:table-cell office:value-type="float" office:value="183494" table:style-name="ce79">
            <text:p>183,494</text:p>
          </table:table-cell>
          <table:table-cell office:value-type="float" office:value="184396" table:style-name="ce73">
            <text:p>184,396</text:p>
          </table:table-cell>
          <table:table-cell table:number-columns-repeated="16379"/>
        </table:table-row>
        <table:table-row table:style-name="ro4">
          <table:table-cell office:value-type="string" table:style-name="ce40">
            <text:p>中正區</text:p>
          </table:table-cell>
          <table:table-cell office:value-type="float" office:value="22849" table:style-name="ce52">
            <text:p>22,849</text:p>
          </table:table-cell>
          <table:table-cell office:value-type="float" office:value="51296" table:style-name="ce11">
            <text:p>51,296</text:p>
          </table:table-cell>
          <table:table-cell office:value-type="float" office:value="26060" table:style-name="ce11">
            <text:p>26,060</text:p>
          </table:table-cell>
          <table:table-cell office:value-type="float" office:value="25236" table:style-name="ce10">
            <text:p>25,236</text:p>
          </table:table-cell>
          <table:table-cell table:number-columns-repeated="16379"/>
        </table:table-row>
        <table:table-row table:style-name="ro4">
          <table:table-cell office:value-type="string" table:style-name="ce40">
            <text:p>七堵區</text:p>
          </table:table-cell>
          <table:table-cell office:value-type="float" office:value="21855" table:style-name="ce52">
            <text:p>21,855</text:p>
          </table:table-cell>
          <table:table-cell office:value-type="float" office:value="53646" table:style-name="ce11">
            <text:p>53,646</text:p>
          </table:table-cell>
          <table:table-cell office:value-type="float" office:value="26852" table:style-name="ce11">
            <text:p>26,852</text:p>
          </table:table-cell>
          <table:table-cell office:value-type="float" office:value="26794" table:style-name="ce10">
            <text:p>26,794</text:p>
          </table:table-cell>
          <table:table-cell table:number-columns-repeated="16379"/>
        </table:table-row>
        <table:table-row table:style-name="ro4">
          <table:table-cell office:value-type="string" table:style-name="ce40">
            <text:p>暖暖區</text:p>
          </table:table-cell>
          <table:table-cell office:value-type="float" office:value="16061" table:style-name="ce52">
            <text:p>16,061</text:p>
          </table:table-cell>
          <table:table-cell office:value-type="float" office:value="38644" table:style-name="ce11">
            <text:p>38,644</text:p>
          </table:table-cell>
          <table:table-cell office:value-type="float" office:value="19315" table:style-name="ce11">
            <text:p>19,315</text:p>
          </table:table-cell>
          <table:table-cell office:value-type="float" office:value="19329" table:style-name="ce10">
            <text:p>19,329</text:p>
          </table:table-cell>
          <table:table-cell table:number-columns-repeated="16379"/>
        </table:table-row>
        <table:table-row table:style-name="ro4">
          <table:table-cell office:value-type="string" table:style-name="ce40">
            <text:p>仁愛區</text:p>
          </table:table-cell>
          <table:table-cell office:value-type="float" office:value="19033" table:style-name="ce52">
            <text:p>19,033</text:p>
          </table:table-cell>
          <table:table-cell office:value-type="float" office:value="42865" table:style-name="ce11">
            <text:p>42,865</text:p>
          </table:table-cell>
          <table:table-cell office:value-type="float" office:value="21144" table:style-name="ce11">
            <text:p>21,144</text:p>
          </table:table-cell>
          <table:table-cell office:value-type="float" office:value="21721" table:style-name="ce10">
            <text:p>21,721</text:p>
          </table:table-cell>
          <table:table-cell table:number-columns-repeated="16379"/>
        </table:table-row>
        <table:table-row table:style-name="ro4">
          <table:table-cell office:value-type="string" table:style-name="ce41">
            <text:p>中山區</text:p>
          </table:table-cell>
          <table:table-cell office:value-type="float" office:value="19252" table:style-name="ce52">
            <text:p>19,252</text:p>
          </table:table-cell>
          <table:table-cell office:value-type="float" office:value="46497" table:style-name="ce11">
            <text:p>46,497</text:p>
          </table:table-cell>
          <table:table-cell office:value-type="float" office:value="23586" table:style-name="ce11">
            <text:p>23,586</text:p>
          </table:table-cell>
          <table:table-cell office:value-type="float" office:value="22911" table:style-name="ce10">
            <text:p>22,911</text:p>
          </table:table-cell>
          <table:table-cell table:number-columns-repeated="16379"/>
        </table:table-row>
        <table:table-row table:style-name="ro4">
          <table:table-cell office:value-type="string" table:style-name="ce41">
            <text:p>安樂區</text:p>
          </table:table-cell>
          <table:table-cell office:value-type="float" office:value="34028" table:style-name="ce52">
            <text:p>34,028</text:p>
          </table:table-cell>
          <table:table-cell office:value-type="float" office:value="81860" table:style-name="ce11">
            <text:p>81,860</text:p>
          </table:table-cell>
          <table:table-cell office:value-type="float" office:value="40483" table:style-name="ce11">
            <text:p>40,483</text:p>
          </table:table-cell>
          <table:table-cell office:value-type="float" office:value="41377" table:style-name="ce10">
            <text:p>41,377</text:p>
          </table:table-cell>
          <table:table-cell table:number-columns-repeated="16379"/>
        </table:table-row>
        <table:table-row table:style-name="ro4">
          <table:table-cell office:value-type="string" table:style-name="ce42">
            <text:p>信義區</text:p>
          </table:table-cell>
          <table:table-cell office:value-type="float" office:value="22376" table:style-name="ce53">
            <text:p>22,376</text:p>
          </table:table-cell>
          <table:table-cell office:value-type="float" office:value="53082" table:style-name="ce18">
            <text:p>53,082</text:p>
          </table:table-cell>
          <table:table-cell office:value-type="float" office:value="26054" table:style-name="ce18">
            <text:p>26,054</text:p>
          </table:table-cell>
          <table:table-cell office:value-type="float" office:value="27028" table:style-name="ce17">
            <text:p>27,028</text:p>
          </table:table-cell>
          <table:table-cell table:number-columns-repeated="16379"/>
        </table:table-row>
        <table:table-row table:number-rows-repeated="5" table:style-name="ro4">
          <table:table-cell table:number-columns-repeated="16384" table:style-name="ce1"/>
        </table:table-row>
        <table:table-row table:number-rows-repeated="3" table:style-name="ro4">
          <table:table-cell table:number-columns-repeated="2"/>
          <table:table-cell table:number-columns-repeated="16382" table:style-name="ce1"/>
        </table:table-row>
        <table:table-row table:style-name="ro4">
          <table:table-cell table:number-columns-repeated="2"/>
          <table:table-cell table:style-name="ce56"/>
          <table:table-cell table:number-columns-repeated="16381"/>
        </table:table-row>
        <table:table-row table:number-rows-repeated="12" table:style-name="ro4">
          <table:table-cell table:number-columns-repeated="2"/>
          <table:table-cell table:number-columns-repeated="16382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新竹市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table:style-name="ce86">
            <text:p>中華民國109年10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8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9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4">
            <text:p>新竹市</text:p>
          </table:table-cell>
          <table:table-cell office:value-type="float" office:value="170532" table:style-name="ce71">
            <text:p>170,532</text:p>
          </table:table-cell>
          <table:table-cell office:value-type="float" office:value="450793" table:style-name="ce79">
            <text:p>450,793</text:p>
          </table:table-cell>
          <table:table-cell office:value-type="float" office:value="222369" table:style-name="ce79">
            <text:p>222,369</text:p>
          </table:table-cell>
          <table:table-cell office:value-type="float" office:value="228424" table:style-name="ce73">
            <text:p>228,424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東 <text:s text:c="3"/>區</text:p>
          </table:table-cell>
          <table:table-cell office:value-type="float" office:value="83247" table:style-name="ce52">
            <text:p>83,247</text:p>
          </table:table-cell>
          <table:table-cell office:value-type="float" office:value="219402" table:style-name="ce11">
            <text:p>219,402</text:p>
          </table:table-cell>
          <table:table-cell office:value-type="float" office:value="107958" table:style-name="ce11">
            <text:p>107,958</text:p>
          </table:table-cell>
          <table:table-cell office:value-type="float" office:value="111444" table:style-name="ce10">
            <text:p>111,444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北 <text:s text:c="3"/>區</text:p>
          </table:table-cell>
          <table:table-cell office:value-type="float" office:value="58816" table:style-name="ce52">
            <text:p>58,816</text:p>
          </table:table-cell>
          <table:table-cell office:value-type="float" office:value="152597" table:style-name="ce11">
            <text:p>152,597</text:p>
          </table:table-cell>
          <table:table-cell office:value-type="float" office:value="74392" table:style-name="ce11">
            <text:p>74,392</text:p>
          </table:table-cell>
          <table:table-cell office:value-type="float" office:value="78205" table:style-name="ce10">
            <text:p>78,205</text:p>
          </table:table-cell>
          <table:table-cell table:number-columns-repeated="16379"/>
        </table:table-row>
        <table:table-row table:style-name="ro4">
          <table:table-cell office:value-type="string" table:style-name="ce15">
            <text:p>香山區</text:p>
          </table:table-cell>
          <table:table-cell office:value-type="float" office:value="28469" table:style-name="ce53">
            <text:p>28,469</text:p>
          </table:table-cell>
          <table:table-cell office:value-type="float" office:value="78794" table:style-name="ce18">
            <text:p>78,794</text:p>
          </table:table-cell>
          <table:table-cell office:value-type="float" office:value="40019" table:style-name="ce18">
            <text:p>40,019</text:p>
          </table:table-cell>
          <table:table-cell office:value-type="float" office:value="38775" table:style-name="ce17">
            <text:p>38,775</text:p>
          </table:table-cell>
          <table:table-cell table:number-columns-repeated="16379"/>
        </table:table-row>
        <table:table-row table:number-rows-repeated="9" table:style-name="ro4">
          <table:table-cell table:number-columns-repeated="16384" table:style-name="ce1"/>
        </table:table-row>
        <table:table-row table:number-rows-repeated="3" table:style-name="ro4">
          <table:table-cell table:number-columns-repeated="2"/>
          <table:table-cell table:number-columns-repeated="16382" table:style-name="ce1"/>
        </table:table-row>
        <table:table-row table:style-name="ro4">
          <table:table-cell table:number-columns-repeated="2"/>
          <table:table-cell table:style-name="ce56"/>
          <table:table-cell table:number-columns-repeated="16381"/>
        </table:table-row>
        <table:table-row table:number-rows-repeated="12" table:style-name="ro4">
          <table:table-cell table:number-columns-repeated="2"/>
          <table:table-cell table:number-columns-repeated="16382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嘉義市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table:style-name="ce86">
            <text:p>中華民國109年10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8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9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4">
            <text:p>嘉義市</text:p>
          </table:table-cell>
          <table:table-cell office:value-type="float" office:value="101137" table:style-name="ce71">
            <text:p>101,137</text:p>
          </table:table-cell>
          <table:table-cell office:value-type="float" office:value="266251" table:style-name="ce79">
            <text:p>266,251</text:p>
          </table:table-cell>
          <table:table-cell office:value-type="float" office:value="128901" table:style-name="ce79">
            <text:p>128,901</text:p>
          </table:table-cell>
          <table:table-cell office:value-type="float" office:value="137350" table:style-name="ce73">
            <text:p>137,350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東 <text:s text:c="3"/>區</text:p>
          </table:table-cell>
          <table:table-cell office:value-type="float" office:value="45895" table:style-name="ce52">
            <text:p>45,895</text:p>
          </table:table-cell>
          <table:table-cell office:value-type="float" office:value="119792" table:style-name="ce11">
            <text:p>119,792</text:p>
          </table:table-cell>
          <table:table-cell office:value-type="float" office:value="57407" table:style-name="ce11">
            <text:p>57,407</text:p>
          </table:table-cell>
          <table:table-cell office:value-type="float" office:value="62385" table:style-name="ce10">
            <text:p>62,385</text:p>
          </table:table-cell>
          <table:table-cell table:number-columns-repeated="16379"/>
        </table:table-row>
        <table:table-row table:style-name="ro4">
          <table:table-cell office:value-type="string" table:style-name="ce15">
            <text:p>西 <text:s text:c="3"/>區</text:p>
          </table:table-cell>
          <table:table-cell office:value-type="float" office:value="55242" table:style-name="ce53">
            <text:p>55,242</text:p>
          </table:table-cell>
          <table:table-cell office:value-type="float" office:value="146459" table:style-name="ce18">
            <text:p>146,459</text:p>
          </table:table-cell>
          <table:table-cell office:value-type="float" office:value="71494" table:style-name="ce18">
            <text:p>71,494</text:p>
          </table:table-cell>
          <table:table-cell office:value-type="float" office:value="74965" table:style-name="ce17">
            <text:p>74,965</text:p>
          </table:table-cell>
          <table:table-cell table:number-columns-repeated="16379"/>
        </table:table-row>
        <table:table-row table:number-rows-repeated="10" table:style-name="ro4">
          <table:table-cell table:number-columns-repeated="16384" table:style-name="ce1"/>
        </table:table-row>
        <table:table-row table:number-rows-repeated="3" table:style-name="ro4">
          <table:table-cell table:number-columns-repeated="2"/>
          <table:table-cell table:number-columns-repeated="16382" table:style-name="ce1"/>
        </table:table-row>
        <table:table-row table:style-name="ro4">
          <table:table-cell table:number-columns-repeated="2"/>
          <table:table-cell table:style-name="ce56"/>
          <table:table-cell table:number-columns-repeated="16381"/>
        </table:table-row>
        <table:table-row table:number-rows-repeated="12" table:style-name="ro4">
          <table:table-cell table:number-columns-repeated="2"/>
          <table:table-cell table:number-columns-repeated="16382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金門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table:style-name="ce86">
            <text:p>中華民國109年10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8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9">
            <text:p>戶 <text:s text:c="3"/>數</text:p>
          </table:table-cell>
          <table:table-cell office:value-type="string" table:style-name="ce2">
            <text:p>人 <text:s text:c="7"/>口 <text:s text:c="7"/>數</text:p>
          </table:table-cell>
          <table:table-cell table:number-columns-repeated="2" table:style-name="ce3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4">
            <text:p>金門縣</text:p>
          </table:table-cell>
          <table:table-cell office:value-type="float" office:value="41694" table:style-name="ce71">
            <text:p>41,694</text:p>
          </table:table-cell>
          <table:table-cell office:value-type="float" office:value="140420" table:style-name="ce79">
            <text:p>140,420</text:p>
          </table:table-cell>
          <table:table-cell office:value-type="float" office:value="70103" table:style-name="ce79">
            <text:p>70,103</text:p>
          </table:table-cell>
          <table:table-cell office:value-type="float" office:value="70317" table:style-name="ce73">
            <text:p>70,31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金城鎮</text:p>
          </table:table-cell>
          <table:table-cell office:value-type="float" office:value="13167" table:style-name="ce52">
            <text:p>13,167</text:p>
          </table:table-cell>
          <table:table-cell office:value-type="float" office:value="43059" table:style-name="ce11">
            <text:p>43,059</text:p>
          </table:table-cell>
          <table:table-cell office:value-type="float" office:value="21500" table:style-name="ce11">
            <text:p>21,500</text:p>
          </table:table-cell>
          <table:table-cell office:value-type="float" office:value="21559" table:style-name="ce10">
            <text:p>21,55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金湖鎮</text:p>
          </table:table-cell>
          <table:table-cell office:value-type="float" office:value="9373" table:style-name="ce52">
            <text:p>9,373</text:p>
          </table:table-cell>
          <table:table-cell office:value-type="float" office:value="30303" table:style-name="ce11">
            <text:p>30,303</text:p>
          </table:table-cell>
          <table:table-cell office:value-type="float" office:value="15195" table:style-name="ce11">
            <text:p>15,195</text:p>
          </table:table-cell>
          <table:table-cell office:value-type="float" office:value="15108" table:style-name="ce10">
            <text:p>15,10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金沙鎮</text:p>
          </table:table-cell>
          <table:table-cell office:value-type="float" office:value="6459" table:style-name="ce52">
            <text:p>6,459</text:p>
          </table:table-cell>
          <table:table-cell office:value-type="float" office:value="20736" table:style-name="ce11">
            <text:p>20,736</text:p>
          </table:table-cell>
          <table:table-cell office:value-type="float" office:value="10206" table:style-name="ce11">
            <text:p>10,206</text:p>
          </table:table-cell>
          <table:table-cell office:value-type="float" office:value="10530" table:style-name="ce10">
            <text:p>10,53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金寧鄉</text:p>
          </table:table-cell>
          <table:table-cell office:value-type="float" office:value="9334" table:style-name="ce52">
            <text:p>9,334</text:p>
          </table:table-cell>
          <table:table-cell office:value-type="float" office:value="32924" table:style-name="ce11">
            <text:p>32,924</text:p>
          </table:table-cell>
          <table:table-cell office:value-type="float" office:value="16534" table:style-name="ce11">
            <text:p>16,534</text:p>
          </table:table-cell>
          <table:table-cell office:value-type="float" office:value="16390" table:style-name="ce10">
            <text:p>16,39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烈嶼鄉</text:p>
          </table:table-cell>
          <table:table-cell office:value-type="float" office:value="3226" table:style-name="ce52">
            <text:p>3,226</text:p>
          </table:table-cell>
          <table:table-cell office:value-type="float" office:value="12739" table:style-name="ce11">
            <text:p>12,739</text:p>
          </table:table-cell>
          <table:table-cell office:value-type="float" office:value="6330" table:style-name="ce11">
            <text:p>6,330</text:p>
          </table:table-cell>
          <table:table-cell office:value-type="float" office:value="6409" table:style-name="ce10">
            <text:p>6,409</text:p>
          </table:table-cell>
          <table:table-cell table:number-columns-repeated="16379"/>
        </table:table-row>
        <table:table-row table:style-name="ro4">
          <table:table-cell office:value-type="string" table:style-name="ce24">
            <text:p>烏坵鄉</text:p>
          </table:table-cell>
          <table:table-cell office:value-type="float" office:value="135" table:style-name="ce53">
            <text:p>135</text:p>
          </table:table-cell>
          <table:table-cell office:value-type="float" office:value="659" table:style-name="ce18">
            <text:p>659</text:p>
          </table:table-cell>
          <table:table-cell office:value-type="float" office:value="338" table:style-name="ce18">
            <text:p>338</text:p>
          </table:table-cell>
          <table:table-cell office:value-type="float" office:value="321" table:style-name="ce17">
            <text:p>321</text:p>
          </table:table-cell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23"/>
          <table:table-cell table:number-columns-repeated="16380" table:style-name="ce1"/>
        </table:table-row>
        <table:table-row table:number-rows-repeated="5" table:style-name="ro4">
          <table:table-cell table:number-columns-repeated="16384" table:style-name="ce1"/>
        </table:table-row>
        <table:table-row table:number-rows-repeated="3" table:style-name="ro4">
          <table:table-cell table:number-columns-repeated="2"/>
          <table:table-cell table:number-columns-repeated="16382" table:style-name="ce1"/>
        </table:table-row>
        <table:table-row table:style-name="ro4">
          <table:table-cell table:number-columns-repeated="2"/>
          <table:table-cell table:style-name="ce56"/>
          <table:table-cell table:number-columns-repeated="16381"/>
        </table:table-row>
        <table:table-row table:number-rows-repeated="12" table:style-name="ro4">
          <table:table-cell table:number-columns-repeated="2"/>
          <table:table-cell table:number-columns-repeated="16382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連江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table:style-name="ce86">
            <text:p>中華民國109年10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8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9">
            <text:p>戶 <text:s text:c="3"/>數</text:p>
          </table:table-cell>
          <table:table-cell office:value-type="string" table:style-name="ce2">
            <text:p>人 <text:s text:c="7"/>口 <text:s text:c="7"/>數</text:p>
          </table:table-cell>
          <table:table-cell table:number-columns-repeated="2" table:style-name="ce3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4">
            <text:p>連江縣</text:p>
          </table:table-cell>
          <table:table-cell office:value-type="float" office:value="3351" table:style-name="ce71">
            <text:p>3,351</text:p>
          </table:table-cell>
          <table:table-cell office:value-type="float" office:value="13149" table:style-name="ce79">
            <text:p>13,149</text:p>
          </table:table-cell>
          <table:table-cell office:value-type="float" office:value="7568" table:style-name="ce79">
            <text:p>7,568</text:p>
          </table:table-cell>
          <table:table-cell office:value-type="float" office:value="5581" table:style-name="ce73">
            <text:p>5,58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南竿鄉</text:p>
          </table:table-cell>
          <table:table-cell office:value-type="float" office:value="1908" table:style-name="ce52">
            <text:p>1,908</text:p>
          </table:table-cell>
          <table:table-cell office:value-type="float" office:value="7591" table:style-name="ce11">
            <text:p>7,591</text:p>
          </table:table-cell>
          <table:table-cell office:value-type="float" office:value="4277" table:style-name="ce11">
            <text:p>4,277</text:p>
          </table:table-cell>
          <table:table-cell office:value-type="float" office:value="3314" table:style-name="ce10">
            <text:p>3,31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北竿鄉</text:p>
          </table:table-cell>
          <table:table-cell office:value-type="float" office:value="780" table:style-name="ce52">
            <text:p>780</text:p>
          </table:table-cell>
          <table:table-cell office:value-type="float" office:value="2673" table:style-name="ce11">
            <text:p>2,673</text:p>
          </table:table-cell>
          <table:table-cell office:value-type="float" office:value="1530" table:style-name="ce11">
            <text:p>1,530</text:p>
          </table:table-cell>
          <table:table-cell office:value-type="float" office:value="1143" table:style-name="ce10">
            <text:p>1,14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莒光鄉</text:p>
          </table:table-cell>
          <table:table-cell office:value-type="float" office:value="311" table:style-name="ce52">
            <text:p>311</text:p>
          </table:table-cell>
          <table:table-cell office:value-type="float" office:value="1488" table:style-name="ce11">
            <text:p>1,488</text:p>
          </table:table-cell>
          <table:table-cell office:value-type="float" office:value="918" table:style-name="ce11">
            <text:p>918</text:p>
          </table:table-cell>
          <table:table-cell office:value-type="float" office:value="570" table:style-name="ce10">
            <text:p>570</text:p>
          </table:table-cell>
          <table:table-cell table:number-columns-repeated="16379"/>
        </table:table-row>
        <table:table-row table:style-name="ro4">
          <table:table-cell office:value-type="string" table:style-name="ce24">
            <text:p>東引鄉</text:p>
          </table:table-cell>
          <table:table-cell office:value-type="float" office:value="352" table:style-name="ce53">
            <text:p>352</text:p>
          </table:table-cell>
          <table:table-cell office:value-type="float" office:value="1397" table:style-name="ce18">
            <text:p>1,397</text:p>
          </table:table-cell>
          <table:table-cell office:value-type="float" office:value="843" table:style-name="ce18">
            <text:p>843</text:p>
          </table:table-cell>
          <table:table-cell office:value-type="float" office:value="554" table:style-name="ce17">
            <text:p>554</text:p>
          </table:table-cell>
          <table:table-cell table:number-columns-repeated="16379"/>
        </table:table-row>
        <table:table-row table:number-rows-repeated="8" table:style-name="ro4">
          <table:table-cell table:number-columns-repeated="16384" table:style-name="ce1"/>
        </table:table-row>
        <table:table-row table:number-rows-repeated="3" table:style-name="ro4">
          <table:table-cell table:number-columns-repeated="2"/>
          <table:table-cell table:number-columns-repeated="16382" table:style-name="ce1"/>
        </table:table-row>
        <table:table-row table:style-name="ro4">
          <table:table-cell table:number-columns-repeated="2"/>
          <table:table-cell table:style-name="ce56"/>
          <table:table-cell table:number-columns-repeated="16381"/>
        </table:table-row>
        <table:table-row table:number-rows-repeated="12" table:style-name="ro4">
          <table:table-cell table:number-columns-repeated="2"/>
          <table:table-cell table:number-columns-repeated="16382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48P0">
      <number:number number:decimal-places="0" number:min-integer-digits="1" number:grouping="true"/>
    </number:number-style>
    <number:number-style style:name="N48">
      <style:text-properties fo:color="#FF0000"/>
      <number:number number:decimal-places="0" number:min-integer-digits="1" number:grouping="true"/>
      <style:map style:condition="value()&gt;=0" style:apply-style-name="N48P0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511811023622047in" fo:margin-bottom="0.511811023622047in" fo:margin-left="0.748031496062992in" fo:margin-right="0.748031496062992in" style:print-orientation="portrait" style:print-page-order="ttb" style:first-page-number="continue" style:scale-to="100%" style:table-centering="horizontal" style:print="objects charts drawings"/>
      <style:header-style>
        <style:header-footer-properties fo:min-height="0.47244094488189in" fo:margin-left="0in" fo:margin-right="0in" fo:margin-bottom="0in"/>
      </style:header-style>
      <style:footer-style>
        <style:header-footer-properties fo:min-height="0.47244094488189in" fo:margin-left="0in" fo:margin-right="0in" fo:margin-top="0in"/>
      </style:footer-style>
    </style:page-layout>
    <style:style style:name="T1" style:family="text">
      <style:text-properties fo:color="#000000"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</office:automatic-styles>
  <office:master-styles>
    <style:master-page style:name="mp1" style:page-layout-name="pm1">
      <style:header>
        <text:p><text:span text:style-name="T1">各縣市鄉鎮市區戶數及人口數按性別分</text:span></text:p>
        <text:p><text:sheet-name>???</text:sheet-name></text:p>
      </style:header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67</meta:generator>
    <meta:initial-creator>user</meta:initial-creator>
    <dc:creator>盧怡婷</dc:creator>
    <meta:creation-date>1998-03-06T04:37:15Z</meta:creation-date>
    <dc:date>2020-11-05T08:37:00Z</dc:date>
    <meta:print-date>2020-06-02T06:30:47Z</meta:print-date>
  </office:meta>
</office:document-meta>
</file>